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0E1B1AC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automatic" presentation:duration="PT00H01M00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draw:shadow="visible"/>
    </style:style>
    <style:style style:name="gr3" style:family="graphic" style:parent-style-name="standard">
      <style:graphic-properties draw:fill="solid" draw:fill-color="#9966cc" draw:textarea-horizontal-align="center" draw:textarea-vertical-align="middle" draw:shadow="visible" draw:shadow-offset-x="0.305cm" draw:shadow-offset-y="0.305cm" draw:shadow-opacity="50%"/>
    </style:style>
    <style:style style:name="gr4" style:family="graphic" style:parent-style-name="standard">
      <style:graphic-properties draw:fill="solid" draw:fill-color="#ff950e" draw:textarea-horizontal-align="center" draw:textarea-vertical-align="middle" draw:shadow="visible" draw:shadow-offset-x="0.305cm" draw:shadow-offset-y="0.305cm" draw:shadow-opacity="50%"/>
    </style:style>
    <style:style style:name="gr5" style:family="graphic" style:parent-style-name="standard">
      <style:graphic-properties draw:fill="solid" draw:fill-color="#cccc00" draw:textarea-horizontal-align="center" draw:textarea-vertical-align="middle" draw:shadow="visible" draw:shadow-offset-x="0.305cm" draw:shadow-offset-y="0.305cm" draw:shadow-opacity="50%"/>
    </style:style>
    <style:style style:name="gr6" style:family="graphic" style:parent-style-name="standard">
      <style:graphic-properties draw:fill="solid" draw:fill-color="#33cc66" draw:textarea-horizontal-align="center" draw:textarea-vertical-align="middle" draw:shadow="visible" draw:shadow-offset-x="0.305cm" draw:shadow-offset-y="0.305cm" draw:shadow-opacity="50%"/>
    </style:style>
    <style:style style:name="gr7" style:family="graphic" style:parent-style-name="standard">
      <style:graphic-properties draw:fill="solid" draw:fill-color="#23ff23"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textarea-horizontal-align="center" draw:textarea-vertical-align="middle" draw:shadow="visible" draw:shadow-offset-x="0.305cm" draw:shadow-offset-y="0.305cm" draw:shadow-opacity="50%"/>
    </style:style>
    <style:style style:name="gr10" style:family="graphic" style:parent-style-name="standard">
      <style:graphic-properties draw:fill="solid" draw:fill-color="#0099ff" draw:textarea-horizontal-align="center" draw:textarea-vertical-align="middle" draw:shadow="visible" draw:shadow-offset-x="0.305cm" draw:shadow-offset-y="0.305cm" draw:shadow-opacity="50%"/>
    </style:style>
    <style:style style:name="gr11" style:family="graphic" style:parent-style-name="standard">
      <style:graphic-properties draw:fill="solid" draw:fill-color="#9966cc" draw:textarea-horizontal-align="center" draw:textarea-vertical-align="middle" draw:shadow="visible"/>
    </style:style>
    <style:style style:name="gr12" style:family="graphic" style:parent-style-name="standard">
      <style:graphic-properties draw:fill="solid" draw:fill-color="#ff950e" draw:textarea-horizontal-align="center" draw:textarea-vertical-align="middle" draw:shadow="visible"/>
    </style:style>
    <style:style style:name="gr13" style:family="graphic" style:parent-style-name="standard">
      <style:graphic-properties draw:fill="solid" draw:fill-color="#cccc00" draw:textarea-horizontal-align="center" draw:textarea-vertical-align="middle" draw:shadow="visible"/>
    </style:style>
    <style:style style:name="gr14" style:family="graphic" style:parent-style-name="standard">
      <style:graphic-properties draw:fill="solid" draw:fill-color="#33cc66" draw:textarea-horizontal-align="center" draw:textarea-vertical-align="middle" draw:shadow="visible"/>
    </style:style>
    <style:style style:name="gr15" style:family="graphic" style:parent-style-name="standard">
      <style:graphic-properties draw:fill="solid" draw:fill-color="#0099ff" draw:textarea-horizontal-align="center" draw:textarea-vertical-align="middle" draw:shadow="visible"/>
    </style:style>
    <style:style style:name="gr16" style:family="graphic" style:parent-style-name="standard">
      <style:graphic-properties draw:fill="solid" draw:fill-color="#e6e64c" draw:textarea-horizontal-align="center" draw:textarea-vertical-align="middle" draw:shadow="visible" draw:shadow-offset-x="0.305cm" draw:shadow-offset-y="0.305cm" draw:shadow-opacity="50%"/>
    </style:style>
    <style:style style:name="gr17" style:family="graphic" style:parent-style-name="standard">
      <style:graphic-properties svg:stroke-width="0.152cm" draw:marker-start-width="0.533cm" draw:marker-end-width="0.533cm" draw:fill="none" draw:fill-color="#0099ff" draw:textarea-horizontal-align="center" draw:textarea-vertical-align="middle" fo:padding-top="0.201cm" fo:padding-bottom="0.201cm" fo:padding-left="0.326cm" fo:padding-right="0.326cm" draw:shadow="hidden" draw:shadow-offset-x="0.305cm" draw:shadow-offset-y="0.305cm"/>
    </style:style>
    <style:style style:name="gr18" style:family="graphic" style:parent-style-name="standard">
      <style:graphic-properties draw:stroke="none" svg:stroke-color="#000000" draw:fill="none" draw:fill-color="#ffffff" draw:auto-grow-height="true" draw:auto-grow-width="false" fo:max-height="0cm" fo:min-height="2.805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none" svg:stroke-color="#000000" draw:fill="none" draw:fill-color="#ffffff" draw:auto-grow-height="true" draw:auto-grow-width="false" fo:max-height="0cm" fo:min-height="0.971cm"/>
    </style:style>
    <style:style style:name="gr21" style:family="graphic" style:parent-style-name="standard">
      <style:graphic-properties draw:stroke="none" svg:stroke-color="#000000" draw:fill="none" draw:fill-color="#ffffff" draw:auto-grow-height="true" draw:auto-grow-width="false" fo:max-height="0cm" fo:min-height="3.14cm"/>
    </style:style>
    <style:style style:name="gr22" style:family="graphic" style:parent-style-name="standard">
      <style:graphic-properties draw:fill="solid" draw:fill-color="#3deb3d" draw:textarea-horizontal-align="center" draw:textarea-vertical-align="middle"/>
    </style:style>
    <style:style style:name="gr23" style:family="graphic" style:parent-style-name="standard">
      <style:graphic-properties draw:fill="solid" draw:fill-color="#ccccff" draw:textarea-horizontal-align="center" draw:textarea-vertical-align="middle"/>
    </style:style>
    <style:style style:name="gr24" style:family="graphic" style:parent-style-name="standard">
      <style:graphic-properties draw:fill="solid" draw:fill-color="#e6ff00" draw:textarea-horizontal-align="center" draw:textarea-vertical-align="middle"/>
    </style:style>
    <style:style style:name="gr25" style:family="graphic" style:parent-style-name="standard">
      <style:graphic-properties draw:fill="solid" draw:fill-color="#ffff99" draw:textarea-horizontal-align="center" draw:textarea-vertical-align="middle"/>
    </style:style>
    <style:style style:name="gr26" style:family="graphic" style:parent-style-name="standard">
      <style:graphic-properties draw:fill="solid" draw:fill-color="#ff6633" draw:textarea-horizontal-align="center" draw:textarea-vertical-align="middle"/>
    </style:style>
    <style:style style:name="gr27" style:family="graphic" style:parent-style-name="standard">
      <style:graphic-properties svg:stroke-width="0.203cm" svg:stroke-color="#008080" draw:marker-start-width="0.503cm" draw:marker-end="Arrow" draw:marker-end-width="0.603cm" draw:fill="solid" draw:fill-color="#ffff99" draw:textarea-horizontal-align="center" draw:textarea-vertical-align="middle" fo:padding-top="0.225cm" fo:padding-bottom="0.225cm" fo:padding-left="0.35cm" fo:padding-right="0.35cm"/>
    </style:style>
    <style:style style:name="gr28" style:family="graphic" style:parent-style-name="standard">
      <style:graphic-properties draw:fill="solid" draw:fill-color="#99ccff" draw:textarea-horizontal-align="center" draw:textarea-vertical-align="middle"/>
    </style:style>
    <style:style style:name="gr29" style:family="graphic" style:parent-style-name="standard">
      <style:graphic-properties draw:fill="solid" draw:fill-color="#33cc66" draw:textarea-horizontal-align="center" draw:textarea-vertical-align="middle"/>
    </style:style>
    <style:style style:name="gr30" style:family="graphic" style:parent-style-name="standard">
      <style:graphic-properties svg:stroke-width="0.254cm" svg:stroke-color="#ff3333" draw:marker-start-width="0.579cm" draw:marker-end-width="0.579cm" draw:fill-color="#ffffff" draw:textarea-horizontal-align="justify" draw:textarea-vertical-align="middle" draw:auto-grow-height="false" fo:padding-top="0.25cm" fo:padding-bottom="0.762cm" fo:padding-left="0.375cm" fo:padding-right="0.375cm"/>
    </style:style>
    <style:style style:name="gr31" style:family="graphic" style:parent-style-name="standard">
      <style:graphic-properties draw:fill="solid" draw:fill-color="#e6ff00" draw:textarea-horizontal-align="center" draw:textarea-vertical-align="top"/>
    </style:style>
    <style:style style:name="gr32" style:family="graphic" style:parent-style-name="standard">
      <style:graphic-properties draw:fill-color="#33cc66" draw:textarea-horizontal-align="justify" draw:textarea-vertical-align="middle" draw:auto-grow-height="false"/>
    </style:style>
    <style:style style:name="gr33" style:family="graphic" style:parent-style-name="standard">
      <style:graphic-properties draw:fill-color="#ff3333" draw:textarea-horizontal-align="justify" draw:textarea-vertical-align="middle" draw:auto-grow-height="false"/>
    </style:style>
    <style:style style:name="gr34" style:family="graphic" style:parent-style-name="standard">
      <style:graphic-properties draw:fill-color="#ff3333" draw:textarea-horizontal-align="center" draw:textarea-vertical-align="middle"/>
    </style:style>
    <style:style style:name="gr35" style:family="graphic" style:parent-style-name="standard">
      <style:graphic-properties draw:fill-color="#00ff00" draw:textarea-horizontal-align="justify" draw:textarea-vertical-align="middle" draw:auto-grow-height="false"/>
    </style:style>
    <style:style style:name="gr36" style:family="graphic" style:parent-style-name="standard">
      <style:graphic-properties draw:fill-color="#00ff00" draw:textarea-horizontal-align="center" draw:textarea-vertical-align="middle"/>
    </style:style>
    <style:style style:name="gr37" style:family="graphic" style:parent-style-name="standard">
      <style:graphic-properties svg:stroke-width="0.076cm" svg:stroke-color="#ff3333" draw:marker-start-width="0.305cm" draw:marker-end-width="0.305cm" draw:fill-color="#ffffff" draw:textarea-horizontal-align="justify" draw:textarea-vertical-align="middle" draw:auto-grow-height="false" fo:padding-top="0.161cm" fo:padding-bottom="0.33cm" fo:padding-left="0.33cm" fo:padding-right="0.286cm"/>
    </style:style>
    <style:style style:name="gr38" style:family="graphic" style:parent-style-name="standard">
      <style:graphic-properties draw:textarea-horizontal-align="center" draw:textarea-vertical-align="middle"/>
    </style:style>
    <style:style style:name="gr39" style:family="graphic" style:parent-style-name="standard">
      <style:graphic-properties svg:stroke-width="0.152cm" svg:stroke-color="#ff3366" draw:marker-start-width="0.533cm" draw:marker-end-width="0.533cm" draw:fill="none" draw:textarea-horizontal-align="center" draw:textarea-vertical-align="middle" fo:padding-top="0.201cm" fo:padding-bottom="0.201cm" fo:padding-left="0.326cm" fo:padding-right="0.326cm" draw:shadow-offset-x="0.305cm" draw:shadow-offset-y="0.305cm"/>
    </style:style>
    <style:style style:name="gr40" style:family="graphic" style:parent-style-name="standard">
      <style:graphic-properties draw:stroke="none" svg:stroke-color="#000000" draw:fill="none" draw:fill-color="#ffffff" draw:auto-grow-height="true" draw:auto-grow-width="false" fo:max-height="0cm" fo:min-height="4.219cm"/>
    </style:style>
    <style:style style:name="gr41" style:family="graphic" style:parent-style-name="standard">
      <style:graphic-properties draw:fill="solid" draw:fill-color="#ffff99" draw:textarea-horizontal-align="center" draw:textarea-vertical-align="middle" draw:shadow="visible" draw:shadow-offset-x="0.305cm" draw:shadow-offset-y="0.305cm" draw:shadow-opacity="50%"/>
    </style:style>
    <style:style style:name="gr42" style:family="graphic" style:parent-style-name="standard">
      <style:graphic-properties draw:fill="solid" draw:fill-color="#23ff23" draw:textarea-horizontal-align="center" draw:textarea-vertical-align="middle" draw:shadow="visible" draw:shadow-offset-x="0.305cm" draw:shadow-offset-y="0.305cm" draw:shadow-opacity="50%"/>
    </style:style>
    <style:style style:name="gr43" style:family="graphic" style:parent-style-name="standard">
      <style:graphic-properties draw:fill="solid" draw:fill-color="#0099ff" draw:textarea-horizontal-align="center" draw:textarea-vertical-align="middle"/>
    </style:style>
    <style:style style:name="gr44" style:family="graphic" style:parent-style-name="standard">
      <style:graphic-properties draw:fill="solid" draw:fill-color="#ff8080" draw:textarea-horizontal-align="center" draw:textarea-vertical-align="middle"/>
    </style:style>
    <style:style style:name="gr45" style:family="graphic" style:parent-style-name="standard">
      <style:graphic-properties draw:textarea-horizontal-align="center" draw:textarea-vertical-align="middle"/>
    </style:style>
    <style:style style:name="gr46" style:family="graphic" style:parent-style-name="standard">
      <style:graphic-properties draw:marker-end="Arrow" draw:marker-end-width="0.3cm" draw:textarea-horizontal-align="center" draw:textarea-vertical-align="middle"/>
    </style:style>
    <style:style style:name="gr47" style:family="graphic" style:parent-style-name="standard">
      <style:graphic-properties draw:fill="solid" draw:fill-color="#23b8dc" draw:textarea-horizontal-align="center" draw:textarea-vertical-align="middle"/>
    </style:style>
    <style:style style:name="gr48" style:family="graphic" style:parent-style-name="standard">
      <style:graphic-properties svg:stroke-width="0.152cm" svg:stroke-color="#ff0000" draw:marker-start-width="0.428cm" draw:marker-end-width="0.428cm" draw:textarea-horizontal-align="center" draw:textarea-vertical-align="middle" fo:padding-top="0.201cm" fo:padding-bottom="0.201cm" fo:padding-left="0.326cm" fo:padding-right="0.326cm"/>
    </style:style>
    <style:style style:name="gr49" style:family="graphic" style:parent-style-name="standard">
      <style:graphic-properties draw:stroke="none" svg:stroke-color="#000000" draw:fill="none" draw:fill-color="#ffffff" draw:textarea-horizontal-align="left" draw:auto-grow-height="true" draw:auto-grow-width="false" fo:min-height="1.289cm" fo:min-width="4.208cm"/>
    </style:style>
    <style:style style:name="gr50" style:family="graphic" style:parent-style-name="standard">
      <style:graphic-properties draw:fill="solid" draw:fill-color="#94bd5e" draw:textarea-horizontal-align="center" draw:textarea-vertical-align="middle" draw:shadow="visible" draw:shadow-offset-x="0.305cm" draw:shadow-offset-y="0.305cm" draw:shadow-opacity="50%"/>
    </style:style>
    <style:style style:name="gr51" style:family="graphic" style:parent-style-name="standard">
      <style:graphic-properties draw:stroke="none" svg:stroke-color="#000000" draw:fill="none" draw:fill-color="#ffffff" draw:textarea-horizontal-align="left" draw:auto-grow-height="true" draw:auto-grow-width="false" fo:min-height="1.05cm" fo:min-width="0.214cm"/>
    </style:style>
    <style:style style:name="gr52" style:family="graphic" style:parent-style-name="standard">
      <style:graphic-properties draw:fill="solid" draw:fill-color="#ff3366" draw:textarea-horizontal-align="justify" draw:textarea-vertical-align="middle" draw:auto-grow-height="false"/>
    </style:style>
    <style:style style:name="gr53" style:family="graphic" style:parent-style-name="standard">
      <style:graphic-properties draw:fill-color="#ff3366" draw:textarea-horizontal-align="justify" draw:textarea-vertical-align="middle" draw:auto-grow-height="false"/>
    </style:style>
    <style:style style:name="gr54" style:family="graphic" style:parent-style-name="standard">
      <style:graphic-properties draw:fill-color="#000000" draw:textarea-horizontal-align="center" draw:textarea-vertical-align="middle"/>
    </style:style>
    <style:style style:name="gr55" style:family="graphic" style:parent-style-name="standard">
      <style:graphic-properties svg:stroke-width="0.152cm" draw:marker-start-width="0.533cm" draw:marker-end-width="0.533cm" draw:textarea-horizontal-align="center" draw:textarea-vertical-align="middle" fo:padding-top="0.201cm" fo:padding-bottom="0.201cm" fo:padding-left="0.326cm" fo:padding-right="0.326cm"/>
    </style:style>
    <style:style style:name="gr56" style:family="graphic" style:parent-style-name="standard">
      <style:graphic-properties draw:fill="solid" draw:fill-color="#ffffff" draw:textarea-horizontal-align="center" draw:textarea-vertical-align="middle"/>
    </style:style>
    <style:style style:name="gr57" style:family="graphic" style:parent-style-name="standard">
      <style:graphic-properties draw:fill="solid" draw:fill-color="#ff8080" draw:textarea-horizontal-align="center" draw:textarea-vertical-align="middle"/>
    </style:style>
    <style:style style:name="gr58" style:family="graphic" style:parent-style-name="standard">
      <style:graphic-properties draw:textarea-horizontal-align="justify" draw:textarea-vertical-align="middle" draw:auto-grow-height="false" draw:shadow-offset-x="0.305cm" draw:shadow-offset-y="0.305cm" draw:shadow-opacity="50%"/>
    </style:style>
    <style:style style:name="gr59" style:family="graphic" style:parent-style-name="standard">
      <style:graphic-properties draw:fill="solid" draw:fill-color="#0099ff" draw:textarea-horizontal-align="center" draw:textarea-vertical-align="middle" draw:shadow-offset-x="0.305cm" draw:shadow-offset-y="0.305cm" draw:shadow-opacity="50%"/>
    </style:style>
    <style:style style:name="gr60" style:family="graphic" style:parent-style-name="standard">
      <style:graphic-properties draw:fill="solid" draw:fill-color="#579d1c" draw:textarea-horizontal-align="center" draw:textarea-vertical-align="middle"/>
    </style:style>
    <style:style style:name="gr61" style:family="graphic" style:parent-style-name="standard">
      <style:graphic-properties draw:fill="solid" draw:fill-color="#23ff23" draw:textarea-horizontal-align="center" draw:textarea-vertical-align="middle"/>
    </style:style>
    <style:style style:name="gr62" style:family="graphic" style:parent-style-name="standard">
      <style:graphic-properties draw:fill="solid" draw:fill-color="#ffff99" draw:textarea-horizontal-align="center" draw:textarea-vertical-align="middle"/>
    </style:style>
    <style:style style:name="gr63" style:family="graphic" style:parent-style-name="standard">
      <style:graphic-properties draw:fill="solid" draw:fill-color="#b3b3b3" draw:textarea-horizontal-align="center" draw:textarea-vertical-align="middle"/>
    </style:style>
    <style:style style:name="gr64" style:family="graphic" style:parent-style-name="standard">
      <style:graphic-properties draw:fill="solid" draw:fill-color="#ffff99" draw:textarea-horizontal-align="justify" draw:textarea-vertical-align="middle" draw:auto-grow-height="false"/>
    </style:style>
    <style:style style:name="gr65" style:family="graphic" style:parent-style-name="standard">
      <style:graphic-properties svg:stroke-width="0.203cm" svg:stroke-color="#800080" draw:marker-start-width="0.503cm" draw:marker-end="Arrow" draw:marker-end-width="0.603cm" draw:textarea-horizontal-align="center" draw:textarea-vertical-align="middle" fo:padding-top="0.225cm" fo:padding-bottom="0.225cm" fo:padding-left="0.35cm" fo:padding-right="0.35cm"/>
    </style:style>
    <style:style style:name="pr1" style:family="presentation" style:parent-style-name="lyt-tunnel-title">
      <style:graphic-properties draw:fill-color="#ffffff" draw:auto-grow-height="true" fo:min-height="2.844cm"/>
    </style:style>
    <style:style style:name="pr2" style:family="presentation" style:parent-style-name="lyt-tunnel-outline1">
      <style:graphic-properties draw:fill-color="#ffffff" fo:min-height="10.25cm"/>
    </style:style>
    <style:style style:name="pr3" style:family="presentation" style:parent-style-name="lyt-tunnel-notes">
      <style:graphic-properties draw:fill-color="#ffffff" draw:auto-grow-height="true" fo:min-height="13.365cm"/>
    </style:style>
    <style:style style:name="pr4" style:family="presentation" style:parent-style-name="lyt-tunnel-title">
      <style:graphic-properties draw:auto-grow-height="true" fo:min-height="2.844cm"/>
    </style:style>
    <style:style style:name="pr5" style:family="presentation" style:parent-style-name="lyt-tunnel-notes">
      <style:graphic-properties draw:fill-color="#ffffff" fo:min-height="13.114cm"/>
    </style:style>
    <style:style style:name="pr6" style:family="presentation" style:parent-style-name="lyt-tunnel-title">
      <style:graphic-properties fo:min-height="2.593cm"/>
    </style:style>
    <style:style style:name="pr7" style:family="presentation" style:parent-style-name="lyt-tunnel-title">
      <style:graphic-properties fo:min-height="2.843cm"/>
    </style:style>
    <style:style style:name="pr8" style:family="presentation" style:parent-style-name="lyt-tunnel-notes">
      <style:graphic-properties draw:fill-color="#ffffff" fo:min-height="13.364cm"/>
    </style:style>
    <style:style style:name="pr9" style:family="presentation" style:parent-style-name="lyt-tunnel-title">
      <style:graphic-properties draw:auto-grow-height="true" fo:min-height="2.129cm"/>
    </style:style>
    <style:style style:name="pr10" style:family="presentation" style:parent-style-name="lyt-tunnel-title">
      <style:graphic-properties fo:min-height="3.984cm"/>
    </style:style>
    <style:style style:name="pr11" style:family="presentation" style:parent-style-name="lyt-tunnel-outline1">
      <style:graphic-properties fo:min-height="10.25cm"/>
    </style:style>
    <style:style style:name="P1" style:family="paragraph">
      <style:paragraph-properties fo:margin-left="0cm" fo:margin-right="0cm" fo:text-indent="0cm"/>
      <style:text-properties fo:text-shadow="1pt 1pt" fo:font-weight="bold" style:font-weight-asian="bold" style:font-weight-complex="bold"/>
    </style:style>
    <style:style style:name="P2" style:family="paragraph">
      <style:paragraph-properties fo:text-align="start"/>
    </style:style>
    <style:style style:name="P3" style:family="paragraph">
      <style:paragraph-properties fo:margin-left="1.2cm" fo:margin-right="0cm" fo:text-indent="-0.9cm"/>
    </style:style>
    <style:style style:name="P4" style:family="paragraph">
      <style:paragraph-properties fo:margin-left="0.6cm" fo:margin-right="0cm" fo:text-indent="-0.6cm"/>
    </style:style>
    <style:style style:name="P5" style:family="paragraph">
      <style:text-properties fo:font-size="60pt" fo:text-shadow="1pt 1pt" fo:font-weight="bold" style:font-size-asian="60pt" style:font-weight-asian="bold" style:font-size-complex="60pt" style:font-weight-complex="bold"/>
    </style:style>
    <style:style style:name="P6" style:family="paragraph">
      <style:paragraph-properties fo:text-align="center"/>
    </style:style>
    <style:style style:name="P7" style:family="paragraph">
      <style:paragraph-properties fo:text-align="center"/>
      <style:text-properties fo:font-size="48pt" fo:text-shadow="none" fo:font-weight="bold" style:font-size-asian="48pt" style:font-weight-asian="bold" style:font-size-complex="48pt" style:font-weight-complex="bold"/>
    </style:style>
    <style:style style:name="P8" style:family="paragraph">
      <style:paragraph-properties fo:text-align="center"/>
      <style:text-properties fo:font-size="48pt" fo:font-weight="bold" style:font-size-asian="48pt" style:font-weight-asian="bold" style:font-size-complex="48pt" style:font-weight-complex="bold"/>
    </style:style>
    <style:style style:name="P9" style:family="paragraph">
      <style:text-properties fo:font-size="20pt"/>
    </style:style>
    <style:style style:name="P10" style:family="paragraph">
      <style:text-properties fo:font-size="35pt" fo:font-weight="bold" style:font-size-asian="35pt" style:font-weight-asian="bold" style:font-size-complex="35pt" style:font-weight-complex="bold"/>
    </style:style>
    <style:style style:name="P11" style:family="paragraph">
      <style:text-properties fo:font-family="'Liberation Mono'" style:font-family-generic="modern" style:font-pitch="fixed" fo:font-size="35pt" fo:font-weight="bold" style:font-size-asian="35pt" style:font-weight-asian="bold" style:font-size-complex="35pt" style:font-weight-complex="bold"/>
    </style:style>
    <style:style style:name="P12" style:family="paragraph">
      <style:paragraph-properties fo:text-align="center"/>
      <style:text-properties fo:font-size="28pt" fo:font-weight="bold" style:font-size-asian="28pt" style:font-weight-asian="bold" style:font-size-complex="28pt" style:font-weight-complex="bold"/>
    </style:style>
    <style:style style:name="P13" style:family="paragraph">
      <style:paragraph-properties fo:text-align="center"/>
      <style:text-properties fo:font-family="'Liberation Sans'" style:font-family-generic="swiss" style:font-pitch="variable" fo:font-size="40pt" style:font-size-asian="40pt" style:font-size-complex="40pt"/>
    </style:style>
    <style:style style:name="P14" style:family="paragraph">
      <style:text-properties fo:font-weight="bold" style:font-weight-asian="bold" style:font-weight-complex="bold"/>
    </style:style>
    <style:style style:name="P15" style:family="paragraph">
      <style:paragraph-properties fo:text-align="center"/>
      <style:text-properties fo:font-family="'Liberation Sans'" style:font-family-generic="swiss" style:font-pitch="variable" fo:font-size="10pt" fo:font-weight="bold" style:font-size-asian="10pt" style:font-weight-asian="bold" style:font-size-complex="10pt" style:font-weight-complex="bold"/>
    </style:style>
    <style:style style:name="P16" style:family="paragraph">
      <style:text-properties fo:font-size="60pt" fo:font-weight="bold" style:font-size-asian="60pt" style:font-weight-asian="bold" style:font-size-complex="60pt" style:font-weight-complex="bold"/>
    </style:style>
    <style:style style:name="P17" style:family="paragraph">
      <style:paragraph-properties fo:text-align="center"/>
      <style:text-properties fo:font-size="32pt" style:font-size-asian="32pt" style:font-size-complex="32pt"/>
    </style:style>
    <style:style style:name="P18" style:family="paragraph">
      <style:text-properties fo:font-size="32pt" style:font-size-asian="32pt" style:font-size-complex="32pt"/>
    </style:style>
    <style:style style:name="P19" style:family="paragraph">
      <style:paragraph-properties fo:text-align="center"/>
      <style:text-properties fo:font-size="28pt" style:font-size-asian="28pt" style:font-size-complex="28pt"/>
    </style:style>
    <style:style style:name="P20" style:family="paragraph">
      <style:text-properties fo:color="#ff0000" fo:font-size="32pt" fo:font-weight="bold" style:font-size-asian="32pt" style:font-weight-asian="bold" style:font-size-complex="32pt" style:font-weight-complex="bold"/>
    </style:style>
    <style:style style:name="P21" style:family="paragraph">
      <style:paragraph-properties fo:text-align="center"/>
      <style:text-properties fo:font-size="26pt" fo:font-weight="bold" style:font-size-asian="26pt" style:font-weight-asian="bold" style:font-size-complex="26pt" style:font-weight-complex="bold"/>
    </style:style>
    <style:style style:name="P22" style:family="paragraph">
      <style:paragraph-properties fo:text-align="center"/>
      <style:text-properties fo:font-size="32pt" fo:font-weight="bold" style:font-size-asian="32pt" style:font-weight-asian="bold" style:font-size-complex="32pt" style:font-weight-complex="bold"/>
    </style:style>
    <style:style style:name="P23" style:family="paragraph">
      <style:text-properties fo:font-size="40pt" fo:font-weight="bold" style:font-size-asian="40pt" style:font-weight-asian="bold" style:font-size-complex="40pt" style:font-weight-complex="bold"/>
    </style:style>
    <style:style style:name="P24" style:family="paragraph">
      <style:paragraph-properties fo:text-align="center"/>
      <style:text-properties fo:font-size="24pt" style:font-size-asian="24pt" style:font-size-complex="24pt"/>
    </style:style>
    <style:style style:name="P25" style:family="paragraph">
      <style:text-properties fo:font-size="28pt" fo:font-weight="bold" style:font-size-asian="28pt" style:font-weight-asian="bold" style:font-size-complex="28pt" style:font-weight-complex="bold"/>
    </style:style>
    <style:style style:name="P26" style:family="paragraph">
      <style:paragraph-properties fo:text-align="center"/>
      <style:text-properties fo:font-size="24pt" fo:font-weight="bold" style:font-size-asian="24pt" style:font-weight-asian="bold" style:font-size-complex="24pt" style:font-weight-complex="bold"/>
    </style:style>
    <style:style style:name="T1" style:family="text">
      <style:text-properties fo:text-shadow="1pt 1pt" fo:font-weight="bold" style:font-weight-asian="bold" style:font-weight-complex="bold"/>
    </style:style>
    <style:style style:name="T2" style:family="text">
      <style:text-properties fo:font-size="60pt" fo:text-shadow="1pt 1pt" fo:font-weight="bold" style:font-size-asian="60pt" style:font-weight-asian="bold" style:font-size-complex="60pt" style:font-weight-complex="bold"/>
    </style:style>
    <style:style style:name="T3" style:family="text">
      <style:text-properties fo:font-size="48pt" fo:text-shadow="none" fo:font-weight="bold" style:font-size-asian="48pt" style:font-weight-asian="bold" style:font-size-complex="48pt" style:font-weight-complex="bold"/>
    </style:style>
    <style:style style:name="T4" style:family="text">
      <style:text-properties fo:font-size="48pt" fo:font-weight="bold" style:font-size-asian="48pt" style:font-weight-asian="bold" style:font-size-complex="48pt" style:font-weight-complex="bold"/>
    </style:style>
    <style:style style:name="T5" style:family="text">
      <style:text-properties fo:font-size="35pt" fo:font-weight="bold" style:font-size-asian="35pt" style:font-weight-asian="bold" style:font-size-complex="35pt" style:font-weight-complex="bold"/>
    </style:style>
    <style:style style:name="T6" style:family="text">
      <style:text-properties fo:font-family="'Liberation Mono'" style:font-family-generic="modern" style:font-pitch="fixed" fo:font-size="35pt" fo:font-weight="bold" style:font-size-asian="35pt" style:font-weight-asian="bold" style:font-size-complex="35pt"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family="'Liberation Sans'" style:font-family-generic="swiss" style:font-pitch="variable" fo:font-size="40pt" style:font-size-asian="40pt" style:font-size-complex="40pt"/>
    </style:style>
    <style:style style:name="T9" style:family="text">
      <style:text-properties fo:font-weight="bold" style:font-weight-asian="bold" style:font-weight-complex="bold"/>
    </style:style>
    <style:style style:name="T10" style:family="text">
      <style:text-properties fo:font-family="'Liberation Sans'" style:font-family-generic="swiss" style:font-pitch="variable" fo:font-size="10pt" fo:font-weight="bold" style:font-size-asian="10pt" style:font-weight-asian="bold" style:font-size-complex="10pt" style:font-weight-complex="bold"/>
    </style:style>
    <style:style style:name="T11" style:family="text">
      <style:text-properties fo:font-size="32pt" style:font-size-asian="32pt" style:font-size-complex="32pt"/>
    </style:style>
    <style:style style:name="T12" style:family="text">
      <style:text-properties fo:font-size="28pt" style:font-size-asian="28pt" style:font-size-complex="28pt"/>
    </style:style>
    <style:style style:name="T13" style:family="text">
      <style:text-properties fo:color="#ff0000" fo:font-size="32pt" fo:font-weight="bold" style:font-size-asian="32pt" style:font-weight-asian="bold" style:font-size-complex="32pt" style:font-weight-complex="bold"/>
    </style:style>
    <style:style style:name="T14" style:family="text">
      <style:text-properties fo:font-size="26pt" fo:font-weight="bold" style:font-size-asian="26pt" style:font-weight-asian="bold" style:font-size-complex="26pt" style:font-weight-complex="bold"/>
    </style:style>
    <style:style style:name="T15" style:family="text">
      <style:text-properties fo:font-size="32pt" fo:font-weight="bold" style:font-size-asian="32pt" style:font-weight-asian="bold" style:font-size-complex="32pt" style:font-weight-complex="bold"/>
    </style:style>
    <style:style style:name="T16" style:family="text">
      <style:text-properties fo:font-size="40pt" fo:font-weight="bold" style:font-size-asian="40pt" style:font-weight-asian="bold" style:font-size-complex="40pt" style:font-weight-complex="bold"/>
    </style:style>
    <style:style style:name="T17" style:family="text">
      <style:text-properties fo:font-size="24pt" style:font-size-asian="24pt" style:font-size-complex="24pt"/>
    </style:style>
    <style:style style:name="T18"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tunnel" presentation:presentation-page-layout-name="AL1T1">
        <office:forms form:automatic-focus="false" form:apply-design-mode="false"/>
        <draw:frame presentation:style-name="pr1" draw:text-style-name="P1" draw:layer="layout" svg:width="24cm" svg:height="2.844cm" svg:x="2cm" svg:y="1.5cm" presentation:class="title" presentation:user-transformed="true">
          <draw:text-box>
            <text:p><text:span text:style-name="T1">Virtio ring and virtio-net</text:span></text:p>
          </draw:text-box>
        </draw:frame>
        <draw:frame presentation:style-name="pr2" draw:text-style-name="P3" draw:layer="layout" svg:width="23.5cm" svg:height="11.599cm" svg:x="2cm" svg:y="5.5cm" presentation:class="outline" presentation:user-transformed="true">
          <draw:text-box>
            <text:list text:style-name="L2">
              <text:list-item>
                <text:list>
                  <text:list-header>
                    <text:p>Michael S Tsirkin <text:s text:c="6"/>Red Hat</text:p>
                    <text:p/>
                  </text:list-header>
                </text:list>
                <text:p text:style-name="P2"><text:s text:c="25"/>news <text:s text:c="20"/></text:p>
                <text:p text:style-name="P2"><text:line-break/> <text:s text:c="20"/>case study<text:line-break/> <text:s text:c="16"/><text:line-break/> <text:s text:c="20"/>challenges</text:p>
              </text:list-item>
            </text:list>
            <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lyt-tunnel" presentation:presentation-page-layout-name="AL2T19">
        <office:forms form:automatic-focus="false" form:apply-design-mode="false"/>
        <draw:frame presentation:style-name="pr4" draw:text-style-name="P5" draw:layer="layout" svg:width="24cm" svg:height="2.844cm" svg:x="2cm" svg:y="1.5cm" presentation:class="title" presentation:user-transformed="true">
          <draw:text-box>
            <text:p><text:span text:style-name="T2">Virtio with kvm</text:span></text:p>
          </draw:text-box>
        </draw:frame>
        <draw:rect draw:style-name="gr2" draw:text-style-name="P7" draw:layer="layout" svg:width="16.51cm" svg:height="2.54cm" svg:x="5.715cm" svg:y="5.08cm">
          <text:p text:style-name="P6"><text:span text:style-name="T3">Guest</text:span></text:p>
        </draw:rect>
        <draw:rect draw:style-name="gr3" draw:text-style-name="P8" draw:layer="layout" svg:width="16.51cm" svg:height="2.54cm" svg:x="5.715cm" svg:y="14.605cm">
          <text:p text:style-name="P6"><text:span text:style-name="T4">qemu</text:span></text:p>
        </draw:rect>
        <draw:rect draw:style-name="gr4" draw:text-style-name="P8" draw:layer="layout" svg:width="6.77cm" svg:height="2.478cm" svg:x="8.429cm" svg:y="10.136cm">
          <text:p text:style-name="P6"><text:span text:style-name="T4">eventfd</text:span></text:p>
        </draw:rect>
        <draw:rect draw:style-name="gr5" draw:text-style-name="P8" draw:layer="layout" svg:width="5.08cm" svg:height="2.395cm" svg:x="2.063cm" svg:y="10.219cm">
          <text:p text:style-name="P6"><text:span text:style-name="T4">KVM</text:span></text:p>
        </draw:rect>
        <draw:rect draw:style-name="gr6" draw:text-style-name="P8" draw:layer="layout" svg:width="9.072cm" svg:height="2.473cm" svg:x="16.528cm" svg:y="10.202cm">
          <text:p text:style-name="P6"><text:span text:style-name="T4">Vhost</text:span></text:p>
        </draw:rect>
        <draw:custom-shape draw:style-name="gr7" draw:text-style-name="P6" xml:id="id3" draw:id="id3" draw:layer="layout" svg:width="0.799cm" svg:height="1.908cm" svg:x="11.568cm" svg:y="12.6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xml:id="id2" draw:id="id2" draw:layer="layout" svg:width="0.799cm" svg:height="1.908cm" svg:x="18.338cm" svg:y="12.6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xml:id="id1" draw:id="id1" draw:layer="layout" svg:width="0.799cm" svg:height="1.908cm" svg:x="6.155cm" svg:y="12.6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9" draw:text-style-name="P7" draw:layer="layout" svg:width="16.51cm" svg:height="3.324cm" svg:x="5.715cm" svg:y="4.296cm">
          <text:p text:style-name="P6"><text:span text:style-name="T3">Guest</text:span></text:p>
        </draw:rect>
        <draw:rect draw:style-name="gr10" draw:text-style-name="P8" draw:layer="layout" svg:width="4.98cm" svg:height="2.473cm" svg:x="5.853cm" svg:y="4.618cm">
          <text:p text:style-name="P6"><text:span text:style-name="T4">virtio</text:span></text:p>
        </draw:rect>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2s" smil:fill="hold" smil:targetElement="id1" smil:attributeName="visibility" smil:to="visible"/>
                  <anim:transitionFilter smil:dur="1s" smil:targetElement="id1"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2" smil:attributeName="visibility" smil:to="visible"/>
                  <anim:transitionFilter smil:dur="1s" smil:targetElement="id2" smil:type="irisWipe" smil:subtype="rectangle" smil:direction="reverse"/>
                </anim:par>
              </anim:par>
              <anim:par smil:begin="1s">
                <anim:par smil:begin="5s" smil:fill="hold" presentation:node-type="after-previous" presentation:preset-class="entrance" presentation:preset-id="ooo-entrance-box" presentation:preset-sub-type="in">
                  <anim:set smil:begin="0s" smil:dur="0.004s" smil:fill="hold" smil:targetElement="id3" smil:attributeName="visibility" smil:to="visible"/>
                  <anim:transitionFilter smil:dur="2s" smil:targetElement="id3" smil:type="irisWipe" smil:subtype="rectangle" smil:direction="reverse"/>
                </anim:par>
              </anim:par>
            </anim:par>
          </anim:seq>
        </anim:par>
        <presentation:notes draw:style-name="dp2">
          <draw:page-thumbnail draw:style-name="gr1" draw:layer="layout" svg:width="14.848cm" svg:height="11.136cm" svg:x="3.075cm" svg:y="2.257cm" draw:page-number="2" presentation:class="page"/>
          <draw:frame presentation:style-name="pr5" draw:text-style-name="P9" draw:layer="layout" svg:width="16.799cm" svg:height="13.114cm" svg:x="2.1cm" svg:y="14.107cm" presentation:class="notes" presentation:placeholder="true">
            <draw:text-box/>
          </draw:frame>
        </presentation:notes>
      </draw:page>
      <draw:page draw:name="page3" draw:style-name="dp1" draw:master-page-name="lyt-tunnel" presentation:presentation-page-layout-name="AL2T19">
        <office:forms form:automatic-focus="false" form:apply-design-mode="false"/>
        <draw:frame presentation:style-name="pr4" draw:text-style-name="P5" draw:layer="layout" svg:width="24cm" svg:height="2.844cm" svg:x="2cm" svg:y="1.5cm" presentation:class="title" presentation:user-transformed="true">
          <draw:text-box>
            <text:p><text:span text:style-name="T2">io</text:span></text:p>
          </draw:text-box>
        </draw:frame>
        <draw:rect draw:style-name="gr2" draw:text-style-name="P7" draw:layer="layout" svg:width="16.51cm" svg:height="2.54cm" svg:x="5.715cm" svg:y="5.08cm">
          <text:p text:style-name="P6"><text:span text:style-name="T3">Guest</text:span></text:p>
        </draw:rect>
        <draw:rect draw:style-name="gr11" draw:text-style-name="P8" draw:layer="layout" svg:width="16.51cm" svg:height="2.54cm" svg:x="5.715cm" svg:y="14.605cm">
          <text:p text:style-name="P6"><text:span text:style-name="T4">qemu</text:span></text:p>
        </draw:rect>
        <draw:rect draw:style-name="gr4" draw:text-style-name="P8" draw:layer="layout" svg:width="6.77cm" svg:height="2.478cm" svg:x="8.429cm" svg:y="10.136cm">
          <text:p text:style-name="P6"><text:span text:style-name="T4">eventfd</text:span></text:p>
        </draw:rect>
        <draw:rect draw:style-name="gr5" draw:text-style-name="P8" draw:layer="layout" svg:width="5.136cm" svg:height="2.272cm" svg:x="2.063cm" svg:y="10.219cm">
          <text:p text:style-name="P6"><text:span text:style-name="T4">KVM</text:span></text:p>
        </draw:rect>
        <draw:rect draw:style-name="gr6" draw:text-style-name="P8" draw:layer="layout" svg:width="9.072cm" svg:height="2.473cm" svg:x="16.528cm" svg:y="10.202cm">
          <text:p text:style-name="P6"><text:span text:style-name="T4">Vhost</text:span></text:p>
        </draw:rect>
        <draw:custom-shape draw:style-name="gr7" draw:text-style-name="P6" xml:id="id4" draw:id="id4" draw:layer="layout" svg:width="0.677cm" svg:height="2.707cm" svg:x="6.091cm" svg:y="7.6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6" xml:id="id6" draw:id="id6" draw:layer="layout" svg:width="1.415cm" svg:height="0.861cm" svg:x="15.198cm" svg:y="11.0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6" xml:id="id5" draw:id="id5" draw:layer="layout" svg:width="1.169cm" svg:height="0.861cm" svg:x="7.199cm" svg:y="11.0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9" draw:text-style-name="P7" draw:layer="layout" svg:width="16.51cm" svg:height="3.324cm" svg:x="5.715cm" svg:y="4.296cm">
          <text:p text:style-name="P6"><text:span text:style-name="T3">Guest</text:span></text:p>
        </draw:rect>
        <draw:rect draw:style-name="gr10" draw:text-style-name="P8" draw:layer="layout" svg:width="4.98cm" svg:height="2.473cm" svg:x="5.853cm" svg:y="4.618cm">
          <text:p text:style-name="P6"><text:span text:style-name="T4">virtio</text:span></text:p>
        </draw:rect>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4" smil:attributeName="visibility" smil:to="visible"/>
                  <anim:transitionFilter smil:dur="2s" smil:targetElement="id4" smil:type="irisWipe" smil:subtype="rectangle" smil:direction="reverse"/>
                </anim:par>
              </anim:par>
              <anim:par smil:begin="2s">
                <anim:par smil:begin="15s" smil:fill="hold" presentation:node-type="after-previous" presentation:preset-class="entrance" presentation:preset-id="ooo-entrance-box" presentation:preset-sub-type="in">
                  <anim:set smil:begin="0s" smil:dur="0.004s" smil:fill="hold" smil:targetElement="id5" smil:attributeName="visibility" smil:to="visible"/>
                  <anim:transitionFilter smil:dur="2s" smil:targetElement="id5" smil:type="irisWipe" smil:subtype="rectangle" smil:direction="reverse"/>
                </anim:par>
              </anim:par>
              <anim:par smil:begin="19s">
                <anim:par smil:begin="5s" smil:fill="hold" presentation:node-type="after-previous" presentation:preset-class="entrance" presentation:preset-id="ooo-entrance-box" presentation:preset-sub-type="in">
                  <anim:set smil:begin="0s" smil:dur="0.004s" smil:fill="hold" smil:targetElement="id6" smil:attributeName="visibility" smil:to="visible"/>
                  <anim:transitionFilter smil:dur="2s" smil:targetElement="id6" smil:type="irisWipe" smil:subtype="rectangle" smil:direction="reverse"/>
                </anim:par>
              </anim:par>
            </anim:par>
          </anim:seq>
        </anim:par>
        <presentation:notes draw:style-name="dp2">
          <draw:page-thumbnail draw:style-name="gr1" draw:layer="layout" svg:width="14.848cm" svg:height="11.136cm" svg:x="3.075cm" svg:y="2.257cm" draw:page-number="3" presentation:class="page"/>
          <draw:frame presentation:style-name="pr5" draw:text-style-name="P9" draw:layer="layout" svg:width="16.799cm" svg:height="13.114cm" svg:x="2.1cm" svg:y="14.107cm" presentation:class="notes" presentation:placeholder="true">
            <draw:text-box/>
          </draw:frame>
        </presentation:notes>
      </draw:page>
      <draw:page draw:name="page4" draw:style-name="dp1" draw:master-page-name="lyt-tunnel" presentation:presentation-page-layout-name="AL2T19">
        <office:forms form:automatic-focus="false" form:apply-design-mode="false"/>
        <draw:frame presentation:style-name="pr4" draw:text-style-name="P5" draw:layer="layout" svg:width="24cm" svg:height="2.844cm" svg:x="2cm" svg:y="1.5cm" presentation:class="title" presentation:user-transformed="true">
          <draw:text-box>
            <text:p><text:span text:style-name="T2">interrupt</text:span></text:p>
          </draw:text-box>
        </draw:frame>
        <draw:rect draw:style-name="gr2" draw:text-style-name="P7" draw:layer="layout" svg:width="16.51cm" svg:height="2.54cm" svg:x="5.715cm" svg:y="5.08cm">
          <text:p text:style-name="P6"><text:span text:style-name="T3">Guest</text:span></text:p>
        </draw:rect>
        <draw:rect draw:style-name="gr11" draw:text-style-name="P8" draw:layer="layout" svg:width="16.51cm" svg:height="2.54cm" svg:x="5.715cm" svg:y="14.605cm">
          <text:p text:style-name="P6"><text:span text:style-name="T4">qemu</text:span></text:p>
        </draw:rect>
        <draw:rect draw:style-name="gr12" draw:text-style-name="P8" draw:layer="layout" svg:width="6.77cm" svg:height="2.478cm" svg:x="8.429cm" svg:y="10.136cm">
          <text:p text:style-name="P6"><text:span text:style-name="T4">eventfd</text:span></text:p>
        </draw:rect>
        <draw:rect draw:style-name="gr13" draw:text-style-name="P8" draw:layer="layout" svg:width="5.136cm" svg:height="2.272cm" svg:x="2.063cm" svg:y="10.219cm">
          <text:p text:style-name="P6"><text:span text:style-name="T4">KVM</text:span></text:p>
        </draw:rect>
        <draw:rect draw:style-name="gr14" draw:text-style-name="P8" draw:layer="layout" svg:width="9.072cm" svg:height="2.473cm" svg:x="16.528cm" svg:y="10.202cm">
          <text:p text:style-name="P6"><text:span text:style-name="T4">Vhost</text:span></text:p>
        </draw:rect>
        <draw:custom-shape draw:style-name="gr8" draw:text-style-name="P6" xml:id="id7" draw:id="id7" draw:layer="layout" svg:width="1.354cm" svg:height="0.8cm" svg:x="15.198cm" svg:y="11.1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xml:id="id8" draw:id="id8" draw:layer="layout" svg:width="1.353cm" svg:height="0.861cm" svg:x="7.015cm" svg:y="11.26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xml:id="id9" draw:id="id9" draw:layer="layout" svg:width="0.739cm" svg:height="2.522cm" svg:x="6.029cm" svg:y="7.6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 draw:text-style-name="P7" draw:layer="layout" svg:width="16.51cm" svg:height="3.324cm" svg:x="5.715cm" svg:y="4.296cm">
          <text:p text:style-name="P6"><text:span text:style-name="T3">Guest</text:span></text:p>
        </draw:rect>
        <draw:rect draw:style-name="gr15" draw:text-style-name="P8" draw:layer="layout" svg:width="4.98cm" svg:height="2.473cm" svg:x="5.853cm" svg:y="4.618cm">
          <text:p text:style-name="P6"><text:span text:style-name="T4">virtio</text:span></text:p>
        </draw:rect>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7" smil:attributeName="visibility" smil:to="visible"/>
                  <anim:transitionFilter smil:dur="2s" smil:targetElement="id7" smil:type="irisWipe" smil:subtype="rectangle" smil:direction="reverse"/>
                </anim:par>
              </anim:par>
              <anim:par smil:begin="2s">
                <anim:par smil:begin="5s" smil:fill="hold" presentation:node-type="after-previous" presentation:preset-class="entrance" presentation:preset-id="ooo-entrance-box" presentation:preset-sub-type="in">
                  <anim:set smil:begin="0s" smil:dur="0.004s" smil:fill="hold" smil:targetElement="id8" smil:attributeName="visibility" smil:to="visible"/>
                  <anim:transitionFilter smil:dur="2s" smil:targetElement="id8" smil:type="irisWipe" smil:subtype="rectangle" smil:direction="reverse"/>
                </anim:par>
              </anim:par>
              <anim:par smil:begin="9s">
                <anim:par smil:begin="5s" smil:fill="hold" presentation:node-type="after-previous" presentation:preset-class="entrance" presentation:preset-id="ooo-entrance-box" presentation:preset-sub-type="in">
                  <anim:set smil:begin="0s" smil:dur="0.004s" smil:fill="hold" smil:targetElement="id9" smil:attributeName="visibility" smil:to="visible"/>
                  <anim:transitionFilter smil:dur="2s" smil:targetElement="id9" smil:type="irisWipe" smil:subtype="rectangle" smil:direction="reverse"/>
                </anim:par>
              </anim:par>
            </anim:par>
          </anim:seq>
        </anim:par>
        <presentation:notes draw:style-name="dp2">
          <draw:page-thumbnail draw:style-name="gr1" draw:layer="layout" svg:width="14.848cm" svg:height="11.136cm" svg:x="3.075cm" svg:y="2.257cm" draw:page-number="4" presentation:class="page"/>
          <draw:frame presentation:style-name="pr5" draw:text-style-name="P9" draw:layer="layout" svg:width="16.799cm" svg:height="13.114cm" svg:x="2.1cm" svg:y="14.107cm" presentation:class="notes" presentation:placeholder="true">
            <draw:text-box/>
          </draw:frame>
        </presentation:notes>
      </draw:page>
      <draw:page draw:name="page5" draw:style-name="dp1" draw:master-page-name="lyt-tunnel" presentation:presentation-page-layout-name="AL2T19">
        <office:forms form:automatic-focus="false" form:apply-design-mode="false"/>
        <draw:rect draw:style-name="gr9" draw:text-style-name="P7" xml:id="id13" draw:id="id13" draw:layer="layout" svg:width="16.51cm" svg:height="3.324cm" svg:x="5.26cm" svg:y="4.221cm">
          <text:p text:style-name="P6"><text:span text:style-name="T3">Guest</text:span></text:p>
        </draw:rect>
        <draw:rect draw:style-name="gr16" draw:text-style-name="P7" xml:id="id12" draw:id="id12" draw:layer="layout" svg:width="16.11cm" svg:height="3.169cm" svg:x="5.745cm" svg:y="4.35cm">
          <text:p text:style-name="P6"><text:span text:style-name="T3">test</text:span></text:p>
        </draw:rect>
        <draw:frame presentation:style-name="pr4" draw:text-style-name="P5" draw:layer="layout" svg:width="24cm" svg:height="2.844cm" svg:x="2cm" svg:y="1.5cm" presentation:class="title" presentation:user-transformed="true">
          <draw:text-box>
            <text:p><text:span text:style-name="T2">virtio-test</text:span></text:p>
          </draw:text-box>
        </draw:frame>
        <draw:rect draw:style-name="gr4" draw:text-style-name="P8" draw:layer="layout" svg:width="6.77cm" svg:height="2.478cm" svg:x="8.429cm" svg:y="10.136cm">
          <text:p text:style-name="P6"><text:span text:style-name="T4">eventfd</text:span></text:p>
        </draw:rect>
        <draw:rect draw:style-name="gr5" draw:text-style-name="P8" xml:id="id10" draw:id="id10" draw:layer="layout" svg:width="5.136cm" svg:height="2.272cm" svg:x="2.063cm" svg:y="10.219cm">
          <text:p text:style-name="P6"><text:span text:style-name="T4">KVM</text:span></text:p>
        </draw:rect>
        <draw:rect draw:style-name="gr6" draw:text-style-name="P8" draw:layer="layout" svg:width="9.072cm" svg:height="2.473cm" svg:x="16.528cm" svg:y="10.202cm">
          <text:p text:style-name="P6"><text:span text:style-name="T4">Vhost</text:span></text:p>
        </draw:rect>
        <draw:rect draw:style-name="gr10" draw:text-style-name="P8" draw:layer="layout" svg:width="4.98cm" svg:height="2.473cm" svg:x="5.853cm" svg:y="4.618cm">
          <text:p text:style-name="P6"><text:span text:style-name="T4">virtio</text:span></text:p>
        </draw:rect>
        <draw:rect draw:style-name="gr3" draw:text-style-name="P8" xml:id="id11" draw:id="id11" draw:layer="layout" svg:width="16.51cm" svg:height="2.54cm" svg:x="5.715cm" svg:y="14.605cm">
          <text:p text:style-name="P6"><text:span text:style-name="T4">qemu</text:span></text:p>
        </draw:rect>
        <draw:custom-shape draw:style-name="gr8" draw:text-style-name="P6" xml:id="id14" draw:id="id14" draw:layer="layout" svg:width="0.738cm" svg:height="2.338cm" svg:x="11.372cm" svg:y="7.6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xml:id="id15" draw:id="id15" draw:layer="layout" svg:width="0.738cm" svg:height="2.338cm" svg:x="17.763cm" svg:y="7.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0s">
              <anim:par smil:begin="0s">
                <anim:par smil:begin="0s" smil:fill="hold" presentation:node-type="with-previous" presentation:preset-class="exit" presentation:preset-id="ooo-exit-box" presentation:preset-sub-type="in">
                  <anim:transitionFilter smil:dur="2s" smil:targetElement="id10" smil:type="irisWipe" smil:subtype="rectangle" smil:mode="out" smil:direction="reverse"/>
                  <anim:set smil:begin="1.996s" smil:dur="0.004s" smil:fill="hold" smil:targetElement="id10" smil:attributeName="visibility" smil:to="hidden"/>
                </anim:par>
                <anim:par smil:begin="0s" smil:fill="hold" presentation:node-type="with-previous" presentation:preset-class="exit" presentation:preset-id="ooo-exit-box" presentation:preset-sub-type="in">
                  <anim:transitionFilter smil:dur="2s" smil:targetElement="id11" smil:type="irisWipe" smil:subtype="rectangle" smil:mode="out" smil:direction="reverse"/>
                  <anim:set smil:begin="1.996s" smil:dur="0.004s" smil:fill="hold" smil:targetElement="id11" smil:attributeName="visibility" smil:to="hidden"/>
                </anim:par>
              </anim:par>
              <anim:par smil:begin="2s">
                <anim:par smil:begin="0s" smil:fill="hold" presentation:node-type="after-previous" presentation:preset-class="entrance" presentation:preset-id="ooo-entrance-box" presentation:preset-sub-type="in">
                  <anim:set smil:begin="0s" smil:dur="0.004s" smil:fill="hold" smil:targetElement="id12" smil:attributeName="visibility" smil:to="visible"/>
                  <anim:transitionFilter smil:dur="2s" smil:targetElement="id12" smil:type="irisWipe" smil:subtype="rectangle" smil:direction="reverse"/>
                </anim:par>
                <anim:par smil:begin="0s" smil:fill="hold" presentation:node-type="with-previous" presentation:preset-class="exit" presentation:preset-id="ooo-exit-box" presentation:preset-sub-type="in">
                  <anim:transitionFilter smil:dur="2s" smil:targetElement="id13" smil:type="irisWipe" smil:subtype="rectangle" smil:mode="out" smil:direction="reverse"/>
                  <anim:set smil:begin="1.996s" smil:dur="0.004s" smil:fill="hold" smil:targetElement="id13" smil:attributeName="visibility" smil:to="hidden"/>
                </anim:par>
              </anim:par>
              <anim:par smil:begin="4s">
                <anim:par smil:begin="5s" smil:fill="hold" presentation:node-type="after-previous" presentation:preset-class="entrance" presentation:preset-id="ooo-entrance-appear">
                  <anim:set smil:begin="0s" smil:dur="0.001s" smil:fill="hold" smil:targetElement="id14" smil:attributeName="visibility" smil:to="visible"/>
                </anim:par>
              </anim:par>
              <anim:par smil:begin="9.001s">
                <anim:par smil:begin="0s" smil:fill="hold" presentation:node-type="after-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5" draw:text-style-name="P9" draw:layer="layout" svg:width="16.799cm" svg:height="13.114cm" svg:x="2.1cm" svg:y="14.107cm" presentation:class="notes" presentation:placeholder="true">
            <draw:text-box/>
          </draw:frame>
        </presentation:notes>
      </draw:page>
      <draw:page draw:name="page6" draw:style-name="dp1" draw:master-page-name="lyt-tunnel" presentation:presentation-page-layout-name="AL2T19">
        <office:forms form:automatic-focus="false" form:apply-design-mode="false"/>
        <draw:rect draw:style-name="gr16" draw:text-style-name="P7" draw:layer="layout" svg:width="16.11cm" svg:height="3.169cm" svg:x="5.745cm" svg:y="4.351cm">
          <text:p text:style-name="P6"><text:span text:style-name="T3">test</text:span></text:p>
        </draw:rect>
        <draw:frame presentation:style-name="pr4" draw:text-style-name="P5" draw:layer="layout" svg:width="24cm" svg:height="2.844cm" svg:x="2cm" svg:y="1.5cm" presentation:class="title" presentation:user-transformed="true">
          <draw:text-box>
            <text:p><text:span text:style-name="T2">poll</text:span></text:p>
          </draw:text-box>
        </draw:frame>
        <draw:rect draw:style-name="gr4" draw:text-style-name="P7" draw:layer="layout" svg:width="6.77cm" svg:height="2.478cm" svg:x="8.429cm" svg:y="10.136cm">
          <text:p text:style-name="P6"><text:span text:style-name="T3">eventfd</text:span></text:p>
        </draw:rect>
        <draw:rect draw:style-name="gr6" draw:text-style-name="P7" draw:layer="layout" svg:width="9.072cm" svg:height="2.473cm" svg:x="16.528cm" svg:y="10.202cm">
          <text:p text:style-name="P6"><text:span text:style-name="T3">Vhost</text:span></text:p>
        </draw:rect>
        <draw:custom-shape draw:style-name="gr8" draw:text-style-name="P6" xml:id="id16" draw:id="id16" draw:layer="layout" svg:width="1.354cm" svg:height="0.8cm" svg:x="15.198cm" svg:y="11.1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xml:id="id17" draw:id="id17" draw:layer="layout" svg:width="0.739cm" svg:height="2.522cm" svg:x="10.003cm" svg:y="7.58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10" draw:text-style-name="P8" draw:layer="layout" svg:width="4.98cm" svg:height="2.473cm" svg:x="5.853cm" svg:y="4.618cm">
          <text:p text:style-name="P6"><text:span text:style-name="T4">virtio</text:span></text:p>
        </draw:rect>
        <anim:par presentation:node-type="timing-root">
          <anim:seq presentation:node-type="main-sequence">
            <anim:par smil:begin="next">
              <anim:par smil:begin="0s">
                <anim:par smil:begin="5s" smil:fill="hold" presentation:node-type="on-click" presentation:preset-class="entrance" presentation:preset-id="ooo-entrance-box" presentation:preset-sub-type="in">
                  <anim:set smil:begin="0s" smil:dur="0.004s" smil:fill="hold" smil:targetElement="id16" smil:attributeName="visibility" smil:to="visible"/>
                  <anim:transitionFilter smil:dur="2s" smil:targetElement="id16" smil:type="irisWipe" smil:subtype="rectangle" smil:direction="reverse"/>
                </anim:par>
              </anim:par>
              <anim:par smil:begin="7s">
                <anim:par smil:begin="5s" smil:fill="hold" presentation:node-type="after-previous" presentation:preset-class="entrance" presentation:preset-id="ooo-entrance-box" presentation:preset-sub-type="in">
                  <anim:set smil:begin="0s" smil:dur="0.004s" smil:fill="hold" smil:targetElement="id17" smil:attributeName="visibility" smil:to="visible"/>
                  <anim:transitionFilter smil:dur="2s" smil:targetElement="id17" smil:type="irisWipe" smil:subtype="rectangle" smil:direction="reverse"/>
                </anim:par>
              </anim:par>
            </anim:par>
          </anim:seq>
        </anim:par>
        <presentation:notes draw:style-name="dp2">
          <draw:page-thumbnail draw:style-name="gr1" draw:layer="layout" svg:width="14.848cm" svg:height="11.136cm" svg:x="3.075cm" svg:y="2.257cm" draw:page-number="6" presentation:class="page"/>
          <draw:frame presentation:style-name="pr5" draw:text-style-name="P9" draw:layer="layout" svg:width="16.799cm" svg:height="13.114cm" svg:x="2.1cm" svg:y="14.107cm" presentation:class="notes" presentation:placeholder="true">
            <draw:text-box/>
          </draw:frame>
        </presentation:notes>
      </draw:page>
      <draw:page draw:name="page7" draw:style-name="dp1" draw:master-page-name="lyt-tunnel" presentation:presentation-page-layout-name="AL2T19">
        <office:forms form:automatic-focus="false" form:apply-design-mode="false"/>
        <draw:rect draw:style-name="gr16" draw:text-style-name="P7" draw:layer="layout" svg:width="16.11cm" svg:height="3.169cm" svg:x="5.745cm" svg:y="4.351cm">
          <text:p text:style-name="P6"><text:span text:style-name="T3">test</text:span></text:p>
        </draw:rect>
        <draw:frame presentation:style-name="pr4" draw:text-style-name="P5" draw:layer="layout" svg:width="24cm" svg:height="2.844cm" svg:x="2cm" svg:y="1.5cm" presentation:class="title" presentation:user-transformed="true">
          <draw:text-box>
            <text:p><text:span text:style-name="T2">write</text:span></text:p>
          </draw:text-box>
        </draw:frame>
        <draw:rect draw:style-name="gr4" draw:text-style-name="P8" draw:layer="layout" svg:width="6.77cm" svg:height="2.478cm" svg:x="8.429cm" svg:y="10.136cm">
          <text:p text:style-name="P6"><text:span text:style-name="T4">eventfd</text:span></text:p>
        </draw:rect>
        <draw:rect draw:style-name="gr6" draw:text-style-name="P8" draw:layer="layout" svg:width="9.072cm" svg:height="2.473cm" svg:x="16.528cm" svg:y="10.202cm">
          <text:p text:style-name="P6"><text:span text:style-name="T4">Vhost</text:span></text:p>
        </draw:rect>
        <draw:rect draw:style-name="gr10" draw:text-style-name="P8" draw:layer="layout" svg:width="4.98cm" svg:height="2.473cm" svg:x="5.853cm" svg:y="4.618cm">
          <text:p text:style-name="P6"><text:span text:style-name="T4">virtio</text:span></text:p>
        </draw:rect>
        <draw:custom-shape draw:style-name="gr8" draw:text-style-name="P6" xml:id="id18" draw:id="id18" draw:layer="layout" svg:width="0.738cm" svg:height="2.338cm" svg:x="11.372cm" svg:y="7.6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xml:id="id19" draw:id="id19" draw:layer="layout" svg:width="1.354cm" svg:height="0.923cm" svg:x="15.224cm" svg:y="10.996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8" smil:attributeName="visibility" smil:to="visible"/>
                  <anim:transitionFilter smil:dur="2s" smil:targetElement="id18" smil:type="irisWipe" smil:subtype="rectangle" smil:direction="reverse"/>
                </anim:par>
              </anim:par>
              <anim:par smil:begin="2s">
                <anim:par smil:begin="5s" smil:fill="hold" presentation:node-type="after-previous" presentation:preset-class="entrance" presentation:preset-id="ooo-entrance-box" presentation:preset-sub-type="in">
                  <anim:set smil:begin="0s" smil:dur="0.004s" smil:fill="hold" smil:targetElement="id19" smil:attributeName="visibility" smil:to="visible"/>
                  <anim:transitionFilter smil:dur="2s" smil:targetElement="id19" smil:type="irisWipe" smil:subtype="rectangle" smil:direction="reverse"/>
                </anim:par>
              </anim:par>
            </anim:par>
          </anim:seq>
        </anim:par>
        <presentation:notes draw:style-name="dp2">
          <draw:page-thumbnail draw:style-name="gr1" draw:layer="layout" svg:width="14.848cm" svg:height="11.136cm" svg:x="3.075cm" svg:y="2.257cm" draw:page-number="7" presentation:class="page"/>
          <draw:frame presentation:style-name="pr5" draw:text-style-name="P9" draw:layer="layout" svg:width="16.799cm" svg:height="13.114cm" svg:x="2.1cm" svg:y="14.107cm" presentation:class="notes" presentation:placeholder="true">
            <draw:text-box/>
          </draw:frame>
        </presentation:notes>
      </draw:page>
      <draw:page draw:name="page8" draw:style-name="dp1" draw:master-page-name="lyt-tunnel" presentation:presentation-page-layout-name="AL2T19">
        <office:forms form:automatic-focus="false" form:apply-design-mode="false"/>
        <draw:frame presentation:style-name="pr4" draw:text-style-name="P5" draw:layer="layout" svg:width="24cm" svg:height="2.844cm" svg:x="2cm" svg:y="1.5cm" presentation:class="title" presentation:user-transformed="true">
          <draw:text-box>
            <text:p><text:span text:style-name="T2">linux/tools/virtio</text:span></text:p>
          </draw:text-box>
        </draw:frame>
        <draw:rect draw:style-name="gr17" draw:text-style-name="P8" draw:layer="layout" svg:width="21.909cm" svg:height="13.494cm" svg:x="3.007cm" svg:y="4.242cm">
          <text:p/>
        </draw:rect>
        <draw:frame draw:style-name="gr18" draw:text-style-name="P10" xml:id="id21" draw:id="id21" draw:layer="layout" svg:width="20.782cm" svg:height="3.055cm" svg:x="3.078cm" svg:y="9.511cm">
          <draw:text-box>
            <text:p><text:span text:style-name="T5"># insmod vhost_test/vhost_test.ko</text:span></text:p>
          </draw:text-box>
        </draw:frame>
        <draw:frame draw:style-name="gr19" draw:text-style-name="P10" xml:id="id20" draw:id="id20" draw:layer="layout" svg:width="18.58cm" svg:height="1.631cm" svg:x="3.134cm" svg:y="7.738cm">
          <draw:text-box>
            <text:p><text:span text:style-name="T5"># cd tools/virtio/ ; make -q</text:span></text:p>
          </draw:text-box>
        </draw:frame>
        <draw:frame draw:style-name="gr20" draw:text-style-name="P11" xml:id="id22" draw:id="id22" draw:layer="layout" svg:width="20.782cm" svg:height="1.631cm" svg:x="3.074cm" svg:y="11.258cm">
          <draw:text-box>
            <text:p><text:span text:style-name="T5"># time ./virtio_test</text:span></text:p>
          </draw:text-box>
        </draw:frame>
        <draw:frame draw:style-name="gr19" draw:text-style-name="P10" draw:layer="layout" svg:width="18.58cm" svg:height="3.011cm" svg:x="3.134cm" svg:y="4.939cm">
          <draw:text-box>
            <text:p><text:span text:style-name="T5"># vi drivers/virtio/virtio.c</text:span></text:p>
            <text:p><text:span text:style-name="T5">....</text:span></text:p>
          </draw:text-box>
        </draw:frame>
        <draw:frame draw:style-name="gr21" draw:text-style-name="P11" draw:layer="layout" svg:width="20.782cm" svg:height="4.457cm" svg:x="3.27cm" svg:y="12.872cm">
          <draw:text-box>
            <text:p><text:span text:style-name="T6">real <text:s text:c="3"/>0m0.649s</text:span></text:p>
            <text:p><text:span text:style-name="T6">user <text:s text:c="3"/>0m0.295s</text:span></text:p>
            <text:p><text:span text:style-name="T6">sys <text:s text:c="4"/>0m0.335s</text:span></text:p>
          </draw:text-box>
        </draw:frame>
        <anim:par presentation:node-type="timing-root">
          <anim:seq presentation:node-type="main-sequence">
            <anim:par smil:begin="next">
              <anim:par smil:begin="0s">
                <anim:par smil:begin="5s" smil:fill="hold" presentation:node-type="on-click" presentation:preset-class="entrance" presentation:preset-id="ooo-entrance-box" presentation:preset-sub-type="in">
                  <anim:set smil:begin="0s" smil:dur="0.001s" smil:fill="hold" smil:targetElement="id20" smil:attributeName="visibility" smil:to="visible"/>
                  <anim:transitionFilter smil:dur="0.5s" smil:targetElement="id20" smil:type="irisWipe" smil:subtype="rectangle" smil:direction="reverse"/>
                </anim:par>
              </anim:par>
              <anim:par smil:begin="5.5s">
                <anim:par smil:begin="10s" smil:fill="hold" presentation:node-type="after-previous" presentation:preset-class="entrance" presentation:preset-id="ooo-entrance-box" presentation:preset-sub-type="in">
                  <anim:set smil:begin="0s" smil:dur="0.001s" smil:fill="hold" smil:targetElement="id21" smil:attributeName="visibility" smil:to="visible"/>
                  <anim:transitionFilter smil:dur="0.5s" smil:targetElement="id21" smil:type="irisWipe" smil:subtype="rectangle" smil:direction="reverse"/>
                </anim:par>
              </anim:par>
              <anim:par smil:begin="16s">
                <anim:par smil:begin="5s" smil:fill="hold" presentation:node-type="after-previous" presentation:preset-class="entrance" presentation:preset-id="ooo-entrance-box" presentation:preset-sub-type="in">
                  <anim:set smil:begin="0s" smil:dur="0.001s" smil:fill="hold" smil:targetElement="id22" smil:attributeName="visibility" smil:to="visible"/>
                  <anim:transitionFilter smil:dur="0.5s" smil:targetElement="id22" smil:type="irisWipe" smil:subtype="rectangle" smil:direction="reverse"/>
                </anim:par>
              </anim:par>
            </anim:par>
          </anim:seq>
        </anim:par>
        <presentation:notes draw:style-name="dp2">
          <draw:page-thumbnail draw:style-name="gr1" draw:layer="layout" svg:width="14.848cm" svg:height="11.136cm" svg:x="3.075cm" svg:y="2.257cm" draw:page-number="8" presentation:class="page"/>
          <draw:frame presentation:style-name="pr5" draw:text-style-name="P9" draw:layer="layout" svg:width="16.799cm" svg:height="13.114cm" svg:x="2.1cm" svg:y="14.107cm" presentation:class="notes" presentation:placeholder="true">
            <draw:text-box/>
          </draw:frame>
        </presentation:notes>
      </draw:page>
      <draw:page draw:name="page9" draw:style-name="dp1" draw:master-page-name="lyt-tunnel" presentation:presentation-page-layout-name="AL2T19">
        <office:forms form:automatic-focus="false" form:apply-design-mode="false"/>
        <draw:frame presentation:style-name="pr6" draw:text-style-name="P5" draw:layer="layout" svg:width="24cm" svg:height="2.593cm" svg:x="2cm" svg:y="1.625cm" presentation:class="title" presentation:user-transformed="true">
          <draw:text-box>
            <text:p><text:span text:style-name="T2">Virtio ring</text:span></text:p>
          </draw:text-box>
        </draw:frame>
        <draw:rect draw:style-name="gr22" draw:text-style-name="P12" draw:layer="layout" svg:width="6.399cm" svg:height="12.737cm" svg:x="10.768cm" svg:y="5.107cm">
          <text:p text:style-name="P6"><text:span text:style-name="T7">Desc</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draw:rect>
        <draw:rect draw:style-name="gr23" draw:text-style-name="P12" draw:layer="layout" svg:width="5.045cm" svg:height="5.107cm" svg:x="3.815cm" svg:y="5.191cm">
          <text:p text:style-name="P6"><text:span text:style-name="T7">Avail</text:span></text:p>
          <text:p text:style-name="P6"><text:span text:style-name="T7"/></text:p>
          <text:p text:style-name="P6"><text:span text:style-name="T7"/></text:p>
          <text:p text:style-name="P6"><text:span text:style-name="T7"/></text:p>
        </draw:rect>
        <draw:rect draw:style-name="gr24" draw:text-style-name="P12" draw:layer="layout" svg:width="5.045cm" svg:height="7.137cm" svg:x="19.691cm" svg:y="5.046cm">
          <text:p text:style-name="P6"><text:span text:style-name="T7">Used</text:span></text:p>
          <text:p text:style-name="P6"><text:span text:style-name="T7"/></text:p>
          <text:p text:style-name="P6"><text:span text:style-name="T7"/></text:p>
          <text:p text:style-name="P6"><text:span text:style-name="T7"/></text:p>
          <text:p text:style-name="P6"><text:span text:style-name="T7"/></text:p>
          <text:p text:style-name="P6"><text:span text:style-name="T7"/></text:p>
        </draw:rect>
        <draw:line draw:style-name="gr25" draw:text-style-name="P6" draw:layer="layout" svg:x1="3.876cm" svg:y1="7.631cm" svg:x2="8.922cm" svg:y2="7.631cm">
          <text:p/>
        </draw:line>
        <draw:line draw:style-name="gr25" draw:text-style-name="P6" draw:layer="layout" svg:x1="3.814cm" svg:y1="9.661cm" svg:x2="8.86cm" svg:y2="9.661cm">
          <text:p/>
        </draw:line>
        <draw:line draw:style-name="gr25" draw:text-style-name="P6" draw:layer="layout" svg:x1="19.712cm" svg:y1="7.133cm" svg:x2="24.758cm" svg:y2="7.133cm">
          <text:p/>
        </draw:line>
        <draw:line draw:style-name="gr25" draw:text-style-name="P6" draw:layer="layout" svg:x1="3.876cm" svg:y1="8.923cm" svg:x2="8.922cm" svg:y2="8.923cm">
          <text:p/>
        </draw:line>
        <draw:line draw:style-name="gr25" draw:text-style-name="P6" draw:layer="layout" svg:x1="3.876cm" svg:y1="6.414cm" svg:x2="8.922cm" svg:y2="6.414cm">
          <text:p/>
        </draw:line>
        <draw:line draw:style-name="gr25" draw:text-style-name="P6" draw:layer="layout" svg:x1="3.834cm" svg:y1="5.741cm" svg:x2="8.88cm" svg:y2="5.741cm">
          <text:p/>
        </draw:line>
        <draw:line draw:style-name="gr25" draw:text-style-name="P6" draw:layer="layout" svg:x1="3.834cm" svg:y1="6.959cm" svg:x2="8.88cm" svg:y2="6.959cm">
          <text:p/>
        </draw:line>
        <draw:line draw:style-name="gr25" draw:text-style-name="P6" draw:layer="layout" svg:x1="10.679cm" svg:y1="8.176cm" svg:x2="17.135cm" svg:y2="8.189cm">
          <text:p/>
        </draw:line>
        <draw:line draw:style-name="gr25" draw:text-style-name="P6" draw:layer="layout" svg:x1="3.876cm" svg:y1="7.631cm" svg:x2="8.922cm" svg:y2="7.631cm">
          <text:p/>
        </draw:line>
        <draw:line draw:style-name="gr25" draw:text-style-name="P6" draw:layer="layout" svg:x1="10.751cm" svg:y1="11.507cm" svg:x2="17.219cm" svg:y2="11.507cm">
          <text:p/>
        </draw:line>
        <draw:line draw:style-name="gr25" draw:text-style-name="P6" draw:layer="layout" svg:x1="10.793cm" svg:y1="14.909cm" svg:x2="17.261cm" svg:y2="14.909cm">
          <text:p/>
        </draw:line>
        <draw:line draw:style-name="gr25" draw:text-style-name="P6" draw:layer="layout" svg:x1="10.751cm" svg:y1="16.505cm" svg:x2="17.219cm" svg:y2="16.505cm">
          <text:p/>
        </draw:line>
        <draw:line draw:style-name="gr25" draw:text-style-name="P6" draw:layer="layout" svg:x1="10.793cm" svg:y1="13.271cm" svg:x2="17.261cm" svg:y2="13.271cm">
          <text:p/>
        </draw:line>
        <draw:line draw:style-name="gr25" draw:text-style-name="P6" draw:layer="layout" svg:x1="10.793cm" svg:y1="9.785cm" svg:x2="17.261cm" svg:y2="9.785cm">
          <text:p/>
        </draw:line>
        <draw:line draw:style-name="gr25" draw:text-style-name="P6" draw:layer="layout" svg:x1="10.751cm" svg:y1="11.507cm" svg:x2="17.219cm" svg:y2="11.507cm">
          <text:p/>
        </draw:line>
        <draw:line draw:style-name="gr25" draw:text-style-name="P6" draw:layer="layout" svg:x1="10.667cm" svg:y1="6.762cm" svg:x2="17.135cm" svg:y2="6.762cm">
          <text:p/>
        </draw:line>
        <draw:line draw:style-name="gr25" draw:text-style-name="P6" draw:layer="layout" svg:x1="10.751cm" svg:y1="11.507cm" svg:x2="17.219cm" svg:y2="11.507cm">
          <text:p/>
        </draw:line>
        <draw:line draw:style-name="gr25" draw:text-style-name="P6" draw:layer="layout" svg:x1="10.751cm" svg:y1="11.507cm" svg:x2="17.219cm" svg:y2="11.507cm">
          <text:p/>
        </draw:line>
        <draw:line draw:style-name="gr25" draw:text-style-name="P6" draw:layer="layout" svg:x1="19.796cm" svg:y1="9.778cm" svg:x2="24.842cm" svg:y2="9.778cm">
          <text:p/>
        </draw:line>
        <draw:line draw:style-name="gr25" draw:text-style-name="P6" draw:layer="layout" svg:x1="19.712cm" svg:y1="7.133cm" svg:x2="24.758cm" svg:y2="7.133cm">
          <text:p/>
        </draw:line>
        <draw:line draw:style-name="gr25" draw:text-style-name="P6" draw:layer="layout" svg:x1="19.67cm" svg:y1="10.618cm" svg:x2="24.716cm" svg:y2="10.618cm">
          <text:p/>
        </draw:line>
        <draw:line draw:style-name="gr25" draw:text-style-name="P6" draw:layer="layout" svg:x1="19.712cm" svg:y1="11.374cm" svg:x2="24.758cm" svg:y2="11.374cm">
          <text:p/>
        </draw:line>
        <draw:line draw:style-name="gr25" draw:text-style-name="P6" draw:layer="layout" svg:x1="19.712cm" svg:y1="8.098cm" svg:x2="24.758cm" svg:y2="8.098cm">
          <text:p/>
        </draw:line>
        <draw:line draw:style-name="gr25" draw:text-style-name="P6" draw:layer="layout" svg:x1="19.67cm" svg:y1="10.618cm" svg:x2="24.716cm" svg:y2="10.618cm">
          <text:p/>
        </draw:line>
        <draw:line draw:style-name="gr25" draw:text-style-name="P6" draw:layer="layout" svg:x1="19.754cm" svg:y1="6.125cm" svg:x2="24.8cm" svg:y2="6.125cm">
          <text:p/>
        </draw:line>
        <draw:line draw:style-name="gr25" draw:text-style-name="P6" draw:layer="layout" svg:x1="19.796cm" svg:y1="9.778cm" svg:x2="24.842cm" svg:y2="9.778cm">
          <text:p/>
        </draw:line>
        <draw:line draw:style-name="gr25" draw:text-style-name="P6" draw:layer="layout" svg:x1="19.712cm" svg:y1="8.98cm" svg:x2="24.758cm" svg:y2="8.98cm">
          <text:p/>
        </draw:line>
        <draw:line draw:style-name="gr25" draw:text-style-name="P6" draw:layer="layout" svg:x1="3.792cm" svg:y1="8.26cm" svg:x2="8.838cm" svg:y2="8.26cm">
          <text:p/>
        </draw:line>
        <draw:rect draw:style-name="gr26" draw:text-style-name="P6" xml:id="id23" draw:id="id23" draw:layer="layout" svg:width="6.384cm" svg:height="1.68cm" svg:x="10.793cm" svg:y="11.549cm">
          <text:p/>
        </draw:rect>
        <draw:polyline draw:style-name="gr27" draw:text-style-name="P6" xml:id="id24" draw:id="id24" draw:layer="layout" svg:width="3.695cm" svg:height="5.668cm" svg:x="7.853cm" svg:y="6.804cm" svg:viewBox="0 0 3696 5669" draw:points="0,0 3696,5669">
          <text:p/>
        </draw:polyline>
        <draw:polyline draw:style-name="gr27" draw:text-style-name="P6" xml:id="id25" draw:id="id25" draw:layer="layout" svg:width="5.187cm" svg:height="4.58cm" svg:x="15.013cm" svg:y="7.602cm" svg:viewBox="0 0 5188 4581" draw:points="5188,0 0,4581">
          <text:p/>
        </draw:polyline>
        <draw:rect draw:style-name="gr28" draw:text-style-name="P12" draw:layer="layout" svg:width="5.123cm" svg:height="2.142cm" svg:x="3.822cm" svg:y="15.623cm">
          <text:p text:style-name="P6"><text:span text:style-name="T7">Guest</text:span></text:p>
        </draw:rect>
        <draw:rect draw:style-name="gr29" draw:text-style-name="P12" draw:layer="layout" svg:width="5.123cm" svg:height="2.142cm" svg:x="19.656cm" svg:y="15.665cm">
          <text:p text:style-name="P6"><text:span text:style-name="T7">Vhost</text:span></text:p>
        </draw:rect>
        <draw:custom-shape draw:style-name="gr30" draw:text-style-name="P13" xml:id="id26" draw:id="id26" draw:layer="layout" svg:width="2.035cm" svg:height="1.954cm" svg:x="18.211cm" svg:y="17.149cm">
          <text:p text:style-name="P6"><text:span text:style-name="T8">!</text:span></text:p>
          <draw:enhanced-geometry svg:viewBox="0 0 21600 21600" draw:glue-points="10800 0 5400 10800 10800 21600 16200 10800" draw:text-areas="5400 10800 16200 21600" draw:type="flowchart-extract" draw:enhanced-path="M 10800 0 L 21600 21600 0 21600 10800 0 Z N"/>
        </draw:custom-shap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23" smil:attributeName="visibility" smil:to="visible"/>
                  <anim:transitionFilter smil:dur="2s" smil:targetElement="id23" smil:type="irisWipe" smil:subtype="rectangle" smil:direction="reverse"/>
                </anim:par>
              </anim:par>
              <anim:par smil:begin="2s">
                <anim:par smil:begin="5s" smil:fill="hold" presentation:node-type="after-previous" presentation:preset-class="entrance" presentation:preset-id="ooo-entrance-box" presentation:preset-sub-type="in">
                  <anim:set smil:begin="0s" smil:dur="0.004s" smil:fill="hold" smil:targetElement="id24" smil:attributeName="visibility" smil:to="visible"/>
                  <anim:transitionFilter smil:dur="2s" smil:targetElement="id24" smil:type="irisWipe" smil:subtype="rectangle" smil:direction="reverse"/>
                </anim:par>
              </anim:par>
              <anim:par smil:begin="9s">
                <anim:par smil:begin="22.5s" smil:fill="hold" presentation:node-type="after-previous" presentation:preset-class="entrance" presentation:preset-id="ooo-entrance-box" presentation:preset-sub-type="in">
                  <anim:set smil:begin="0s" smil:dur="0.004s" smil:fill="hold" smil:targetElement="id25" smil:attributeName="visibility" smil:to="visible"/>
                  <anim:transitionFilter smil:dur="2s" smil:targetElement="id25" smil:type="irisWipe" smil:subtype="rectangle" smil:direction="reverse"/>
                </anim:par>
                <anim:par smil:begin="22.5s" smil:fill="hold" presentation:preset-property="Direction" presentation:node-type="with-previous" presentation:preset-class="exit" presentation:preset-id="ooo-exit-box" presentation:preset-sub-type="in">
                  <anim:transitionFilter smil:dur="0.75s" smil:targetElement="id23" smil:type="irisWipe" smil:subtype="rectangle" smil:mode="out" smil:direction="reverse"/>
                  <anim:set smil:begin="0.7485s" smil:dur="0.0015s" smil:fill="hold" smil:targetElement="id23" smil:attributeName="visibility" smil:to="hidden"/>
                </anim:par>
              </anim:par>
              <anim:par smil:begin="33.5s">
                <anim:par smil:begin="5s" smil:fill="hold" presentation:node-type="after-previous" presentation:preset-class="entrance" presentation:preset-id="ooo-entrance-appear">
                  <anim:set smil:begin="0s" smil:dur="0.001s" smil:fill="hold" smil:targetElement="id26" smil:attributeName="visibility" smil:to="visible"/>
                </anim:par>
              </anim:par>
              <anim:par smil:begin="38.501s">
                <anim:par smil:begin="0s" smil:fill="hold" smil:accelerate="0.5" smil:decelerate="0.5" presentation:node-type="after-previous" presentation:preset-class="motion-path">
                  <anim:animateMotion smil:dur="2s" smil:fill="hold" smil:targetElement="id26" svg:path="m-0.00667857142857143 0.0183333333333333c-0.0113214285714286 0.017047619047619-0.0286428571428571 0.0120952380952381-0.0432857142857143 0.0126190476190476-0.0153209512816133 0.000548066549911408-0.0306785714285714 0.000380952380952378-0.0459642857142857 0-0.0151429072714731-0.00037739332763799-0.0307857142857143-0.00257142857142857-0.0446071428571429-0.0108095238095238-0.0150628450737631-0.00897802652114045-0.0306785714285714-0.00280952380952381-0.0459642857142857-0.00723809523809524-0.0150321737567642-0.00435511576130548-0.0305-0.00542857142857143-0.0459642857142857-0.00538095238095238-0.0154285716192782 4.7509073500502E-005-0.0306428571428571 0.00366666666666667-0.0459642857142857 0.00361904761904762-0.0154285708484276-4.79520461489132E-005-0.0307857142857142 0.000571428571428572-0.0459642857142857 0.00357142857142857-0.0152135186947955 0.00300690722438317-0.0306785714285714 0.00733333333333333-0.0459642857142857 0.00361904761904762h-0.0135357142857143l-0.0162142857142857-0.00180952380952381-0.0121785714285714 0.00542857142857143"/>
                </anim:par>
              </anim:par>
            </anim:par>
          </anim:seq>
        </anim:par>
        <presentation:notes draw:style-name="dp2">
          <draw:page-thumbnail draw:style-name="gr1" draw:layer="layout" svg:width="14.848cm" svg:height="11.136cm" svg:x="3.075cm" svg:y="2.257cm" draw:page-number="9" presentation:class="page"/>
          <draw:frame presentation:style-name="pr5" draw:text-style-name="P9" draw:layer="layout" svg:width="16.799cm" svg:height="13.114cm" svg:x="2.1cm" svg:y="14.107cm" presentation:class="notes" presentation:placeholder="true">
            <draw:text-box/>
          </draw:frame>
        </presentation:notes>
      </draw:page>
      <draw:page draw:name="page10" draw:style-name="dp1" draw:master-page-name="lyt-tunnel" presentation:presentation-page-layout-name="AL2T19">
        <office:forms form:automatic-focus="false" form:apply-design-mode="false"/>
        <draw:frame presentation:style-name="pr6" draw:text-style-name="P14" draw:layer="layout" svg:width="24cm" svg:height="2.593cm" svg:x="2cm" svg:y="1.625cm" presentation:class="title">
          <draw:text-box>
            <text:p><text:span text:style-name="T9">window</text:span></text:p>
          </draw:text-box>
        </draw:frame>
        <draw:custom-shape draw:style-name="gr30" draw:text-style-name="P13" xml:id="id28" draw:id="id28" draw:layer="layout" svg:width="2.035cm" svg:height="1.954cm" svg:x="20.638cm" svg:y="3.703cm">
          <text:p text:style-name="P6"><text:span text:style-name="T8">!</text:span></text:p>
          <draw:enhanced-geometry svg:viewBox="0 0 21600 21600" draw:glue-points="10800 0 5400 10800 10800 21600 16200 10800" draw:text-areas="5400 10800 16200 21600" draw:type="flowchart-extract" draw:enhanced-path="M 10800 0 L 21600 21600 0 21600 10800 0 Z N"/>
        </draw:custom-shape>
        <draw:g>
          <draw:rect draw:style-name="gr31" draw:text-style-name="P12" draw:layer="layout" svg:width="5.045cm" svg:height="7.137cm" svg:x="12.079cm" svg:y="6.593cm">
            <text:p text:style-name="P6"><text:span text:style-name="T7">Used</text:span></text:p>
            <text:p text:style-name="P6"><text:span text:style-name="T7"/></text:p>
            <text:p text:style-name="P6"><text:span text:style-name="T7"/></text:p>
            <text:p text:style-name="P6"><text:span text:style-name="T7"/></text:p>
            <text:p text:style-name="P6"><text:span text:style-name="T7"/></text:p>
            <text:p text:style-name="P6"><text:span text:style-name="T7"/></text:p>
          </draw:rect>
          <draw:line draw:style-name="gr25" draw:text-style-name="P6" draw:layer="layout" svg:x1="12.1cm" svg:y1="8.68cm" svg:x2="17.146cm" svg:y2="8.68cm">
            <text:p/>
          </draw:line>
          <draw:line draw:style-name="gr25" draw:text-style-name="P6" draw:layer="layout" svg:x1="12.184cm" svg:y1="11.325cm" svg:x2="17.23cm" svg:y2="11.325cm">
            <text:p/>
          </draw:line>
          <draw:line draw:style-name="gr25" draw:text-style-name="P6" draw:layer="layout" svg:x1="12.1cm" svg:y1="8.68cm" svg:x2="17.146cm" svg:y2="8.68cm">
            <text:p/>
          </draw:line>
          <draw:line draw:style-name="gr25" draw:text-style-name="P6" draw:layer="layout" svg:x1="12.058cm" svg:y1="12.165cm" svg:x2="17.104cm" svg:y2="12.165cm">
            <text:p/>
          </draw:line>
          <draw:line draw:style-name="gr25" draw:text-style-name="P6" draw:layer="layout" svg:x1="12.1cm" svg:y1="12.921cm" svg:x2="17.146cm" svg:y2="12.921cm">
            <text:p/>
          </draw:line>
          <draw:line draw:style-name="gr25" draw:text-style-name="P6" draw:layer="layout" svg:x1="12.1cm" svg:y1="9.645cm" svg:x2="17.146cm" svg:y2="9.645cm">
            <text:p/>
          </draw:line>
          <draw:line draw:style-name="gr25" draw:text-style-name="P6" draw:layer="layout" svg:x1="12.058cm" svg:y1="12.165cm" svg:x2="17.104cm" svg:y2="12.165cm">
            <text:p/>
          </draw:line>
          <draw:line draw:style-name="gr25" draw:text-style-name="P6" draw:layer="layout" svg:x1="12.142cm" svg:y1="7.672cm" svg:x2="17.188cm" svg:y2="7.672cm">
            <text:p/>
          </draw:line>
          <draw:line draw:style-name="gr25" draw:text-style-name="P6" draw:layer="layout" svg:x1="12.184cm" svg:y1="11.325cm" svg:x2="17.23cm" svg:y2="11.325cm">
            <text:p/>
          </draw:line>
          <draw:line draw:style-name="gr25" draw:text-style-name="P6" draw:layer="layout" svg:x1="12.1cm" svg:y1="10.527cm" svg:x2="17.146cm" svg:y2="10.527cm">
            <text:p/>
          </draw:line>
        </draw:g>
        <draw:rect draw:style-name="gr29" draw:text-style-name="P12" draw:layer="layout" svg:width="5.123cm" svg:height="2.142cm" svg:x="20.593cm" svg:y="7.076cm">
          <text:p text:style-name="P6"><text:span text:style-name="T7">Vhost</text:span></text:p>
        </draw:rect>
        <draw:rect draw:style-name="gr28" draw:text-style-name="P12" draw:layer="layout" svg:width="5.123cm" svg:height="2.142cm" svg:x="3.294cm" svg:y="6.994cm">
          <text:p text:style-name="P6"><text:span text:style-name="T7">Guest</text:span></text:p>
        </draw:rect>
        <draw:custom-shape draw:style-name="gr32" draw:text-style-name="P6" xml:id="id27" draw:id="id27" draw:layer="layout" svg:width="4.233cm" svg:height="0.488cm" svg:x="16.282cm" svg:y="7.93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xml:id="id30" draw:id="id30" draw:layer="layout" svg:width="4.355cm" svg:height="0.448cm" svg:x="8.548cm" svg:y="7.9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3" xml:id="id29" draw:id="id29" draw:layer="layout" svg:width="2.035cm" svg:height="1.954cm" svg:x="20.557cm" svg:y="3.824cm">
          <text:p text:style-name="P6"><text:span text:style-name="T8">!</text:span></text:p>
          <draw:enhanced-geometry svg:viewBox="0 0 21600 21600" draw:glue-points="10800 0 5400 10800 10800 21600 16200 10800" draw:text-areas="5400 10800 16200 21600" draw:type="flowchart-extract" draw:enhanced-path="M 10800 0 L 21600 21600 0 21600 10800 0 Z N"/>
        </draw:custom-shape>
        <draw:g xml:id="id31" draw:id="id31">
          <draw:custom-shape draw:style-name="gr33" draw:text-style-name="P6" draw:layer="layout" svg:width="0.895cm" svg:height="0.855cm" svg:x="14.043cm" svg:y="7.694cm">
            <text:p/>
            <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
          </draw:custom-shape>
          <draw:ellipse draw:style-name="gr34" draw:text-style-name="P6" draw:layer="layout" svg:width="0.636cm" svg:height="0.601cm" svg:x="14.194cm" svg:y="8.164cm" draw:kind="arc" draw:start-angle="25.16" draw:end-angle="154.68">
            <text:p/>
          </draw:ellipse>
          <draw:ellipse draw:style-name="gr34" draw:text-style-name="P6" draw:layer="layout" svg:width="0.084cm" svg:height="0.085cm" svg:x="14.295cm" svg:y="7.908cm">
            <text:p/>
          </draw:ellipse>
          <draw:ellipse draw:style-name="gr34" draw:text-style-name="P6" draw:layer="layout" svg:width="0.098cm" svg:height="0.071cm" svg:x="14.616cm" svg:y="7.908cm">
            <text:p/>
          </draw:ellipse>
        </draw:g>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27" svg:path="m0.00585714285714286-0.0019047619047619-0.00146428571428571 0.0407142857142857"/>
                </anim:par>
              </anim:par>
              <anim:par smil:begin="2s">
                <anim:par smil:begin="5s" smil:fill="hold" smil:accelerate="0.5" smil:decelerate="0.5" presentation:node-type="after-previous" presentation:preset-class="motion-path">
                  <anim:animateMotion smil:dur="2s" smil:fill="hold" smil:targetElement="id28" svg:path="m-0.00146428571428571 0.0116666666666667-0.639642857142857-0.00190476190476191"/>
                </anim:par>
              </anim:par>
              <anim:par smil:begin="9s">
                <anim:par smil:begin="5s" smil:fill="hold" smil:accelerate="0.5" smil:decelerate="0.5" presentation:node-type="after-previous" presentation:preset-class="motion-path">
                  <anim:animateMotion smil:dur="2s" smil:fill="hold" smil:targetElement="id27" svg:path="m0.00439285714285714 0.0444247735904178-0.00146428571428571 0.0425550686532283"/>
                </anim:par>
              </anim:par>
              <anim:par smil:begin="16s">
                <anim:par smil:begin="5s" smil:fill="hold" presentation:node-type="after-previous" presentation:preset-class="entrance" presentation:preset-id="ooo-entrance-appear">
                  <anim:set smil:begin="0s" smil:dur="0.001s" smil:fill="hold" smil:targetElement="id29" smil:attributeName="visibility" smil:to="visible"/>
                </anim:par>
              </anim:par>
              <anim:par smil:begin="21.001s">
                <anim:par smil:begin="10s" smil:fill="hold" smil:accelerate="0.5" smil:decelerate="0.5" presentation:node-type="after-previous" presentation:preset-class="motion-path">
                  <anim:animateMotion smil:dur="2s" smil:fill="hold" smil:targetElement="id30" svg:path="m-0.0123214285714286-0.000952380952380952v0.0426190476190476"/>
                </anim:par>
              </anim:par>
              <anim:par smil:begin="33.001s">
                <anim:par smil:begin="2s" smil:fill="hold" smil:accelerate="0.5" smil:decelerate="0.5" presentation:node-type="after-previous" presentation:preset-class="motion-path">
                  <anim:animateMotion smil:dur="2s" smil:fill="hold" smil:targetElement="id30" svg:path="m-0.0123214285714286 0.0463880663957431-0.00146428571428571 0.041297200023333"/>
                </anim:par>
              </anim:par>
              <anim:par smil:begin="37.001s">
                <anim:par smil:begin="5s" smil:fill="hold" smil:accelerate="0.5" smil:decelerate="0.5" presentation:node-type="after-previous" presentation:preset-class="motion-path" presentation:preset-id="ooo-motionpath-left">
                  <anim:animateMotion smil:dur="2s" smil:fill="hold" smil:targetElement="id29" svg:path="m-0.0116292293233083 0h-0.521348684210526"/>
                </anim:par>
              </anim:par>
              <anim:par smil:begin="44.001s">
                <anim:par smil:begin="5s" smil:fill="hold" presentation:node-type="after-previous"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5" draw:text-style-name="P9" draw:layer="layout" svg:width="16.799cm" svg:height="13.114cm" svg:x="2.1cm" svg:y="14.107cm" presentation:class="notes" presentation:placeholder="true">
            <draw:text-box/>
          </draw:frame>
        </presentation:notes>
      </draw:page>
      <draw:page draw:name="page11" draw:style-name="dp1" draw:master-page-name="lyt-tunnel" presentation:presentation-page-layout-name="AL2T19">
        <office:forms form:automatic-focus="false" form:apply-design-mode="false"/>
        <draw:frame presentation:style-name="pr6" draw:text-style-name="P14" draw:layer="layout" svg:width="24cm" svg:height="2.593cm" svg:x="2cm" svg:y="1.625cm" presentation:class="title">
          <draw:text-box>
            <text:p><text:span text:style-name="T9">Event index</text:span></text:p>
          </draw:text-box>
        </draw:frame>
        <draw:custom-shape draw:style-name="gr30" draw:text-style-name="P13" xml:id="id34" draw:id="id34" draw:layer="layout" svg:width="2.035cm" svg:height="1.954cm" svg:x="20.638cm" svg:y="3.703cm">
          <text:p text:style-name="P6"><text:span text:style-name="T8">!</text:span></text:p>
          <draw:enhanced-geometry svg:viewBox="0 0 21600 21600" draw:glue-points="10800 0 5400 10800 10800 21600 16200 10800" draw:text-areas="5400 10800 16200 21600" draw:type="flowchart-extract" draw:enhanced-path="M 10800 0 L 21600 21600 0 21600 10800 0 Z N"/>
        </draw:custom-shape>
        <draw:g>
          <draw:rect draw:style-name="gr31" draw:text-style-name="P12" draw:layer="layout" svg:width="5.045cm" svg:height="7.137cm" svg:x="12.079cm" svg:y="6.593cm">
            <text:p text:style-name="P6"><text:span text:style-name="T7">Used</text:span></text:p>
            <text:p text:style-name="P6"><text:span text:style-name="T7"/></text:p>
            <text:p text:style-name="P6"><text:span text:style-name="T7"/></text:p>
            <text:p text:style-name="P6"><text:span text:style-name="T7"/></text:p>
            <text:p text:style-name="P6"><text:span text:style-name="T7"/></text:p>
            <text:p text:style-name="P6"><text:span text:style-name="T7"/></text:p>
          </draw:rect>
          <draw:line draw:style-name="gr25" draw:text-style-name="P6" draw:layer="layout" svg:x1="12.1cm" svg:y1="8.68cm" svg:x2="17.146cm" svg:y2="8.68cm">
            <text:p/>
          </draw:line>
          <draw:line draw:style-name="gr25" draw:text-style-name="P6" draw:layer="layout" svg:x1="12.184cm" svg:y1="11.325cm" svg:x2="17.23cm" svg:y2="11.325cm">
            <text:p/>
          </draw:line>
          <draw:line draw:style-name="gr25" draw:text-style-name="P6" draw:layer="layout" svg:x1="12.1cm" svg:y1="8.68cm" svg:x2="17.146cm" svg:y2="8.68cm">
            <text:p/>
          </draw:line>
          <draw:line draw:style-name="gr25" draw:text-style-name="P6" draw:layer="layout" svg:x1="12.058cm" svg:y1="12.165cm" svg:x2="17.104cm" svg:y2="12.165cm">
            <text:p/>
          </draw:line>
          <draw:line draw:style-name="gr25" draw:text-style-name="P6" draw:layer="layout" svg:x1="12.1cm" svg:y1="12.921cm" svg:x2="17.146cm" svg:y2="12.921cm">
            <text:p/>
          </draw:line>
          <draw:line draw:style-name="gr25" draw:text-style-name="P6" draw:layer="layout" svg:x1="12.1cm" svg:y1="9.645cm" svg:x2="17.146cm" svg:y2="9.645cm">
            <text:p/>
          </draw:line>
          <draw:line draw:style-name="gr25" draw:text-style-name="P6" draw:layer="layout" svg:x1="12.058cm" svg:y1="12.165cm" svg:x2="17.104cm" svg:y2="12.165cm">
            <text:p/>
          </draw:line>
          <draw:line draw:style-name="gr25" draw:text-style-name="P6" draw:layer="layout" svg:x1="12.142cm" svg:y1="7.672cm" svg:x2="17.188cm" svg:y2="7.672cm">
            <text:p/>
          </draw:line>
          <draw:line draw:style-name="gr25" draw:text-style-name="P6" draw:layer="layout" svg:x1="12.184cm" svg:y1="11.325cm" svg:x2="17.23cm" svg:y2="11.325cm">
            <text:p/>
          </draw:line>
          <draw:line draw:style-name="gr25" draw:text-style-name="P6" draw:layer="layout" svg:x1="12.1cm" svg:y1="10.527cm" svg:x2="17.146cm" svg:y2="10.527cm">
            <text:p/>
          </draw:line>
        </draw:g>
        <draw:rect draw:style-name="gr29" draw:text-style-name="P12" draw:layer="layout" svg:width="5.123cm" svg:height="2.142cm" svg:x="20.593cm" svg:y="7.076cm">
          <text:p text:style-name="P6"><text:span text:style-name="T7">Vhost</text:span></text:p>
        </draw:rect>
        <draw:rect draw:style-name="gr28" draw:text-style-name="P12" draw:layer="layout" svg:width="5.123cm" svg:height="2.142cm" svg:x="3.294cm" svg:y="6.994cm">
          <text:p text:style-name="P6"><text:span text:style-name="T7">Guest</text:span></text:p>
        </draw:rect>
        <draw:custom-shape draw:style-name="gr32" draw:text-style-name="P6" xml:id="id33" draw:id="id33" draw:layer="layout" svg:width="4.233cm" svg:height="0.488cm" svg:x="16.282cm" svg:y="7.93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xml:id="id36" draw:id="id36" draw:layer="layout" svg:width="4.355cm" svg:height="0.448cm" svg:x="8.548cm" svg:y="7.9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3" xml:id="id37" draw:id="id37" draw:layer="layout" svg:width="2.035cm" svg:height="1.954cm" svg:x="20.557cm" svg:y="3.824cm">
          <text:p text:style-name="P6"><text:span text:style-name="T8">!</text:span></text:p>
          <draw:enhanced-geometry svg:viewBox="0 0 21600 21600" draw:glue-points="10800 0 5400 10800 10800 21600 16200 10800" draw:text-areas="5400 10800 16200 21600" draw:type="flowchart-extract" draw:enhanced-path="M 10800 0 L 21600 21600 0 21600 10800 0 Z N"/>
        </draw:custom-shape>
        <draw:g xml:id="id35" draw:id="id35">
          <draw:custom-shape draw:style-name="gr35" draw:text-style-name="P6" draw:layer="layout" svg:width="0.815cm" svg:height="0.815cm" svg:x="14.368cm" svg:y="9.687cm">
            <text:p/>
            <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
          </draw:custom-shape>
          <draw:ellipse draw:style-name="gr36" draw:text-style-name="P6" draw:layer="layout" svg:width="-0.578cm" svg:height="-0.549cm" svg:x="15.073cm" svg:y="10.346cm" draw:kind="arc" draw:start-angle="25.32" draw:end-angle="154.84">
            <text:p/>
          </draw:ellipse>
          <draw:ellipse draw:style-name="gr36" draw:text-style-name="P6" draw:layer="layout" svg:width="0.076cm" svg:height="0.081cm" svg:x="14.598cm" svg:y="9.891cm">
            <text:p/>
          </draw:ellipse>
          <draw:ellipse draw:style-name="gr36" draw:text-style-name="P6" draw:layer="layout" svg:width="0.089cm" svg:height="0.067cm" svg:x="14.89cm" svg:y="9.891cm">
            <text:p/>
          </draw:ellipse>
        </draw:g>
        <draw:custom-shape draw:name="used event index" draw:style-name="gr37" draw:text-style-name="P15" xml:id="id32" draw:id="id32" draw:layer="layout" svg:width="0.531cm" svg:height="0.437cm" svg:x="12.907cm" svg:y="7.897cm">
          <text:p text:style-name="P6"><text:span text:style-name="T10">!</text:span></text:p>
          <draw:enhanced-geometry svg:viewBox="0 0 21600 21600" draw:glue-points="10800 0 5400 10800 10800 21600 16200 10800" draw:text-areas="5400 10800 16200 21600" draw:type="flowchart-extract" draw:enhanced-path="M 10800 0 L 21600 21600 0 21600 10800 0 Z N"/>
        </draw:custom-shap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32" smil:attributeName="visibility" smil:to="visible"/>
                  <anim:transitionFilter smil:dur="2s" smil:targetElement="id32" smil:type="irisWipe" smil:subtype="rectangle" smil:direction="reverse"/>
                </anim:par>
              </anim:par>
              <anim:par smil:begin="2s">
                <anim:par smil:begin="10s" smil:fill="hold" smil:accelerate="0.5" smil:decelerate="0.5" presentation:node-type="after-previous" presentation:preset-class="motion-path">
                  <anim:animateMotion smil:dur="2s" smil:fill="hold" smil:targetElement="id33" svg:path="m0.00585714285714286-0.0019047619047619-0.00146428571428571 0.0407142857142857"/>
                </anim:par>
              </anim:par>
              <anim:par smil:begin="14s">
                <anim:par smil:begin="5s" smil:fill="hold" smil:accelerate="0.5" smil:decelerate="0.5" presentation:node-type="after-previous" presentation:preset-class="motion-path">
                  <anim:animateMotion smil:dur="2s" smil:fill="hold" smil:targetElement="id34" svg:path="m-0.00146428571428571 0.0116666666666667-0.639642857142857-0.00190476190476191"/>
                </anim:par>
              </anim:par>
              <anim:par smil:begin="21s">
                <anim:par smil:begin="5s" smil:fill="hold" smil:accelerate="0.5" smil:decelerate="0.5" presentation:node-type="after-previous" presentation:preset-class="motion-path">
                  <anim:animateMotion smil:dur="2s" smil:fill="hold" smil:targetElement="id33" svg:path="m0.00439285714285714 0.0444247735904178-0.00146428571428571 0.0425550686532283"/>
                </anim:par>
              </anim:par>
              <anim:par smil:begin="28s">
                <anim:par smil:begin="5s" smil:fill="hold" presentation:node-type="after-previous" presentation:preset-class="entrance" presentation:preset-id="ooo-entrance-appear">
                  <anim:set smil:begin="0s" smil:dur="0.001s" smil:fill="hold" smil:targetElement="id35" smil:attributeName="visibility" smil:to="visible"/>
                </anim:par>
              </anim:par>
              <anim:par smil:begin="33.001s">
                <anim:par smil:begin="5s" smil:fill="hold" smil:accelerate="0.5" smil:decelerate="0.5" presentation:node-type="after-previous" presentation:preset-class="motion-path">
                  <anim:animateMotion smil:dur="2s" smil:fill="hold" smil:targetElement="id36" svg:path="m-0.0123214285714286-0.000952380952380952v0.0426190476190476"/>
                </anim:par>
              </anim:par>
              <anim:par smil:begin="40.001s">
                <anim:par smil:begin="1s" smil:fill="hold" smil:accelerate="0.5" smil:decelerate="0.5" presentation:node-type="after-previous" presentation:preset-class="motion-path">
                  <anim:animateMotion smil:dur="2s" smil:fill="hold" smil:targetElement="id36" svg:path="m-0.0123214285714286 0.0463880663957431-0.00146428571428571 0.041297200023333"/>
                </anim:par>
              </anim:par>
              <anim:par smil:begin="43.001s">
                <anim:par smil:begin="5s" smil:fill="hold" smil:accelerate="0.5" smil:decelerate="0.5" presentation:node-type="after-previous" presentation:preset-class="motion-path" presentation:preset-id="ooo-motionpath-down">
                  <anim:animateMotion smil:dur="2s" smil:fill="hold" smil:targetElement="id32" svg:path="m0-0.0101350334762657v0.0967814244339126"/>
                </anim:par>
              </anim:par>
              <anim:par smil:begin="50.001s">
                <anim:par smil:begin="2s" smil:fill="hold" smil:accelerate="0.5" smil:decelerate="0.5" presentation:node-type="after-previous" presentation:preset-class="motion-path">
                  <anim:animateMotion smil:dur="2s" smil:fill="hold" smil:targetElement="id33" svg:path="m0.00292857142857143 0.0913466417134546-0.00146428571428571 0.0362370555208984"/>
                </anim:par>
              </anim:par>
              <anim:par smil:begin="54.001s">
                <anim:par smil:begin="2s" smil:fill="hold" presentation:node-type="after-previous" presentation:preset-class="entrance" presentation:preset-id="ooo-entrance-appear">
                  <anim:set smil:begin="0s" smil:dur="0.001s" smil:fill="hold" smil:targetElement="id37" smil:attributeName="visibility" smil:to="visible"/>
                </anim:par>
              </anim:par>
              <anim:par smil:begin="56.002s">
                <anim:par smil:begin="2s" smil:fill="hold" smil:accelerate="0.5" smil:decelerate="0.5" presentation:node-type="after-previous" presentation:preset-class="motion-path" presentation:preset-id="ooo-motionpath-left">
                  <anim:animateMotion smil:dur="2s" smil:fill="hold" smil:targetElement="id37" svg:path="m-0.0116292293233083 0h-0.521348684210526"/>
                </anim:par>
              </anim:par>
            </anim:par>
          </anim:seq>
        </anim:par>
        <presentation:notes draw:style-name="dp2">
          <draw:page-thumbnail draw:style-name="gr1" draw:layer="layout" svg:width="14.848cm" svg:height="11.136cm" svg:x="3.075cm" svg:y="2.257cm" draw:page-number="11" presentation:class="page"/>
          <draw:frame presentation:style-name="pr5" draw:text-style-name="P9" draw:layer="layout" svg:width="16.799cm" svg:height="13.114cm" svg:x="2.1cm" svg:y="14.107cm" presentation:class="notes" presentation:placeholder="true">
            <draw:text-box/>
          </draw:frame>
        </presentation:notes>
      </draw:page>
      <draw:page draw:name="page12" draw:style-name="dp1" draw:master-page-name="lyt-tunnel" presentation:presentation-page-layout-name="AL2T19">
        <office:forms form:automatic-focus="false" form:apply-design-mode="false"/>
        <draw:frame presentation:style-name="pr7" draw:text-style-name="P16" draw:layer="layout" svg:width="24cm" svg:height="2.843cm" svg:x="2cm" svg:y="1.5cm" presentation:class="title" presentation:user-transformed="true">
          <draw:text-box>
            <text:p><text:span text:style-name="T2">Extending virtio</text:span></text:p>
          </draw:text-box>
        </draw:frame>
        <draw:rect draw:style-name="gr38" draw:text-style-name="P17" draw:layer="layout" svg:width="1.24cm" svg:height="2.597cm" svg:x="6.632cm" svg:y="4.822cm">
          <text:p text:style-name="P6"><text:span text:style-name="T11">31</text:span></text:p>
        </draw:rect>
        <draw:rect draw:style-name="gr38" draw:text-style-name="P17" xml:id="id40" draw:id="id40" draw:layer="layout" svg:width="1.422cm" svg:height="2.597cm" svg:x="7.909cm" svg:y="4.822cm">
          <text:p text:style-name="P6"><text:span text:style-name="T11">30</text:span></text:p>
        </draw:rect>
        <draw:rect draw:style-name="gr38" draw:text-style-name="P17" draw:layer="layout" svg:width="1.455cm" svg:height="2.555cm" svg:x="9.333cm" svg:y="4.864cm">
          <text:p text:style-name="P6"><text:span text:style-name="T11">29</text:span></text:p>
        </draw:rect>
        <draw:rect draw:style-name="gr38" draw:text-style-name="P17" xml:id="id39" draw:id="id39" draw:layer="layout" svg:width="1.442cm" svg:height="2.595cm" svg:x="10.857cm" svg:y="4.823cm">
          <text:p text:style-name="P6"><text:span text:style-name="T11">28</text:span></text:p>
        </draw:rect>
        <draw:rect draw:style-name="gr38" draw:text-style-name="P17" xml:id="id38" draw:id="id38" draw:layer="layout" svg:width="13.2cm" svg:height="2.589cm" svg:x="12.348cm" svg:y="4.805cm">
          <text:p text:style-name="P6"><text:span text:style-name="T11">27-0</text:span></text:p>
        </draw:rect>
        <draw:rect draw:style-name="gr16" draw:text-style-name="P7" draw:layer="layout" svg:width="9.384cm" svg:height="3.303cm" svg:x="1.866cm" svg:y="8.106cm">
          <text:p text:style-name="P6"><text:span text:style-name="T3">test</text:span></text:p>
        </draw:rect>
        <draw:rect draw:style-name="gr9" draw:text-style-name="P7" draw:layer="layout" svg:width="16.51cm" svg:height="3.324cm" svg:x="9.525cm" svg:y="8.106cm">
          <text:p text:style-name="P6"><text:span text:style-name="T3">Guest</text:span></text:p>
        </draw:rect>
        <draw:rect draw:style-name="gr12" draw:text-style-name="P8" draw:layer="layout" svg:width="6.77cm" svg:height="2.478cm" svg:x="8.43cm" svg:y="12.065cm">
          <text:p text:style-name="P6"><text:span text:style-name="T4">eventfd</text:span></text:p>
        </draw:rect>
        <draw:rect draw:style-name="gr13" draw:text-style-name="P8" draw:layer="layout" svg:width="5.136cm" svg:height="2.272cm" svg:x="2.064cm" svg:y="12.065cm">
          <text:p text:style-name="P6"><text:span text:style-name="T4">KVM</text:span></text:p>
        </draw:rect>
        <draw:rect draw:style-name="gr6" draw:text-style-name="P8" draw:layer="layout" svg:width="9.072cm" svg:height="2.473cm" svg:x="16.529cm" svg:y="12.065cm">
          <text:p text:style-name="P6"><text:span text:style-name="T4">Vhost</text:span></text:p>
        </draw:rect>
        <draw:rect draw:style-name="gr15" draw:text-style-name="P8" draw:layer="layout" svg:width="4.98cm" svg:height="2.473cm" svg:x="9.625cm" svg:y="8.322cm">
          <text:p text:style-name="P6"><text:span text:style-name="T4">virtio</text:span></text:p>
        </draw:rect>
        <draw:rect draw:style-name="gr11" draw:text-style-name="P8" draw:layer="layout" svg:width="16.51cm" svg:height="2.54cm" svg:x="5.716cm" svg:y="15.875cm">
          <text:p text:style-name="P6"><text:span text:style-name="T4">qemu</text:span></text:p>
        </draw:rect>
        <draw:ellipse draw:name="circle 29" draw:style-name="gr39" draw:text-style-name="P6" xml:id="id41" draw:id="id41" draw:layer="layout" svg:width="2.554cm" svg:height="3.783cm" svg:x="8.844cm" svg:y="4.127cm">
          <text:p/>
        </draw:ellipse>
        <draw:ellipse draw:name="circle vhost" draw:style-name="gr39" draw:text-style-name="P6" xml:id="id42" draw:id="id42" draw:layer="layout" svg:width="9.972cm" svg:height="3.783cm" svg:x="16.164cm" svg:y="11.301cm">
          <text:p/>
        </draw:ellipse>
        <draw:ellipse draw:name="circle vhost" draw:style-name="gr39" draw:text-style-name="P6" xml:id="id44" draw:id="id44" draw:layer="layout" svg:width="5.65cm" svg:height="3.242cm" svg:x="9.432cm" svg:y="8.303cm">
          <text:p/>
        </draw:ellipse>
        <draw:ellipse draw:name="circle qemu" draw:style-name="gr39" draw:text-style-name="P6" xml:id="id43" draw:id="id43" draw:layer="layout" svg:width="5.65cm" svg:height="3.587cm" svg:x="10.415cm" svg:y="15.279cm">
          <text:p/>
        </draw:ellipse>
        <draw:ellipse draw:name="circle test" draw:style-name="gr39" draw:text-style-name="P6" xml:id="id45" draw:id="id45" draw:layer="layout" svg:width="8.694cm" svg:height="4.129cm" svg:x="0.738cm" svg:y="7.615cm">
          <text:p/>
        </draw:ellipse>
        <draw:frame draw:style-name="gr19" draw:text-style-name="P18" draw:layer="layout" svg:width="4.863cm" svg:height="1.517cm" svg:x="1.679cm" svg:y="5.283cm">
          <draw:text-box>
            <text:p text:style-name="P18"><text:span text:style-name="T11">features</text:span></text:p>
          </draw:text-box>
        </draw:frame>
        <anim:par presentation:node-type="timing-root">
          <anim:seq presentation:node-type="main-sequence">
            <anim:par smil:begin="next">
              <anim:par smil:begin="0s">
                <anim:par smil:begin="0s" smil:fill="hold" presentation:node-type="on-click" presentation:preset-class="exit" presentation:preset-id="ooo-exit-box" presentation:preset-sub-type="in">
                  <anim:transitionFilter smil:dur="2s" smil:targetElement="id38" smil:type="irisWipe" smil:subtype="rectangle" smil:mode="out" smil:direction="reverse"/>
                  <anim:set smil:begin="1.996s" smil:dur="0.004s" smil:fill="hold" smil:targetElement="id38" smil:attributeName="visibility" smil:to="hidden"/>
                </anim:par>
              </anim:par>
              <anim:par smil:begin="2s">
                <anim:par smil:begin="5s" smil:fill="hold" presentation:node-type="after-previous" presentation:preset-class="exit" presentation:preset-id="ooo-exit-box" presentation:preset-sub-type="in">
                  <anim:transitionFilter smil:dur="2s" smil:targetElement="id39" smil:type="irisWipe" smil:subtype="rectangle" smil:mode="out" smil:direction="reverse"/>
                  <anim:set smil:begin="1.996s" smil:dur="0.004s" smil:fill="hold" smil:targetElement="id39" smil:attributeName="visibility" smil:to="hidden"/>
                </anim:par>
                <anim:par smil:begin="5s" smil:fill="hold" presentation:node-type="with-previous" presentation:preset-class="exit" presentation:preset-id="ooo-exit-box" presentation:preset-sub-type="in">
                  <anim:transitionFilter smil:dur="2s" smil:targetElement="id40" smil:type="irisWipe" smil:subtype="rectangle" smil:mode="out" smil:direction="reverse"/>
                  <anim:set smil:begin="1.996s" smil:dur="0.004s" smil:fill="hold" smil:targetElement="id40" smil:attributeName="visibility" smil:to="hidden"/>
                </anim:par>
              </anim:par>
              <anim:par smil:begin="9s">
                <anim:par smil:begin="5s" smil:fill="hold" presentation:node-type="after-previous" presentation:preset-class="entrance" presentation:preset-id="ooo-entrance-dissolve-in">
                  <anim:set smil:begin="0s" smil:dur="0.001s" smil:fill="hold" smil:targetElement="id41" smil:attributeName="visibility" smil:to="visible"/>
                  <anim:transitionFilter smil:dur="0.5s" smil:targetElement="id41" smil:type="dissolve"/>
                </anim:par>
              </anim:par>
              <anim:par smil:begin="14.5s">
                <anim:par smil:begin="8s" smil:fill="hold" presentation:node-type="after-previous" presentation:preset-class="entrance" presentation:preset-id="ooo-entrance-circle" presentation:preset-sub-type="in">
                  <anim:set smil:begin="0s" smil:dur="0.001s" smil:fill="hold" smil:targetElement="id42" smil:attributeName="visibility" smil:to="visible"/>
                  <anim:transitionFilter smil:dur="2s" smil:targetElement="id42" smil:type="ellipseWipe" smil:subtype="horizontal" smil:direction="reverse"/>
                </anim:par>
              </anim:par>
              <anim:par smil:begin="24.5s">
                <anim:par smil:begin="8s" smil:fill="hold" presentation:node-type="after-previous" presentation:preset-class="entrance" presentation:preset-id="ooo-entrance-circle" presentation:preset-sub-type="in">
                  <anim:set smil:begin="0s" smil:dur="0.001s" smil:fill="hold" smil:targetElement="id43" smil:attributeName="visibility" smil:to="visible"/>
                  <anim:transitionFilter smil:dur="2s" smil:targetElement="id43" smil:type="ellipseWipe" smil:subtype="horizontal" smil:direction="reverse"/>
                </anim:par>
              </anim:par>
              <anim:par smil:begin="34.5s">
                <anim:par smil:begin="8s" smil:fill="hold" presentation:node-type="after-previous" presentation:preset-class="entrance" presentation:preset-id="ooo-entrance-circle" presentation:preset-sub-type="in">
                  <anim:set smil:begin="0s" smil:dur="0.001s" smil:fill="hold" smil:targetElement="id44" smil:attributeName="visibility" smil:to="visible"/>
                  <anim:transitionFilter smil:dur="2s" smil:targetElement="id44" smil:type="ellipseWipe" smil:subtype="horizontal" smil:direction="reverse"/>
                </anim:par>
              </anim:par>
              <anim:par smil:begin="44.5s">
                <anim:par smil:begin="5s" smil:fill="hold" presentation:node-type="after-previous" presentation:preset-class="entrance" presentation:preset-id="ooo-entrance-circle" presentation:preset-sub-type="in">
                  <anim:set smil:begin="0s" smil:dur="0.001s" smil:fill="hold" smil:targetElement="id45" smil:attributeName="visibility" smil:to="visible"/>
                  <anim:transitionFilter smil:dur="2s" smil:targetElement="id45" smil:type="ellipseWipe" smil:subtype="horizontal" smil:direction="reverse"/>
                </anim:par>
              </anim:par>
            </anim:par>
          </anim:seq>
        </anim:par>
        <presentation:notes draw:style-name="dp2">
          <draw:page-thumbnail draw:style-name="gr1" draw:layer="layout" svg:width="14.848cm" svg:height="11.136cm" svg:x="3.075cm" svg:y="2.257cm" draw:page-number="12" presentation:class="page"/>
          <draw:frame presentation:style-name="pr8" draw:text-style-name="P9" draw:layer="layout" svg:width="16.799cm" svg:height="13.364cm" svg:x="2.1cm" svg:y="14.107cm" presentation:class="notes" presentation:placeholder="true">
            <draw:text-box/>
          </draw:frame>
        </presentation:notes>
      </draw:page>
      <draw:page draw:name="page13" draw:style-name="dp1" draw:master-page-name="lyt-tunnel" presentation:presentation-page-layout-name="AL2T19">
        <office:forms form:automatic-focus="false" form:apply-design-mode="false"/>
        <draw:frame presentation:style-name="pr4" draw:text-style-name="P5" draw:layer="layout" svg:width="24cm" svg:height="2.844cm" svg:x="2cm" svg:y="1.5cm" presentation:class="title" presentation:user-transformed="true">
          <draw:text-box>
            <text:p><text:span text:style-name="T2">linux/tools/virtio</text:span></text:p>
          </draw:text-box>
        </draw:frame>
        <draw:rect draw:style-name="gr17" draw:text-style-name="P8" draw:layer="layout" svg:width="21.909cm" svg:height="13.494cm" svg:x="3.007cm" svg:y="4.242cm">
          <text:p/>
        </draw:rect>
        <draw:frame draw:style-name="gr20" draw:text-style-name="P11" xml:id="id46" draw:id="id46" draw:layer="layout" svg:width="20.782cm" svg:height="1.631cm" svg:x="3.074cm" svg:y="4.675cm">
          <draw:text-box>
            <text:p><text:span text:style-name="T5"># time ./virtio_test --no-event-idx</text:span></text:p>
          </draw:text-box>
        </draw:frame>
        <draw:frame draw:style-name="gr21" draw:text-style-name="P11" xml:id="id47" draw:id="id47" draw:layer="layout" svg:width="20.782cm" svg:height="4.457cm" svg:x="2.926cm" svg:y="6.387cm">
          <draw:text-box>
            <text:p><text:span text:style-name="T6">real <text:s text:c="3"/>0m0.649s</text:span></text:p>
            <text:p><text:span text:style-name="T6">user <text:s text:c="3"/>0m0.295s</text:span></text:p>
            <text:p><text:span text:style-name="T6">sys <text:s text:c="4"/>0m0.335s</text:span></text:p>
          </draw:text-box>
        </draw:frame>
        <draw:frame draw:style-name="gr20" draw:text-style-name="P11" xml:id="id48" draw:id="id48" draw:layer="layout" svg:width="20.782cm" svg:height="1.631cm" svg:x="3.074cm" svg:y="10.964cm">
          <draw:text-box>
            <text:p><text:span text:style-name="T5"># time ./virtio_test --event-idx</text:span></text:p>
          </draw:text-box>
        </draw:frame>
        <draw:frame draw:style-name="gr40" draw:text-style-name="P11" xml:id="id49" draw:id="id49" draw:layer="layout" svg:width="20.782cm" svg:height="4.469cm" svg:x="3.073cm" svg:y="12.53cm">
          <draw:text-box>
            <text:p><text:span text:style-name="T6">real <text:s text:c="3"/>0m0.169s</text:span></text:p>
            <text:p><text:span text:style-name="T6">user <text:s text:c="3"/>0m0.140s</text:span></text:p>
            <text:p><text:span text:style-name="T6">sys <text:s text:c="4"/>0m0.019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46" smil:attributeName="visibility" smil:to="visible"/>
                  <anim:transitionFilter smil:dur="0.5s" smil:targetElement="id46" smil:type="irisWipe" smil:subtype="rectangle" smil:direction="reverse"/>
                </anim:par>
              </anim:par>
              <anim:par smil:begin="0.5s">
                <anim:par smil:begin="5s" smil:fill="hold" presentation:node-type="after-previous" presentation:preset-class="entrance" presentation:preset-id="ooo-entrance-appear">
                  <anim:set smil:begin="0s" smil:dur="0.001s" smil:fill="hold" smil:targetElement="id47" smil:attributeName="visibility" smil:to="visible"/>
                </anim:par>
              </anim:par>
              <anim:par smil:begin="5.501s">
                <anim:par smil:begin="5s" smil:fill="hold" presentation:node-type="after-previous" presentation:preset-class="entrance" presentation:preset-id="ooo-entrance-appear">
                  <anim:set smil:begin="0s" smil:dur="0.001s" smil:fill="hold" smil:targetElement="id48" smil:attributeName="visibility" smil:to="visible"/>
                </anim:par>
              </anim:par>
              <anim:par smil:begin="10.502s">
                <anim:par smil:begin="5s" smil:fill="hold" presentation:node-type="after-previous"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5" draw:text-style-name="P9" draw:layer="layout" svg:width="16.799cm" svg:height="13.114cm" svg:x="2.1cm" svg:y="14.107cm" presentation:class="notes" presentation:placeholder="true">
            <draw:text-box/>
          </draw:frame>
        </presentation:notes>
      </draw:page>
      <draw:page draw:name="page14" draw:style-name="dp1" draw:master-page-name="lyt-tunnel" presentation:presentation-page-layout-name="AL2T19">
        <office:forms form:automatic-focus="false" form:apply-design-mode="false"/>
        <draw:frame presentation:style-name="pr9" draw:text-style-name="P5" draw:layer="layout" svg:width="24cm" svg:height="2.368cm" svg:x="2cm" svg:y="1.738cm" presentation:class="title" presentation:user-transformed="true">
          <draw:text-box>
            <text:p><text:span text:style-name="T2">virtio-net TX</text:span></text:p>
          </draw:text-box>
        </draw:frame>
        <draw:rect draw:style-name="gr9" draw:text-style-name="P7" draw:layer="layout" svg:width="12.367cm" svg:height="2.54cm" svg:x="2.276cm" svg:y="5.08cm">
          <text:p text:style-name="P6"><text:span text:style-name="T3">Guest</text:span></text:p>
        </draw:rect>
        <draw:rect draw:style-name="gr5" draw:text-style-name="P8" draw:layer="layout" svg:width="4.314cm" svg:height="2.54cm" svg:x="2.453cm" svg:y="10.018cm">
          <text:p text:style-name="P6"><text:span text:style-name="T4">KVM</text:span></text:p>
        </draw:rect>
        <draw:rect draw:style-name="gr6" draw:text-style-name="P8" draw:layer="layout" svg:width="5.007cm" svg:height="2.54cm" svg:x="8.222cm" svg:y="10.019cm">
          <text:p text:style-name="P6"><text:span text:style-name="T4">Vhost</text:span></text:p>
        </draw:rect>
        <draw:rect draw:style-name="gr41" draw:text-style-name="P8" draw:layer="layout" svg:width="4.314cm" svg:height="2.54cm" svg:x="12.789cm" svg:y="15.001cm">
          <text:p text:style-name="P6"><text:span text:style-name="T4">NIC</text:span></text:p>
        </draw:rect>
        <draw:rect draw:style-name="gr42" draw:text-style-name="P8" draw:layer="layout" svg:width="7.629cm" svg:height="2.645cm" svg:x="14.645cm" svg:y="10.092cm">
          <text:p text:style-name="P6"><text:span text:style-name="T4">macvtap</text:span></text:p>
        </draw:rect>
        <draw:g xml:id="id50" draw:id="id50">
          <draw:rect draw:style-name="gr43" draw:text-style-name="P6" draw:layer="layout" svg:width="5.785cm" svg:height="1.575cm" svg:x="18.583cm" svg:y="5.809cm">
            <text:p/>
          </draw:rect>
          <draw:line draw:style-name="gr43" draw:text-style-name="P6" draw:layer="layout" svg:x1="21.5cm" svg:y1="6.429cm" svg:x2="24.368cm" svg:y2="5.784cm">
            <text:p/>
          </draw:line>
          <draw:line draw:style-name="gr43" draw:text-style-name="P6" draw:layer="layout" svg:x1="18.583cm" svg:y1="5.81cm" svg:x2="21.451cm" svg:y2="6.403cm">
            <text:p/>
          </draw:line>
        </draw:g>
        <draw:custom-shape draw:style-name="gr8" draw:text-style-name="P6" xml:id="id51" draw:id="id51" draw:layer="layout" svg:width="0.738cm" svg:height="2.338cm" svg:x="4.553cm" svg:y="7.6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xml:id="id52" draw:id="id52" draw:layer="layout" svg:width="1.415cm" svg:height="0.738cm" svg:x="6.768cm" svg:y="11.0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xml:id="id53" draw:id="id53" draw:layer="layout" svg:width="1.354cm" svg:height="0.8cm" svg:x="13.29cm" svg:y="11.0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54" draw:id="id54">
          <draw:rect draw:style-name="gr44" draw:text-style-name="P6" draw:layer="layout" svg:width="5.785cm" svg:height="1.575cm" svg:x="18.584cm" svg:y="5.809cm">
            <text:p/>
          </draw:rect>
          <draw:line draw:style-name="gr44" draw:text-style-name="P6" draw:layer="layout" svg:x1="21.501cm" svg:y1="6.429cm" svg:x2="24.369cm" svg:y2="5.784cm">
            <text:p/>
          </draw:line>
          <draw:line draw:style-name="gr44" draw:text-style-name="P6" draw:layer="layout" svg:x1="18.584cm" svg:y1="5.81cm" svg:x2="21.452cm" svg:y2="6.403cm">
            <text:p/>
          </draw:line>
        </draw:g>
        <draw:custom-shape draw:style-name="gr8" draw:text-style-name="P6" xml:id="id55" draw:id="id55" draw:layer="layout" svg:width="0.8cm" svg:height="2.215cm" svg:x="15.444cm" svg:y="12.7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xml:id="id56" draw:id="id56" draw:layer="layout" svg:width="1.661cm" svg:height="0.923cm" svg:x="17.044cm" svg:y="15.8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50" smil:attributeName="visibility" smil:to="visible"/>
                  <anim:transitionFilter smil:dur="0.5s" smil:targetElement="id50" smil:type="irisWipe" smil:subtype="rectangle" smil:direction="reverse"/>
                </anim:par>
              </anim:par>
              <anim:par smil:begin="0.5s">
                <anim:par smil:begin="4s" smil:fill="hold" presentation:node-type="after-previous" presentation:preset-class="entrance" presentation:preset-id="ooo-entrance-box" presentation:preset-sub-type="in">
                  <anim:set smil:begin="0s" smil:dur="0.004s" smil:fill="hold" smil:targetElement="id51" smil:attributeName="visibility" smil:to="visible"/>
                  <anim:transitionFilter smil:dur="2s" smil:targetElement="id51" smil:type="irisWipe" smil:subtype="rectangle" smil:direction="reverse"/>
                </anim:par>
                <anim:par smil:begin="4s" smil:fill="hold" presentation:node-type="with-previous" presentation:preset-class="entrance" presentation:preset-id="ooo-entrance-box" presentation:preset-sub-type="in">
                  <anim:set smil:begin="0s" smil:dur="0.004s" smil:fill="hold" smil:targetElement="id52" smil:attributeName="visibility" smil:to="visible"/>
                  <anim:transitionFilter smil:dur="2s" smil:targetElement="id52" smil:type="irisWipe" smil:subtype="rectangle" smil:direction="reverse"/>
                </anim:par>
              </anim:par>
              <anim:par smil:begin="6.5s">
                <anim:par smil:begin="10s" smil:fill="hold" presentation:node-type="after-previous" presentation:preset-class="entrance" presentation:preset-id="ooo-entrance-box" presentation:preset-sub-type="in">
                  <anim:set smil:begin="0s" smil:dur="0.004s" smil:fill="hold" smil:targetElement="id53" smil:attributeName="visibility" smil:to="visible"/>
                  <anim:transitionFilter smil:dur="2s" smil:targetElement="id53" smil:type="irisWipe" smil:subtype="rectangle" smil:direction="reverse"/>
                </anim:par>
              </anim:par>
              <anim:par smil:begin="18.5s">
                <anim:par smil:begin="8s" smil:fill="hold" smil:accelerate="0.5" smil:decelerate="0.5" presentation:preset-property="Direction" presentation:node-type="after-previous" presentation:preset-class="entrance" presentation:preset-id="ooo-entrance-box" presentation:preset-sub-type="in">
                  <anim:set smil:begin="0s" smil:dur="0.00025s" smil:fill="hold" smil:targetElement="id54" smil:attributeName="visibility" smil:to="visible"/>
                  <anim:transitionFilter smil:dur="0.125s" smil:targetElement="id54" smil:type="irisWipe" smil:subtype="rectangle" smil:direction="reverse"/>
                </anim:par>
              </anim:par>
              <anim:par smil:begin="26.625s">
                <anim:par smil:begin="6s" smil:fill="hold" smil:accelerate="0.5" smil:decelerate="0.5" presentation:node-type="after-previous" presentation:preset-class="motion-path" presentation:preset-id="ooo-motionpath-down">
                  <anim:animateMotion smil:dur="2s" smil:fill="hold" smil:targetElement="id54" svg:path="m0 0.00537312871436093v0.458385242232754"/>
                </anim:par>
              </anim:par>
              <anim:par smil:begin="34.625s">
                <anim:par smil:begin="10s" smil:fill="hold" presentation:node-type="after-previous" presentation:preset-class="entrance" presentation:preset-id="ooo-entrance-appear">
                  <anim:set smil:begin="0s" smil:dur="0.001s" smil:fill="hold" smil:targetElement="id55" smil:attributeName="visibility" smil:to="visible"/>
                </anim:par>
              </anim:par>
              <anim:par smil:begin="44.626s">
                <anim:par smil:begin="2s" smil:fill="hold" presentation:node-type="after-previous" presentation:preset-class="entrance" presentation:preset-id="ooo-entrance-box" presentation:preset-sub-type="in">
                  <anim:set smil:begin="0s" smil:dur="0.004s" smil:fill="hold" smil:targetElement="id56" smil:attributeName="visibility" smil:to="visible"/>
                  <anim:transitionFilter smil:dur="2s" smil:targetElement="id56" smil:type="irisWipe" smil:subtype="rectangle" smil:direction="reverse"/>
                </anim:par>
              </anim:par>
            </anim:par>
          </anim:seq>
        </anim:par>
        <presentation:notes draw:style-name="dp2">
          <draw:page-thumbnail draw:style-name="gr1" draw:layer="layout" svg:width="14.848cm" svg:height="11.136cm" svg:x="3.075cm" svg:y="2.257cm" draw:page-number="14" presentation:class="page"/>
          <draw:frame presentation:style-name="pr5" draw:text-style-name="P9" draw:layer="layout" svg:width="16.799cm" svg:height="13.114cm" svg:x="2.1cm" svg:y="14.107cm" presentation:class="notes" presentation:placeholder="true">
            <draw:text-box/>
          </draw:frame>
        </presentation:notes>
      </draw:page>
      <draw:page draw:name="page15" draw:style-name="dp1" draw:master-page-name="lyt-tunnel" presentation:presentation-page-layout-name="AL2T19">
        <office:forms form:automatic-focus="false" form:apply-design-mode="false"/>
        <draw:frame presentation:style-name="pr9" draw:text-style-name="P5" draw:layer="layout" svg:width="24cm" svg:height="2.368cm" svg:x="2cm" svg:y="1.738cm" presentation:class="title" presentation:user-transformed="true">
          <draw:text-box>
            <text:p><text:span text:style-name="T2">Zcopy TX</text:span></text:p>
          </draw:text-box>
        </draw:frame>
        <draw:rect draw:style-name="gr9" draw:text-style-name="P7" draw:layer="layout" svg:width="12.367cm" svg:height="2.54cm" svg:x="2.276cm" svg:y="5.08cm">
          <text:p text:style-name="P6"><text:span text:style-name="T3">Guest</text:span></text:p>
        </draw:rect>
        <draw:rect draw:style-name="gr5" draw:text-style-name="P8" draw:layer="layout" svg:width="4.314cm" svg:height="2.54cm" svg:x="2.453cm" svg:y="10.018cm">
          <text:p text:style-name="P6"><text:span text:style-name="T4">KVM</text:span></text:p>
        </draw:rect>
        <draw:rect draw:style-name="gr6" draw:text-style-name="P8" draw:layer="layout" svg:width="5.007cm" svg:height="2.54cm" svg:x="8.222cm" svg:y="10.019cm">
          <text:p text:style-name="P6"><text:span text:style-name="T4">Vhost</text:span></text:p>
        </draw:rect>
        <draw:rect draw:style-name="gr41" draw:text-style-name="P8" draw:layer="layout" svg:width="4.314cm" svg:height="2.54cm" svg:x="12.789cm" svg:y="15.001cm">
          <text:p text:style-name="P6"><text:span text:style-name="T4">NIC</text:span></text:p>
        </draw:rect>
        <draw:rect draw:style-name="gr42" draw:text-style-name="P8" draw:layer="layout" svg:width="7.629cm" svg:height="2.645cm" svg:x="14.645cm" svg:y="10.092cm">
          <text:p text:style-name="P6"><text:span text:style-name="T4">macvtap</text:span></text:p>
        </draw:rect>
        <draw:g xml:id="id57" draw:id="id57">
          <draw:rect draw:style-name="gr43" draw:text-style-name="P6" draw:layer="layout" svg:width="5.785cm" svg:height="1.575cm" svg:x="18.583cm" svg:y="5.809cm">
            <text:p/>
          </draw:rect>
          <draw:line draw:style-name="gr43" draw:text-style-name="P6" draw:layer="layout" svg:x1="21.5cm" svg:y1="6.429cm" svg:x2="24.368cm" svg:y2="5.784cm">
            <text:p/>
          </draw:line>
          <draw:line draw:style-name="gr43" draw:text-style-name="P6" draw:layer="layout" svg:x1="18.583cm" svg:y1="5.81cm" svg:x2="21.451cm" svg:y2="6.403cm">
            <text:p/>
          </draw:line>
        </draw:g>
        <draw:custom-shape draw:style-name="gr8" draw:text-style-name="P6" xml:id="id58" draw:id="id58" draw:layer="layout" svg:width="0.738cm" svg:height="2.338cm" svg:x="4.553cm" svg:y="7.6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xml:id="id59" draw:id="id59" draw:layer="layout" svg:width="1.415cm" svg:height="0.738cm" svg:x="6.677cm" svg:y="11.1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xml:id="id60" draw:id="id60" draw:layer="layout" svg:width="1.354cm" svg:height="0.923cm" svg:x="13.29cm" svg:y="10.68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61" draw:id="id61">
          <draw:rect draw:style-name="gr44" draw:text-style-name="P6" draw:layer="layout" svg:width="5.785cm" svg:height="1.575cm" svg:x="18.584cm" svg:y="5.809cm">
            <text:p/>
          </draw:rect>
          <draw:line draw:style-name="gr44" draw:text-style-name="P6" draw:layer="layout" svg:x1="21.501cm" svg:y1="6.429cm" svg:x2="24.369cm" svg:y2="5.784cm">
            <text:p/>
          </draw:line>
          <draw:line draw:style-name="gr44" draw:text-style-name="P6" draw:layer="layout" svg:x1="18.584cm" svg:y1="5.81cm" svg:x2="21.452cm" svg:y2="6.403cm">
            <text:p/>
          </draw:line>
        </draw:g>
        <draw:custom-shape draw:style-name="gr8" draw:text-style-name="P6" xml:id="id62" draw:id="id62" draw:layer="layout" svg:width="0.8cm" svg:height="2.215cm" svg:x="14.89cm" svg:y="12.7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45" draw:text-style-name="P6" xml:id="id63" draw:id="id63" draw:layer="layout" svg:width="6.892cm" svg:height="0.431cm" svg:x="17.105cm" svg:y="16.121cm">
          <text:p/>
        </draw:rect>
        <draw:custom-shape draw:style-name="gr8" draw:text-style-name="P6" xml:id="id64" draw:id="id64" draw:layer="layout" svg:width="0.555cm" svg:height="9.291cm" svg:x="23.565cm" svg:y="7.2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xml:id="id65" draw:id="id65" draw:layer="layout" svg:width="0.739cm" svg:height="2.153cm" svg:x="16.059cm" svg:y="12.79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xml:id="id66" draw:id="id66" draw:layer="layout" svg:width="1.416cm" svg:height="0.738cm" svg:x="13.167cm" svg:y="11.50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xml:id="id67" draw:id="id67" draw:layer="layout" svg:width="0.739cm" svg:height="2.153cm" svg:x="10.182cm" svg:y="7.7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57" smil:attributeName="visibility" smil:to="visible"/>
                  <anim:transitionFilter smil:dur="0.5s" smil:targetElement="id57" smil:type="irisWipe" smil:subtype="rectangle" smil:direction="reverse"/>
                </anim:par>
              </anim:par>
              <anim:par smil:begin="0.5s">
                <anim:par smil:begin="4s" smil:fill="hold" presentation:node-type="after-previous" presentation:preset-class="entrance" presentation:preset-id="ooo-entrance-box" presentation:preset-sub-type="in">
                  <anim:set smil:begin="0s" smil:dur="0.004s" smil:fill="hold" smil:targetElement="id58" smil:attributeName="visibility" smil:to="visible"/>
                  <anim:transitionFilter smil:dur="2s" smil:targetElement="id58" smil:type="irisWipe" smil:subtype="rectangle" smil:direction="reverse"/>
                </anim:par>
                <anim:par smil:begin="4s" smil:fill="hold" presentation:node-type="with-previous" presentation:preset-class="entrance" presentation:preset-id="ooo-entrance-box" presentation:preset-sub-type="in">
                  <anim:set smil:begin="0s" smil:dur="0.004s" smil:fill="hold" smil:targetElement="id59" smil:attributeName="visibility" smil:to="visible"/>
                  <anim:transitionFilter smil:dur="2s" smil:targetElement="id59" smil:type="irisWipe" smil:subtype="rectangle" smil:direction="reverse"/>
                </anim:par>
              </anim:par>
              <anim:par smil:begin="6.5s">
                <anim:par smil:begin="5s" smil:fill="hold" presentation:node-type="after-previous" presentation:preset-class="entrance" presentation:preset-id="ooo-entrance-box" presentation:preset-sub-type="in">
                  <anim:set smil:begin="0s" smil:dur="0.004s" smil:fill="hold" smil:targetElement="id60" smil:attributeName="visibility" smil:to="visible"/>
                  <anim:transitionFilter smil:dur="2s" smil:targetElement="id60" smil:type="irisWipe" smil:subtype="rectangle" smil:direction="reverse"/>
                </anim:par>
                <anim:par smil:begin="8s" smil:fill="hold" smil:accelerate="0.5" smil:decelerate="0.5" presentation:preset-property="Direction" presentation:node-type="with-previous" presentation:preset-class="entrance" presentation:preset-id="ooo-entrance-box" presentation:preset-sub-type="in">
                  <anim:set smil:begin="0s" smil:dur="0.004s" smil:fill="hold" smil:targetElement="id61" smil:attributeName="visibility" smil:to="visible"/>
                  <anim:transitionFilter smil:dur="2s" smil:targetElement="id61" smil:type="irisWipe" smil:subtype="rectangle" smil:direction="reverse"/>
                </anim:par>
              </anim:par>
              <anim:par smil:begin="16.5s">
                <anim:par smil:begin="8s" smil:fill="hold" presentation:node-type="after-previous" presentation:preset-class="entrance" presentation:preset-id="ooo-entrance-appear">
                  <anim:set smil:begin="0s" smil:dur="0.001s" smil:fill="hold" smil:targetElement="id62" smil:attributeName="visibility" smil:to="visible"/>
                </anim:par>
              </anim:par>
              <anim:par smil:begin="24.501s">
                <anim:par smil:begin="4s" smil:fill="hold" presentation:node-type="after-previous" presentation:preset-class="entrance" presentation:preset-id="ooo-entrance-appear">
                  <anim:set smil:begin="0s" smil:dur="0.000002s" smil:fill="hold" smil:targetElement="id63" smil:attributeName="visibility" smil:to="visible"/>
                </anim:par>
                <anim:par smil:begin="4s" smil:fill="hold" presentation:node-type="with-previous" presentation:preset-class="entrance" presentation:preset-id="ooo-entrance-appear">
                  <anim:set smil:begin="0s" smil:dur="0.001s" smil:fill="hold" smil:targetElement="id64" smil:attributeName="visibility" smil:to="visible"/>
                </anim:par>
              </anim:par>
              <anim:par smil:begin="28.502s">
                <anim:par smil:begin="10s" smil:fill="hold" presentation:node-type="after-previous" presentation:preset-class="entrance" presentation:preset-id="ooo-entrance-box" presentation:preset-sub-type="in">
                  <anim:set smil:begin="0s" smil:dur="0.001s" smil:fill="hold" smil:targetElement="id65" smil:attributeName="visibility" smil:to="visible"/>
                  <anim:transitionFilter smil:dur="0.5s" smil:targetElement="id65" smil:type="irisWipe" smil:subtype="rectangle" smil:direction="reverse"/>
                </anim:par>
              </anim:par>
              <anim:par smil:begin="39.002s">
                <anim:par smil:begin="6s" smil:fill="hold" presentation:node-type="after-previous" presentation:preset-class="entrance" presentation:preset-id="ooo-entrance-box" presentation:preset-sub-type="in">
                  <anim:set smil:begin="0s" smil:dur="0.001s" smil:fill="hold" smil:targetElement="id66" smil:attributeName="visibility" smil:to="visible"/>
                  <anim:transitionFilter smil:dur="0.5s" smil:targetElement="id66" smil:type="irisWipe" smil:subtype="rectangle" smil:direction="reverse"/>
                </anim:par>
                <anim:par smil:begin="4s" smil:fill="hold" presentation:preset-property="Direction" presentation:node-type="with-previous" presentation:preset-class="exit" presentation:preset-id="ooo-exit-box" presentation:preset-sub-type="in">
                  <anim:transitionFilter smil:dur="0.5s" smil:targetElement="id61" smil:type="irisWipe" smil:subtype="rectangle" smil:mode="out" smil:direction="reverse"/>
                  <anim:set smil:begin="0.499s" smil:dur="0.001s" smil:fill="hold" smil:targetElement="id61" smil:attributeName="visibility" smil:to="hidden"/>
                </anim:par>
              </anim:par>
              <anim:par smil:begin="45.502s">
                <anim:par smil:begin="5s" smil:fill="hold" presentation:node-type="after-previous" presentation:preset-class="entrance" presentation:preset-id="ooo-entrance-box" presentation:preset-sub-type="in">
                  <anim:set smil:begin="0s" smil:dur="0.004s" smil:fill="hold" smil:targetElement="id67" smil:attributeName="visibility" smil:to="visible"/>
                  <anim:transitionFilter smil:dur="2s" smil:targetElement="id67" smil:type="irisWipe" smil:subtype="rectangle" smil:direction="reverse"/>
                </anim:par>
              </anim:par>
              <anim:par smil:begin="52.502s">
                <anim:par smil:begin="5s" smil:fill="hold" presentation:node-type="after-previous" presentation:preset-class="exit" presentation:preset-id="ooo-exit-box" presentation:preset-sub-type="in">
                  <anim:transitionFilter smil:dur="2s" smil:targetElement="id57" smil:type="irisWipe" smil:subtype="rectangle" smil:mode="out" smil:direction="reverse"/>
                  <anim:set smil:begin="1.996s" smil:dur="0.004s" smil:fill="hold" smil:targetElement="id57" smil:attributeName="visibility" smil:to="hidden"/>
                </anim:par>
              </anim:par>
            </anim:par>
          </anim:seq>
        </anim:par>
        <presentation:notes draw:style-name="dp2">
          <draw:page-thumbnail draw:style-name="gr1" draw:layer="layout" svg:width="14.848cm" svg:height="11.136cm" svg:x="3.075cm" svg:y="2.257cm" draw:page-number="15" presentation:class="page"/>
          <draw:frame presentation:style-name="pr5" draw:text-style-name="P9" draw:layer="layout" svg:width="16.799cm" svg:height="13.114cm" svg:x="2.1cm" svg:y="14.107cm" presentation:class="notes" presentation:placeholder="true">
            <draw:text-box/>
          </draw:frame>
        </presentation:notes>
      </draw:page>
      <draw:page draw:name="page16" draw:style-name="dp1" draw:master-page-name="lyt-tunnel" presentation:presentation-page-layout-name="AL3T3">
        <office:forms form:automatic-focus="false" form:apply-design-mode="false"/>
        <draw:frame presentation:style-name="pr4" draw:text-style-name="P5" draw:layer="layout" svg:width="24cm" svg:height="2.844cm" svg:x="2cm" svg:y="1.5cm" presentation:class="title">
          <draw:text-box>
            <text:p><text:span text:style-name="T2">Guest -&gt; External</text:span></text:p>
          </draw:text-box>
        </draw:frame>
        <draw:line draw:style-name="gr46" draw:text-style-name="P6" draw:layer="layout" svg:x1="2.522cm" svg:y1="17.63cm" svg:x2="2.522cm" svg:y2="7.539cm">
          <text:p/>
        </draw:line>
        <draw:line draw:style-name="gr46" draw:text-style-name="P6" draw:layer="layout" svg:x1="2.341cm" svg:y1="17.781cm" svg:x2="25.264cm" svg:y2="17.747cm">
          <text:p/>
        </draw:line>
        <draw:rect draw:style-name="gr38" draw:text-style-name="P12" draw:layer="layout" svg:width="2.626cm" svg:height="8.638cm" svg:x="10.413cm" svg:y="9.1cm">
          <text:p text:style-name="P6"><text:span text:style-name="T7">4K</text:span></text:p>
        </draw:rect>
        <draw:rect draw:style-name="gr38" draw:text-style-name="P12" draw:layer="layout" svg:width="2.539cm" svg:height="10.328cm" svg:x="18.066cm" svg:y="7.425cm">
          <text:p text:style-name="P6"><text:span text:style-name="T7">64K</text:span></text:p>
        </draw:rect>
        <draw:rect draw:style-name="gr47" draw:text-style-name="P12" draw:layer="layout" svg:width="2.634cm" svg:height="10.312cm" svg:x="13.031cm" svg:y="7.379cm">
          <text:p text:style-name="P6"><text:span text:style-name="T7">4K</text:span></text:p>
        </draw:rect>
        <draw:rect draw:style-name="gr47" draw:text-style-name="P19" draw:layer="layout" svg:width="2.486cm" svg:height="11.852cm" svg:x="20.514cm" svg:y="5.931cm">
          <text:p text:style-name="P6"><text:span text:style-name="T12">64K</text:span></text:p>
        </draw:rect>
        <draw:line draw:style-name="gr48" draw:text-style-name="P6" draw:layer="layout" svg:x1="2.399cm" svg:y1="5.161cm" svg:x2="24.857cm" svg:y2="5.071cm">
          <text:p/>
        </draw:line>
        <draw:frame draw:style-name="gr49" draw:text-style-name="P20" draw:layer="layout" svg:width="4.708cm" svg:height="1.539cm" svg:x="4.166cm" svg:y="5.161cm">
          <draw:text-box>
            <text:p><text:span text:style-name="T13">10 Gb/s</text:span></text:p>
          </draw:text-box>
        </draw:frame>
        <draw:rect draw:style-name="gr38" draw:text-style-name="P12" draw:layer="layout" svg:width="2.626cm" svg:height="3.205cm" svg:x="4.165cm" svg:y="14.488cm">
          <text:p text:style-name="P6"><text:span text:style-name="T7">2K</text:span></text:p>
        </draw:rect>
        <draw:rect draw:style-name="gr47" draw:text-style-name="P12" draw:layer="layout" svg:width="2.634cm" svg:height="5.15cm" svg:x="6.692cm" svg:y="12.586cm">
          <text:p text:style-name="P6"><text:span text:style-name="T7">2K</text:span></text:p>
        </draw:rect>
        <presentation:notes draw:style-name="dp2">
          <draw:page-thumbnail draw:style-name="gr1" draw:layer="layout" svg:width="14.848cm" svg:height="11.136cm" svg:x="3.075cm" svg:y="2.257cm" draw:page-number="16" presentation:class="page"/>
          <draw:frame presentation:style-name="pr5" draw:text-style-name="P9" draw:layer="layout" svg:width="16.799cm" svg:height="13.114cm" svg:x="2.1cm" svg:y="14.107cm" presentation:class="notes" presentation:placeholder="true">
            <draw:text-box/>
          </draw:frame>
        </presentation:notes>
      </draw:page>
      <draw:page draw:name="page17" draw:style-name="dp1" draw:master-page-name="lyt-tunnel" presentation:presentation-page-layout-name="AL2T19">
        <office:forms form:automatic-focus="false" form:apply-design-mode="false"/>
        <draw:frame presentation:style-name="pr4" draw:text-style-name="P5" draw:layer="layout" svg:width="24cm" svg:height="2.844cm" svg:x="2cm" svg:y="1.501cm" presentation:class="title" presentation:user-transformed="true">
          <draw:text-box>
            <text:p/>
          </draw:text-box>
        </draw:frame>
        <draw:rect draw:style-name="gr9" draw:text-style-name="P7" draw:layer="layout" svg:width="9.317cm" svg:height="1.661cm" svg:x="3.843cm" svg:y="5.081cm">
          <text:p text:style-name="P6"><text:span text:style-name="T3">Guest</text:span></text:p>
        </draw:rect>
        <draw:rect draw:style-name="gr50" draw:text-style-name="P21" draw:layer="layout" svg:width="1.978cm" svg:height="1.66cm" svg:x="8.764cm" svg:y="8.349cm">
          <text:p text:style-name="P6"><text:span text:style-name="T14">tap</text:span></text:p>
        </draw:rect>
        <draw:rect draw:style-name="gr5" draw:text-style-name="P12" draw:layer="layout" svg:width="2.261cm" svg:height="1.66cm" svg:x="2.453cm" svg:y="8.309cm">
          <text:p text:style-name="P6"><text:span text:style-name="T7">KVM</text:span></text:p>
        </draw:rect>
        <draw:rect draw:style-name="gr6" draw:text-style-name="P21" draw:layer="layout" svg:width="2.623cm" svg:height="1.66cm" svg:x="5.476cm" svg:y="8.31cm">
          <text:p text:style-name="P6"><text:span text:style-name="T14">Vhost</text:span></text:p>
        </draw:rect>
        <draw:rect draw:style-name="gr50" draw:text-style-name="P22" draw:layer="layout" svg:width="4.677cm" svg:height="1.66cm" svg:x="11.646cm" svg:y="8.35cm">
          <text:p text:style-name="P6"><text:span text:style-name="T15">bridge</text:span></text:p>
        </draw:rect>
        <draw:g draw:name="packet1">
          <draw:rect draw:style-name="gr43" draw:text-style-name="P6" draw:layer="layout" svg:width="5.785cm" svg:height="1.575cm" svg:x="19.64cm" svg:y="4.693cm">
            <text:p/>
          </draw:rect>
          <draw:line draw:style-name="gr43" draw:text-style-name="P6" draw:layer="layout" svg:x1="22.557cm" svg:y1="5.313cm" svg:x2="25.425cm" svg:y2="4.668cm">
            <text:p/>
          </draw:line>
          <draw:line draw:style-name="gr43" draw:text-style-name="P6" draw:layer="layout" svg:x1="19.64cm" svg:y1="4.694cm" svg:x2="22.508cm" svg:y2="5.287cm">
            <text:p/>
          </draw:line>
        </draw:g>
        <draw:rect draw:style-name="gr41" draw:text-style-name="P8" draw:layer="layout" svg:width="4.314cm" svg:height="2.54cm" svg:x="11.613cm" svg:y="12.993cm">
          <text:p text:style-name="P6"><text:span text:style-name="T4">NIC</text:span></text:p>
        </draw:rect>
        <draw:custom-shape draw:name="bridge2nic" draw:style-name="gr8" draw:text-style-name="P6" xml:id="id76" draw:id="id76" draw:layer="layout" svg:width="0.594cm" svg:height="3.077cm" svg:x="13.577cm" svg:y="10.112cm">
          <text:p/>
          <draw:enhanced-geometry svg:viewBox="0 0 21600 21600" draw:text-areas="?f0 0 ?f2 ?f5" draw:type="down-arrow" draw:modifiers="17059.649122807 8422.1848739495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name="p1 locked" xml:id="id71" draw:id="id71">
          <draw:rect draw:style-name="gr44" draw:text-style-name="P6" draw:layer="layout" svg:width="5.785cm" svg:height="1.575cm" svg:x="19.628cm" svg:y="4.631cm">
            <text:p/>
          </draw:rect>
          <draw:line draw:style-name="gr44" draw:text-style-name="P6" draw:layer="layout" svg:x1="22.545cm" svg:y1="5.251cm" svg:x2="25.413cm" svg:y2="4.606cm">
            <text:p/>
          </draw:line>
          <draw:line draw:style-name="gr44" draw:text-style-name="P6" draw:layer="layout" svg:x1="19.628cm" svg:y1="4.632cm" svg:x2="22.496cm" svg:y2="5.225cm">
            <text:p/>
          </draw:line>
        </draw:g>
        <draw:frame presentation:style-name="pr10" draw:text-style-name="P14" draw:layer="layout" svg:width="24cm" svg:height="3.984cm" svg:x="2cm" svg:y="0.93cm" presentation:class="title" presentation:user-transformed="true">
          <draw:text-box>
            <text:p><text:span text:style-name="T9">Filtering</text:span></text:p>
          </draw:text-box>
        </draw:frame>
        <draw:custom-shape draw:name="gest2kvm" draw:style-name="gr8" draw:text-style-name="P6" xml:id="id68" draw:id="id68" draw:layer="layout" svg:width="0.815cm" svg:height="1.584cm" svg:x="3.939cm" svg:y="6.747cm">
          <text:p/>
          <draw:enhanced-geometry svg:viewBox="0 0 21600 21600" draw:mirror-horizontal="false" draw:mirror-vertical="false" draw:text-areas="?f0 0 ?f2 ?f5" draw:type="down-arrow" draw:modifiers="17059.649122807 8422.1848739495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kvm2vhost" draw:style-name="gr8" draw:text-style-name="P6" xml:id="id69" draw:id="id69" draw:layer="layout" svg:width="0.883cm" svg:height="0.738cm" svg:x="4.641cm" svg:y="8.8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vhost2tap" draw:style-name="gr8" draw:text-style-name="P6" xml:id="id70" draw:id="id70" draw:layer="layout" svg:width="0.883cm" svg:height="0.738cm" svg:x="8.038cm" svg:y="8.8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ap2bridge" draw:style-name="gr8" draw:text-style-name="P6" xml:id="id72" draw:id="id72" draw:layer="layout" svg:width="0.88cm" svg:height="0.698cm" svg:x="10.801cm" svg:y="8.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23" xml:id="id73" draw:id="id73" draw:layer="layout" svg:width="3.598cm" svg:height="1.826cm" svg:x="15.011cm" svg:y="6.339cm">
          <draw:text-box>
            <text:p><text:span text:style-name="T16">:80?</text:span></text:p>
          </draw:text-box>
        </draw:frame>
        <draw:frame draw:style-name="gr51" draw:text-style-name="P23" xml:id="id74" draw:id="id74" draw:layer="layout" svg:width="2.828cm" svg:height="1.826cm" svg:x="19.629cm" svg:y="4.483cm">
          <draw:text-box>
            <text:p><text:span text:style-name="T16">:80</text:span></text:p>
          </draw:text-box>
        </draw:frame>
        <draw:g draw:name="smile" xml:id="id75" draw:id="id75">
          <draw:custom-shape draw:style-name="gr35" draw:text-style-name="P6" draw:layer="layout" svg:width="0.933cm" svg:height="0.997cm" svg:x="17.313cm" svg:y="6.7cm">
            <text:p/>
            <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
          </draw:custom-shape>
          <draw:ellipse draw:style-name="gr36" draw:text-style-name="P6" draw:layer="layout" svg:width="-0.662cm" svg:height="-0.671cm" svg:x="18.12cm" svg:y="7.506cm" draw:kind="arc" draw:start-angle="25.32" draw:end-angle="154.84">
            <text:p/>
          </draw:ellipse>
          <draw:ellipse draw:style-name="gr36" draw:text-style-name="P6" draw:layer="layout" svg:width="0.087cm" svg:height="0.099cm" svg:x="17.576cm" svg:y="6.95cm">
            <text:p/>
          </draw:ellipse>
          <draw:ellipse draw:style-name="gr36" draw:text-style-name="P6" draw:layer="layout" svg:width="0.101cm" svg:height="0.082cm" svg:x="17.911cm" svg:y="6.95cm">
            <text:p/>
          </draw:ellipse>
        </draw:g>
        <draw:custom-shape draw:name="guest2packet" draw:style-name="gr52" draw:text-style-name="P6" xml:id="id78" draw:id="id78" draw:layer="layout" svg:width="6.27cm" svg:height="0.738cm" svg:x="13.38cm" svg:y="5.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23" xml:id="id79" draw:id="id79" draw:layer="layout" svg:width="2.828cm" svg:height="1.826cm" svg:x="19.629cm" svg:y="4.483cm">
          <draw:text-box>
            <text:p><text:span text:style-name="T16">:22</text:span></text:p>
          </draw:text-box>
        </draw:frame>
        <draw:rect draw:style-name="gr45" draw:text-style-name="P6" xml:id="id80" draw:id="id80" draw:layer="layout" svg:width="6.892cm" svg:height="0.431cm" svg:x="16.11cm" svg:y="14.266cm">
          <text:p/>
        </draw:rect>
        <draw:custom-shape draw:style-name="gr8" draw:text-style-name="P6" xml:id="id81" draw:id="id81" draw:layer="layout" svg:width="0.555cm" svg:height="8.674cm" svg:x="22.661cm" svg:y="5.9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name="hacker" xml:id="id77" draw:id="id77">
          <draw:custom-shape draw:style-name="gr53" draw:text-style-name="P6" draw:layer="layout" svg:width="1.041cm" svg:height="1.087cm" svg:x="13.085cm" svg:y="3.893cm">
            <text:p/>
            <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
          </draw:custom-shape>
          <draw:ellipse draw:style-name="gr54" draw:text-style-name="P6" draw:layer="layout" svg:width="0.071cm" svg:height="0.083cm" svg:x="13.434cm" svg:y="4.193cm">
            <text:p/>
          </draw:ellipse>
          <draw:ellipse draw:style-name="gr54" draw:text-style-name="P6" draw:layer="layout" svg:width="0.085cm" svg:height="0.068cm" svg:x="13.712cm" svg:y="4.193cm">
            <text:p/>
          </draw:ellipse>
          <draw:g>
            <draw:g>
              <draw:line draw:style-name="gr55" draw:text-style-name="P6" draw:layer="layout" svg:x1="13.307cm" svg:y1="4.747cm" svg:x2="13.41cm" svg:y2="4.486cm">
                <text:p/>
              </draw:line>
              <draw:line draw:style-name="gr55" draw:text-style-name="P6" draw:layer="layout" svg:x1="13.411cm" svg:y1="4.486cm" svg:x2="13.514cm" svg:y2="4.747cm">
                <text:p/>
              </draw:line>
            </draw:g>
            <draw:g>
              <draw:line draw:style-name="gr55" draw:text-style-name="P6" draw:layer="layout" svg:x1="13.506cm" svg:y1="4.747cm" svg:x2="13.609cm" svg:y2="4.486cm">
                <text:p/>
              </draw:line>
              <draw:line draw:style-name="gr55" draw:text-style-name="P6" draw:layer="layout" svg:x1="13.609cm" svg:y1="4.486cm" svg:x2="13.712cm" svg:y2="4.747cm">
                <text:p/>
              </draw:line>
            </draw:g>
            <draw:g>
              <draw:line draw:style-name="gr55" draw:text-style-name="P6" draw:layer="layout" svg:x1="13.713cm" svg:y1="4.738cm" svg:x2="13.816cm" svg:y2="4.477cm">
                <text:p/>
              </draw:line>
              <draw:line draw:style-name="gr55" draw:text-style-name="P6" draw:layer="layout" svg:x1="13.816cm" svg:y1="4.477cm" svg:x2="13.919cm" svg:y2="4.738cm">
                <text:p/>
              </draw:line>
            </draw:g>
          </draw:g>
        </draw:g>
        <draw:g draw:name="sad" xml:id="id82" draw:id="id82">
          <draw:custom-shape draw:style-name="gr33" draw:text-style-name="P6" draw:layer="layout" svg:width="0.895cm" svg:height="0.855cm" svg:x="13.093cm" svg:y="15.664cm">
            <text:p/>
            <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
          </draw:custom-shape>
          <draw:ellipse draw:style-name="gr34" draw:text-style-name="P6" draw:layer="layout" svg:width="0.636cm" svg:height="0.601cm" svg:x="13.244cm" svg:y="16.134cm" draw:kind="arc" draw:start-angle="25.16" draw:end-angle="154.68">
            <text:p/>
          </draw:ellipse>
          <draw:ellipse draw:style-name="gr34" draw:text-style-name="P6" draw:layer="layout" svg:width="0.084cm" svg:height="0.085cm" svg:x="13.345cm" svg:y="15.878cm">
            <text:p/>
          </draw:ellipse>
          <draw:ellipse draw:style-name="gr34" draw:text-style-name="P6" draw:layer="layout" svg:width="0.098cm" svg:height="0.071cm" svg:x="13.666cm" svg:y="15.878cm">
            <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smil:begin="0.001s">
                <anim:par smil:begin="5s" smil:fill="hold" presentation:node-type="after-previous" presentation:preset-class="entrance" presentation:preset-id="ooo-entrance-box" presentation:preset-sub-type="in">
                  <anim:set smil:begin="0s" smil:dur="0.004s" smil:fill="hold" smil:targetElement="id71" smil:attributeName="visibility" smil:to="visible"/>
                  <anim:transitionFilter smil:dur="2s" smil:targetElement="id71" smil:type="irisWipe" smil:subtype="rectangle" smil:direction="reverse"/>
                </anim:par>
              </anim:par>
              <anim:par smil:begin="7.001s">
                <anim:par smil:begin="5s" smil:fill="hold" presentation:node-type="after-previous" presentation:preset-class="entrance" presentation:preset-id="ooo-entrance-appear">
                  <anim:set smil:begin="0s" smil:dur="0.001s" smil:fill="hold" smil:targetElement="id72" smil:attributeName="visibility" smil:to="visible"/>
                </anim:par>
              </anim:par>
              <anim:par smil:begin="12.002s">
                <anim:par smil:begin="5s" smil:fill="hold" presentation:node-type="after-previous" presentation:preset-class="entrance" presentation:preset-id="ooo-entrance-appear">
                  <anim:set smil:begin="0s" smil:dur="0.001s" smil:fill="hold" smil:targetElement="id73" smil:attributeName="visibility" smil:to="visible"/>
                </anim:par>
              </anim:par>
              <anim:par smil:begin="17.003s">
                <anim:par smil:begin="5s" smil:fill="hold" presentation:node-type="after-previous" presentation:preset-class="entrance" presentation:preset-id="ooo-entrance-appear">
                  <anim:set smil:begin="0s" smil:dur="0.001s" smil:fill="hold" smil:targetElement="id74" smil:attributeName="visibility" smil:to="visible"/>
                </anim:par>
              </anim:par>
              <anim:par smil:begin="22.004s">
                <anim:par smil:begin="5s" smil:fill="hold" presentation:node-type="after-previous" presentation:preset-class="entrance" presentation:preset-id="ooo-entrance-box" presentation:preset-sub-type="in">
                  <anim:set smil:begin="0s" smil:dur="0.004s" smil:fill="hold" smil:targetElement="id75" smil:attributeName="visibility" smil:to="visible"/>
                  <anim:transitionFilter smil:dur="2s" smil:targetElement="id75" smil:type="irisWipe" smil:subtype="rectangle" smil:direction="reverse"/>
                </anim:par>
              </anim:par>
              <anim:par smil:begin="29.004s">
                <anim:par smil:begin="5s" smil:fill="hold" presentation:node-type="after-previous" presentation:preset-class="entrance" presentation:preset-id="ooo-entrance-appear">
                  <anim:set smil:begin="0s" smil:dur="0.001s" smil:fill="hold" smil:targetElement="id76" smil:attributeName="visibility" smil:to="visible"/>
                </anim:par>
              </anim:par>
              <anim:par smil:begin="34.005s">
                <anim:par smil:begin="5s" smil:fill="hold" presentation:node-type="after-previous" presentation:preset-class="entrance" presentation:preset-id="ooo-entrance-appear">
                  <anim:set smil:begin="0s" smil:dur="0.001s" smil:fill="hold" smil:targetElement="id77" smil:attributeName="visibility" smil:to="visible"/>
                </anim:par>
              </anim:par>
              <anim:par smil:begin="39.006s">
                <anim:par smil:begin="5s" smil:fill="hold" presentation:node-type="after-previous" presentation:preset-class="entrance" presentation:preset-id="ooo-entrance-appear">
                  <anim:set smil:begin="0s" smil:dur="0.001s" smil:fill="hold" smil:targetElement="id78" smil:attributeName="visibility" smil:to="visible"/>
                </anim:par>
              </anim:par>
              <anim:par smil:begin="44.007s">
                <anim:par smil:begin="5s" smil:fill="hold" presentation:node-type="after-previous" presentation:preset-class="exit" presentation:preset-id="ooo-exit-box" presentation:preset-sub-type="in">
                  <anim:transitionFilter smil:dur="2s" smil:targetElement="id74" smil:type="irisWipe" smil:subtype="rectangle" smil:mode="out" smil:direction="reverse"/>
                  <anim:set smil:begin="1.996s" smil:dur="0.004s" smil:fill="hold" smil:targetElement="id74" smil:attributeName="visibility" smil:to="hidden"/>
                </anim:par>
                <anim:par smil:begin="5s" smil:fill="hold" presentation:node-type="with-previous" presentation:preset-class="entrance" presentation:preset-id="ooo-entrance-box" presentation:preset-sub-type="in">
                  <anim:set smil:begin="0s" smil:dur="0.004s" smil:fill="hold" smil:targetElement="id79" smil:attributeName="visibility" smil:to="visible"/>
                  <anim:transitionFilter smil:dur="2s" smil:targetElement="id79" smil:type="irisWipe" smil:subtype="rectangle" smil:direction="reverse"/>
                </anim:par>
              </anim:par>
              <anim:par smil:begin="51.007s">
                <anim:par smil:begin="5s" smil:fill="hold" presentation:node-type="after-previous" presentation:preset-class="entrance" presentation:preset-id="ooo-entrance-appear">
                  <anim:set smil:begin="0s" smil:dur="0.001s" smil:fill="hold" smil:targetElement="id80" smil:attributeName="visibility" smil:to="visible"/>
                </anim:par>
                <anim:par smil:begin="5s" smil:fill="hold" presentation:node-type="with-previous" presentation:preset-class="entrance" presentation:preset-id="ooo-entrance-appear">
                  <anim:set smil:begin="0s" smil:dur="0.001s" smil:fill="hold" smil:targetElement="id81" smil:attributeName="visibility" smil:to="visible"/>
                </anim:par>
              </anim:par>
              <anim:par smil:begin="56.008s">
                <anim:par smil:begin="5s" smil:fill="hold" presentation:node-type="after-previous" presentation:preset-class="entrance" presentation:preset-id="ooo-entrance-box" presentation:preset-sub-type="in">
                  <anim:set smil:begin="0s" smil:dur="0.004s" smil:fill="hold" smil:targetElement="id82" smil:attributeName="visibility" smil:to="visible"/>
                  <anim:transitionFilter smil:dur="2s" smil:targetElement="id82" smil:type="irisWipe" smil:subtype="rectangle" smil:direction="reverse"/>
                </anim:par>
              </anim:par>
            </anim:par>
          </anim:seq>
        </anim:par>
        <presentation:notes draw:style-name="dp2">
          <draw:page-thumbnail draw:style-name="gr1" draw:layer="layout" svg:width="14.848cm" svg:height="11.136cm" svg:x="3.075cm" svg:y="2.257cm" draw:page-number="17" presentation:class="page"/>
          <draw:frame presentation:style-name="pr5" draw:text-style-name="P9" draw:layer="layout" svg:width="16.799cm" svg:height="13.114cm" svg:x="2.1cm" svg:y="14.107cm" presentation:class="notes" presentation:placeholder="true">
            <draw:text-box/>
          </draw:frame>
        </presentation:notes>
      </draw:page>
      <draw:page draw:name="page18" draw:style-name="dp1" draw:master-page-name="lyt-tunnel" presentation:presentation-page-layout-name="AL2T19">
        <office:forms form:automatic-focus="false" form:apply-design-mode="false"/>
        <draw:rect draw:style-name="gr56" draw:text-style-name="P24" xml:id="id86" draw:id="id86" draw:layer="layout" svg:width="3.26cm" svg:height="2.829cm" svg:x="17.536cm" svg:y="14.275cm">
          <text:p text:style-name="P6"><text:span text:style-name="T17"/></text:p>
          <text:p text:style-name="P6"><text:span text:style-name="T17"/></text:p>
          <text:p text:style-name="P6"><text:span text:style-name="T17">skbuff</text:span></text:p>
        </draw:rect>
        <draw:frame presentation:style-name="pr9" draw:text-style-name="P5" draw:layer="layout" svg:width="24cm" svg:height="2.368cm" svg:x="2cm" svg:y="1.738cm" presentation:class="title" presentation:user-transformed="true">
          <draw:text-box>
            <text:p><text:span text:style-name="T2">Partial copy</text:span></text:p>
          </draw:text-box>
        </draw:frame>
        <draw:rect draw:style-name="gr9" draw:text-style-name="P7" draw:layer="layout" svg:width="12.367cm" svg:height="2.54cm" svg:x="2.276cm" svg:y="5.08cm">
          <text:p text:style-name="P6"><text:span text:style-name="T3">Guest</text:span></text:p>
        </draw:rect>
        <draw:rect draw:name="kvm" draw:style-name="gr5" draw:text-style-name="P12" draw:layer="layout" svg:width="2.573cm" svg:height="1.301cm" svg:x="2.453cm" svg:y="10.018cm">
          <text:p text:style-name="P6"><text:span text:style-name="T7">KVM</text:span></text:p>
        </draw:rect>
        <draw:rect draw:style-name="gr6" draw:text-style-name="P12" draw:layer="layout" svg:width="3.188cm" svg:height="1.526cm" svg:x="6.275cm" svg:y="9.883cm">
          <text:p text:style-name="P6"><text:span text:style-name="T7">Vhost</text:span></text:p>
        </draw:rect>
        <draw:rect draw:style-name="gr41" draw:text-style-name="P8" draw:layer="layout" svg:width="4.314cm" svg:height="2.54cm" svg:x="11.929cm" svg:y="15.801cm">
          <text:p text:style-name="P6"><text:span text:style-name="T4">NIC</text:span></text:p>
        </draw:rect>
        <draw:g>
          <draw:rect draw:style-name="gr43" draw:text-style-name="P12" draw:layer="layout" svg:width="2.401cm" svg:height="1.661cm" svg:x="18.073cm" svg:y="5.538cm">
            <text:p/>
          </draw:rect>
          <draw:line draw:style-name="gr43" draw:text-style-name="P6" draw:layer="layout" svg:x1="18.073cm" svg:y1="5.538cm" svg:x2="20.404cm" svg:y2="5.961cm">
            <text:p/>
          </draw:line>
        </draw:g>
        <draw:custom-shape draw:style-name="gr8" draw:text-style-name="P6" draw:layer="layout" svg:width="0.738cm" svg:height="2.338cm" svg:x="3.376cm" svg:y="7.5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kvm2vhst" draw:style-name="gr8" draw:text-style-name="P6" draw:layer="layout" svg:width="1.415cm" svg:height="0.738cm" svg:x="4.866cm" svg:y="10.2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host2tap" draw:style-name="gr8" draw:text-style-name="P6" xml:id="id83" draw:id="id83" draw:layer="layout" svg:width="1.354cm" svg:height="0.923cm" svg:x="9.441cm" svg:y="10.279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43" draw:text-style-name="P6" draw:layer="layout" svg:width="4.497cm" svg:height="1.695cm" svg:x="20.49cm" svg:y="5.504cm">
              <text:p/>
            </draw:rect>
            <draw:line draw:style-name="gr43" draw:text-style-name="P6" draw:layer="layout" svg:x1="21.597cm" svg:y1="6.277cm" svg:x2="25.045cm" svg:y2="5.477cm">
              <text:p/>
            </draw:line>
          </draw:g>
          <draw:line draw:style-name="gr44" draw:text-style-name="P6" draw:layer="layout" svg:x1="20.305cm" svg:y1="6.03cm" svg:x2="21.597cm" svg:y2="6.277cm">
            <text:p/>
          </draw:line>
        </draw:g>
        <draw:custom-shape draw:name="bridg2nic" draw:style-name="gr8" draw:text-style-name="P6" xml:id="id90" draw:id="id90" draw:layer="layout" svg:width="0.8cm" svg:height="4.224cm" svg:x="14.89cm" svg:y="11.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name="nic2pkt" draw:style-name="gr45" draw:text-style-name="P6" xml:id="id94" draw:id="id94" draw:layer="layout" svg:width="7.753cm" svg:height="0.37cm" svg:x="16.182cm" svg:y="17.536cm">
          <text:p/>
        </draw:rect>
        <draw:custom-shape draw:name="nic2body" draw:style-name="gr8" draw:text-style-name="P6" xml:id="id95" draw:id="id95" draw:layer="layout" svg:width="0.863cm" svg:height="10.46cm" svg:x="23.565cm" svg:y="7.26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name="locked header" xml:id="id85" draw:id="id85">
          <draw:rect draw:style-name="gr57" draw:text-style-name="P12" draw:layer="layout" svg:width="2.337cm" svg:height="1.661cm" svg:x="18.074cm" svg:y="5.539cm">
            <text:p text:style-name="P6"><text:span text:style-name="T7">:80</text:span></text:p>
          </draw:rect>
          <draw:line draw:style-name="gr44" draw:text-style-name="P6" draw:layer="layout" svg:x1="18.074cm" svg:y1="5.539cm" svg:x2="20.343cm" svg:y2="5.962cm">
            <text:p/>
          </draw:line>
        </draw:g>
        <draw:g draw:name="locked body" xml:id="id84" draw:id="id84">
          <draw:g>
            <draw:rect draw:style-name="gr44" draw:text-style-name="P6" draw:layer="layout" svg:width="4.497cm" svg:height="1.695cm" svg:x="20.49cm" svg:y="5.504cm">
              <text:p/>
            </draw:rect>
            <draw:line draw:style-name="gr44" draw:text-style-name="P6" draw:layer="layout" svg:x1="21.597cm" svg:y1="6.277cm" svg:x2="25.045cm" svg:y2="5.477cm">
              <text:p/>
            </draw:line>
          </draw:g>
          <draw:line draw:style-name="gr44" draw:text-style-name="P6" draw:layer="layout" svg:x1="20.305cm" svg:y1="6.03cm" svg:x2="21.597cm" svg:y2="6.277cm">
            <text:p/>
          </draw:line>
        </draw:g>
        <draw:custom-shape draw:name="nic2hdr" draw:style-name="gr8" draw:text-style-name="P6" xml:id="id96" draw:id="id96" draw:layer="layout" svg:width="3.015cm" svg:height="0.8cm" svg:x="20.736cm" svg:y="15.5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0" draw:text-style-name="P21" draw:layer="layout" svg:width="1.978cm" svg:height="1.66cm" svg:x="10.847cm" svg:y="10.025cm">
          <text:p text:style-name="P6"><text:span text:style-name="T14">tap</text:span></text:p>
        </draw:rect>
        <draw:rect draw:style-name="gr50" draw:text-style-name="P22" draw:layer="layout" svg:width="4.677cm" svg:height="1.66cm" svg:x="13.729cm" svg:y="10.026cm">
          <text:p text:style-name="P6"><text:span text:style-name="T15">bridge</text:span></text:p>
        </draw:rect>
        <draw:custom-shape draw:name="tap2bridge" draw:style-name="gr8" draw:text-style-name="P6" xml:id="id87" draw:id="id87" draw:layer="layout" svg:width="0.88cm" svg:height="0.607cm" svg:x="12.884cm" svg:y="10.57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23" xml:id="id88" draw:id="id88" draw:layer="layout" svg:width="3.598cm" svg:height="1.826cm" svg:x="16.278cm" svg:y="8.06cm">
          <draw:text-box>
            <text:p><text:span text:style-name="T16">:80?</text:span></text:p>
          </draw:text-box>
        </draw:frame>
        <draw:g draw:name="smile" xml:id="id89" draw:id="id89">
          <draw:custom-shape draw:style-name="gr35" draw:text-style-name="P6" draw:layer="layout" svg:width="0.933cm" svg:height="0.997cm" svg:x="18.58cm" svg:y="8.421cm">
            <text:p/>
            <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
          </draw:custom-shape>
          <draw:ellipse draw:style-name="gr36" draw:text-style-name="P6" draw:layer="layout" svg:width="-0.662cm" svg:height="-0.671cm" svg:x="19.387cm" svg:y="9.227cm" draw:kind="arc" draw:start-angle="25.32" draw:end-angle="154.84">
            <text:p/>
          </draw:ellipse>
          <draw:ellipse draw:style-name="gr36" draw:text-style-name="P6" draw:layer="layout" svg:width="0.087cm" svg:height="0.099cm" svg:x="18.843cm" svg:y="8.671cm">
            <text:p/>
          </draw:ellipse>
          <draw:ellipse draw:style-name="gr36" draw:text-style-name="P6" draw:layer="layout" svg:width="0.101cm" svg:height="0.082cm" svg:x="19.178cm" svg:y="8.671cm">
            <text:p/>
          </draw:ellipse>
        </draw:g>
        <draw:custom-shape draw:name="guest2packet" draw:style-name="gr52" draw:text-style-name="P6" xml:id="id92" draw:id="id92" draw:layer="layout" svg:width="3.758cm" svg:height="0.652cm" svg:x="14.352cm" svg:y="5.59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hacker" xml:id="id93" draw:id="id93">
          <draw:custom-shape draw:style-name="gr53" draw:text-style-name="P6" draw:layer="layout" svg:width="1.041cm" svg:height="1.087cm" svg:x="14.67cm" svg:y="4.526cm">
            <text:p/>
            <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
          </draw:custom-shape>
          <draw:ellipse draw:style-name="gr54" draw:text-style-name="P6" draw:layer="layout" svg:width="0.071cm" svg:height="0.083cm" svg:x="15.019cm" svg:y="4.826cm">
            <text:p/>
          </draw:ellipse>
          <draw:ellipse draw:style-name="gr54" draw:text-style-name="P6" draw:layer="layout" svg:width="0.085cm" svg:height="0.068cm" svg:x="15.297cm" svg:y="4.826cm">
            <text:p/>
          </draw:ellipse>
          <draw:g>
            <draw:g>
              <draw:line draw:style-name="gr55" draw:text-style-name="P6" draw:layer="layout" svg:x1="14.892cm" svg:y1="5.38cm" svg:x2="14.995cm" svg:y2="5.119cm">
                <text:p/>
              </draw:line>
              <draw:line draw:style-name="gr55" draw:text-style-name="P6" draw:layer="layout" svg:x1="14.996cm" svg:y1="5.119cm" svg:x2="15.099cm" svg:y2="5.38cm">
                <text:p/>
              </draw:line>
            </draw:g>
            <draw:g>
              <draw:line draw:style-name="gr55" draw:text-style-name="P6" draw:layer="layout" svg:x1="15.091cm" svg:y1="5.38cm" svg:x2="15.194cm" svg:y2="5.119cm">
                <text:p/>
              </draw:line>
              <draw:line draw:style-name="gr55" draw:text-style-name="P6" draw:layer="layout" svg:x1="15.194cm" svg:y1="5.119cm" svg:x2="15.297cm" svg:y2="5.38cm">
                <text:p/>
              </draw:line>
            </draw:g>
            <draw:g>
              <draw:line draw:style-name="gr55" draw:text-style-name="P6" draw:layer="layout" svg:x1="15.298cm" svg:y1="5.371cm" svg:x2="15.401cm" svg:y2="5.11cm">
                <text:p/>
              </draw:line>
              <draw:line draw:style-name="gr55" draw:text-style-name="P6" draw:layer="layout" svg:x1="15.401cm" svg:y1="5.11cm" svg:x2="15.504cm" svg:y2="5.371cm">
                <text:p/>
              </draw:line>
            </draw:g>
          </draw:g>
        </draw:g>
        <draw:frame draw:style-name="gr51" draw:text-style-name="P25" xml:id="id91" draw:id="id91" draw:layer="layout" svg:width="2.828cm" svg:height="1.352cm" svg:x="18cm" svg:y="5.659cm">
          <draw:text-box>
            <text:p><text:span text:style-name="T7">:22</text:span></text:p>
          </draw:text-box>
        </draw:frame>
        <draw:g draw:name="smile2" xml:id="id97" draw:id="id97">
          <draw:custom-shape draw:style-name="gr35" draw:text-style-name="P6" draw:layer="layout" svg:width="0.933cm" svg:height="0.997cm" svg:x="12.514cm" svg:y="17.84cm">
            <text:p/>
            <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
          </draw:custom-shape>
          <draw:ellipse draw:style-name="gr36" draw:text-style-name="P6" draw:layer="layout" svg:width="-0.662cm" svg:height="-0.671cm" svg:x="13.321cm" svg:y="18.646cm" draw:kind="arc" draw:start-angle="25.32" draw:end-angle="154.84">
            <text:p/>
          </draw:ellipse>
          <draw:ellipse draw:style-name="gr36" draw:text-style-name="P6" draw:layer="layout" svg:width="0.087cm" svg:height="0.099cm" svg:x="12.777cm" svg:y="18.09cm">
            <text:p/>
          </draw:ellipse>
          <draw:ellipse draw:style-name="gr36" draw:text-style-name="P6" draw:layer="layout" svg:width="0.101cm" svg:height="0.082cm" svg:x="13.112cm" svg:y="18.09cm">
            <text:p/>
          </draw:ellipse>
        </draw:g>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83" smil:attributeName="visibility" smil:to="visible"/>
                  <anim:transitionFilter smil:dur="2s" smil:targetElement="id83"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84" smil:attributeName="visibility" smil:to="visible"/>
                  <anim:transitionFilter smil:dur="2s" smil:targetElement="id84"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85" smil:attributeName="visibility" smil:to="visible"/>
                  <anim:transitionFilter smil:dur="2s" smil:targetElement="id85" smil:type="irisWipe" smil:subtype="rectangle" smil:direction="revers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smil:begin="2s">
                <anim:par smil:begin="5s" smil:fill="hold" smil:accelerate="0.5" smil:decelerate="0.5" presentation:node-type="after-previous" presentation:preset-class="motion-path" presentation:preset-id="ooo-motionpath-down">
                  <anim:animateMotion smil:dur="2s" smil:fill="hold" smil:targetElement="id85" svg:path="m-0.00841071428571429 0.00357422708510018v0.417803264576661"/>
                </anim:par>
              </anim:par>
              <anim:par smil:begin="9s">
                <anim:par smil:begin="5s" smil:fill="hold" presentation:node-type="after-previous" presentation:preset-class="entrance" presentation:preset-id="ooo-entrance-appear">
                  <anim:set smil:begin="0s" smil:dur="0.001s" smil:fill="hold" smil:targetElement="id87" smil:attributeName="visibility" smil:to="visible"/>
                </anim:par>
              </anim:par>
              <anim:par smil:begin="14.001s">
                <anim:par smil:begin="5s" smil:fill="hold" presentation:node-type="after-previous" presentation:preset-class="entrance" presentation:preset-id="ooo-entrance-appear">
                  <anim:set smil:begin="0s" smil:dur="0.001s" smil:fill="hold" smil:targetElement="id88" smil:attributeName="visibility" smil:to="visible"/>
                </anim:par>
              </anim:par>
              <anim:par smil:begin="19.002s">
                <anim:par smil:begin="5s" smil:fill="hold" presentation:node-type="after-previous" presentation:preset-class="entrance" presentation:preset-id="ooo-entrance-box" presentation:preset-sub-type="in">
                  <anim:set smil:begin="0s" smil:dur="0.004s" smil:fill="hold" smil:targetElement="id89" smil:attributeName="visibility" smil:to="visible"/>
                  <anim:transitionFilter smil:dur="2s" smil:targetElement="id89" smil:type="irisWipe" smil:subtype="rectangle" smil:direction="reverse"/>
                </anim:par>
                <anim:par smil:begin="17s" smil:fill="hold" presentation:node-type="with-previous" presentation:preset-class="entrance" presentation:preset-id="ooo-entrance-box" presentation:preset-sub-type="in">
                  <anim:set smil:begin="0s" smil:dur="0.004s" smil:fill="hold" smil:targetElement="id90" smil:attributeName="visibility" smil:to="visible"/>
                  <anim:transitionFilter smil:dur="2s" smil:targetElement="id90" smil:type="irisWipe" smil:subtype="rectangle" smil:direction="reverse"/>
                </anim:par>
              </anim:par>
              <anim:par smil:begin="38.002s">
                <anim:par smil:begin="5s" smil:fill="hold" presentation:node-type="after-previous" presentation:preset-class="entrance" presentation:preset-id="ooo-entrance-appear">
                  <anim:set smil:begin="0s" smil:dur="0.001s" smil:fill="hold" smil:targetElement="id91" smil:attributeName="visibility" smil:to="visible"/>
                </anim:par>
                <anim:par smil:begin="5s" smil:fill="hold" presentation:node-type="with-previous" presentation:preset-class="entrance" presentation:preset-id="ooo-entrance-box" presentation:preset-sub-type="in">
                  <anim:set smil:begin="0s" smil:dur="0.004s" smil:fill="hold" smil:targetElement="id92" smil:attributeName="visibility" smil:to="visible"/>
                  <anim:transitionFilter smil:dur="2s" smil:targetElement="id92" smil:type="irisWipe" smil:subtype="rectangle" smil:direction="reverse"/>
                </anim:par>
                <anim:par smil:begin="5s" smil:fill="hold" presentation:node-type="with-previous" presentation:preset-class="entrance" presentation:preset-id="ooo-entrance-box" presentation:preset-sub-type="in">
                  <anim:set smil:begin="0s" smil:dur="0.004s" smil:fill="hold" smil:targetElement="id93" smil:attributeName="visibility" smil:to="visible"/>
                  <anim:transitionFilter smil:dur="2s" smil:targetElement="id93" smil:type="irisWipe" smil:subtype="rectangle" smil:direction="reverse"/>
                </anim:par>
              </anim:par>
              <anim:par smil:begin="45.002s">
                <anim:par smil:begin="11s" smil:fill="hold" presentation:node-type="after-previous" presentation:preset-class="entrance" presentation:preset-id="ooo-entrance-box" presentation:preset-sub-type="in">
                  <anim:set smil:begin="0s" smil:dur="0.004s" smil:fill="hold" smil:targetElement="id94" smil:attributeName="visibility" smil:to="visible"/>
                  <anim:transitionFilter smil:dur="2s" smil:targetElement="id94" smil:type="irisWipe" smil:subtype="rectangle" smil:direction="reverse"/>
                </anim:par>
                <anim:par smil:begin="11s" smil:fill="hold" presentation:node-type="with-previous" presentation:preset-class="entrance" presentation:preset-id="ooo-entrance-box" presentation:preset-sub-type="in">
                  <anim:set smil:begin="0s" smil:dur="0.004s" smil:fill="hold" smil:targetElement="id95" smil:attributeName="visibility" smil:to="visible"/>
                  <anim:transitionFilter smil:dur="2s" smil:targetElement="id95" smil:type="irisWipe" smil:subtype="rectangle" smil:direction="reverse"/>
                </anim:par>
                <anim:par smil:begin="11s" smil:fill="hold" presentation:node-type="with-previous" presentation:preset-class="entrance" presentation:preset-id="ooo-entrance-box" presentation:preset-sub-type="in">
                  <anim:set smil:begin="0s" smil:dur="0.004s" smil:fill="hold" smil:targetElement="id96" smil:attributeName="visibility" smil:to="visible"/>
                  <anim:transitionFilter smil:dur="2s" smil:targetElement="id96" smil:type="irisWipe" smil:subtype="rectangle" smil:direction="reverse"/>
                </anim:par>
              </anim:par>
              <anim:par smil:begin="58.002s">
                <anim:par smil:begin="5s" smil:fill="hold" presentation:node-type="after-previous" presentation:preset-class="entrance" presentation:preset-id="ooo-entrance-box" presentation:preset-sub-type="in">
                  <anim:set smil:begin="0s" smil:dur="0.004s" smil:fill="hold" smil:targetElement="id97" smil:attributeName="visibility" smil:to="visible"/>
                  <anim:transitionFilter smil:dur="2s" smil:targetElement="id97" smil:type="irisWipe" smil:subtype="rectangle" smil:direction="reverse"/>
                </anim:par>
              </anim:par>
            </anim:par>
          </anim:seq>
        </anim:par>
        <presentation:notes draw:style-name="dp2">
          <draw:page-thumbnail draw:style-name="gr1" draw:layer="layout" svg:width="14.848cm" svg:height="11.136cm" svg:x="3.075cm" svg:y="2.257cm" draw:page-number="18" presentation:class="page"/>
          <draw:frame presentation:style-name="pr5" draw:text-style-name="P9" draw:layer="layout" svg:width="16.799cm" svg:height="13.114cm" svg:x="2.1cm" svg:y="14.107cm" presentation:class="notes" presentation:placeholder="true">
            <draw:text-box/>
          </draw:frame>
        </presentation:notes>
      </draw:page>
      <draw:page draw:name="page19" draw:style-name="dp1" draw:master-page-name="lyt-tunnel" presentation:presentation-page-layout-name="AL2T19">
        <office:forms form:automatic-focus="false" form:apply-design-mode="false"/>
        <draw:frame presentation:style-name="pr4" draw:text-style-name="P5" draw:layer="layout" svg:width="24cm" svg:height="2.844cm" svg:x="2cm" svg:y="1.501cm" presentation:class="title" presentation:user-transformed="true">
          <draw:text-box>
            <text:p/>
          </draw:text-box>
        </draw:frame>
        <draw:rect draw:style-name="gr9" draw:text-style-name="P7" draw:layer="layout" svg:width="9.317cm" svg:height="1.661cm" svg:x="3.843cm" svg:y="5.081cm">
          <text:p text:style-name="P6"><text:span text:style-name="T3">Guest</text:span></text:p>
        </draw:rect>
        <draw:rect draw:style-name="gr50" draw:text-style-name="P21" draw:layer="layout" svg:width="1.978cm" svg:height="1.66cm" svg:x="8.764cm" svg:y="8.349cm">
          <text:p text:style-name="P6"><text:span text:style-name="T14">tap</text:span></text:p>
        </draw:rect>
        <draw:rect draw:style-name="gr5" draw:text-style-name="P12" draw:layer="layout" svg:width="2.261cm" svg:height="1.66cm" svg:x="2.453cm" svg:y="8.309cm">
          <text:p text:style-name="P6"><text:span text:style-name="T7">KVM</text:span></text:p>
        </draw:rect>
        <draw:rect draw:style-name="gr6" draw:text-style-name="P21" draw:layer="layout" svg:width="2.623cm" svg:height="1.66cm" svg:x="5.476cm" svg:y="8.31cm">
          <text:p text:style-name="P6"><text:span text:style-name="T14">Vhost</text:span></text:p>
        </draw:rect>
        <draw:rect draw:style-name="gr50" draw:text-style-name="P22" draw:layer="layout" svg:width="4.677cm" svg:height="1.66cm" svg:x="11.646cm" svg:y="8.35cm">
          <text:p text:style-name="P6"><text:span text:style-name="T15">bridge</text:span></text:p>
        </draw:rect>
        <draw:g xml:id="id98" draw:id="id98">
          <draw:custom-shape draw:name="guest2kvm" draw:style-name="gr8" draw:text-style-name="P6" draw:layer="layout" svg:width="0.42cm" svg:height="1.569cm" svg:x="3.972cm" svg:y="6.78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kvm2vhs" draw:style-name="gr8" draw:text-style-name="P6" draw:layer="layout" svg:width="0.773cm" svg:height="0.604cm" svg:x="4.714cm" svg:y="8.8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vhst2tap" draw:style-name="gr8" draw:text-style-name="P6" draw:layer="layout" svg:width="0.645cm" svg:height="0.563cm" svg:x="8.131cm" svg:y="8.87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name="tap2brdg" draw:style-name="gr8" draw:text-style-name="P6" xml:id="id100" draw:id="id100" draw:layer="layout" svg:width="0.871cm" svg:height="0.522cm" svg:x="10.775cm" svg:y="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rect draw:style-name="gr43" draw:text-style-name="P6" draw:layer="layout" svg:width="5.785cm" svg:height="1.575cm" svg:x="2.466cm" svg:y="3.244cm">
            <text:p/>
          </draw:rect>
          <draw:line draw:style-name="gr43" draw:text-style-name="P6" draw:layer="layout" svg:x1="5.383cm" svg:y1="3.864cm" svg:x2="8.251cm" svg:y2="3.219cm">
            <text:p/>
          </draw:line>
          <draw:line draw:style-name="gr43" draw:text-style-name="P6" draw:layer="layout" svg:x1="2.466cm" svg:y1="3.245cm" svg:x2="5.334cm" svg:y2="3.838cm">
            <text:p/>
          </draw:line>
        </draw:g>
        <draw:g draw:name="packet1">
          <draw:rect draw:style-name="gr43" draw:text-style-name="P6" draw:layer="layout" svg:width="5.785cm" svg:height="1.575cm" svg:x="2.344cm" svg:y="3.244cm">
            <text:p/>
          </draw:rect>
          <draw:line draw:style-name="gr43" draw:text-style-name="P6" draw:layer="layout" svg:x1="5.261cm" svg:y1="3.864cm" svg:x2="8.129cm" svg:y2="3.219cm">
            <text:p/>
          </draw:line>
          <draw:line draw:style-name="gr43" draw:text-style-name="P6" draw:layer="layout" svg:x1="2.344cm" svg:y1="3.245cm" svg:x2="5.212cm" svg:y2="3.838cm">
            <text:p/>
          </draw:line>
        </draw:g>
        <draw:rect draw:style-name="gr41" draw:text-style-name="P8" draw:layer="layout" svg:width="4.314cm" svg:height="2.54cm" svg:x="11.613cm" svg:y="12.993cm">
          <text:p text:style-name="P6"><text:span text:style-name="T4">NIC</text:span></text:p>
        </draw:rect>
        <draw:g draw:name="p1 locked" xml:id="id99" draw:id="id99">
          <draw:rect draw:style-name="gr44" draw:text-style-name="P6" draw:layer="layout" svg:width="5.785cm" svg:height="1.575cm" svg:x="2.421cm" svg:y="3.137cm">
            <text:p/>
          </draw:rect>
          <draw:line draw:style-name="gr44" draw:text-style-name="P6" draw:layer="layout" svg:x1="5.338cm" svg:y1="3.757cm" svg:x2="8.206cm" svg:y2="3.112cm">
            <text:p/>
          </draw:line>
          <draw:line draw:style-name="gr44" draw:text-style-name="P6" draw:layer="layout" svg:x1="2.421cm" svg:y1="3.138cm" svg:x2="5.289cm" svg:y2="3.731cm">
            <text:p/>
          </draw:line>
        </draw:g>
        <draw:g draw:name="guest2setup" xml:id="id103" draw:id="id103">
          <draw:rect draw:style-name="gr9" draw:text-style-name="P7" draw:layer="layout" svg:width="8.471cm" svg:height="1.661cm" svg:x="14.892cm" svg:y="5.081cm">
            <text:p text:style-name="P6"><text:span text:style-name="T3">Guest B</text:span></text:p>
          </draw:rect>
          <draw:rect draw:style-name="gr50" draw:text-style-name="P21" draw:layer="layout" svg:width="1.799cm" svg:height="1.66cm" svg:x="17.09cm" svg:y="8.349cm">
            <text:p text:style-name="P6"><text:span text:style-name="T14">tap</text:span></text:p>
          </draw:rect>
          <draw:rect draw:style-name="gr5" draw:text-style-name="P21" draw:layer="layout" svg:width="2.056cm" svg:height="1.66cm" svg:x="22.571cm" svg:y="8.309cm">
            <text:p text:style-name="P6"><text:span text:style-name="T14">KVM</text:span></text:p>
          </draw:rect>
          <draw:rect draw:style-name="gr6" draw:text-style-name="P21" draw:layer="layout" svg:width="2.384cm" svg:height="1.66cm" svg:x="19.494cm" svg:y="8.31cm">
            <text:p text:style-name="P6"><text:span text:style-name="T14">Vhost</text:span></text:p>
          </draw:rect>
          <draw:custom-shape draw:style-name="gr58" draw:text-style-name="P6" draw:layer="layout" svg:width="0.382cm" svg:height="1.569cm" svg:x="22.864cm" svg:y="6.788cm">
            <text:p/>
            <draw:enhanced-geometry svg:viewBox="0 0 21600 21600" draw:mirror-horizontal="tru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8" draw:text-style-name="P6" draw:layer="layout" svg:width="0.703cm" svg:height="0.604cm" svg:x="21.847cm" svg:y="8.879cm">
            <text:p/>
            <draw:enhanced-geometry svg:viewBox="0 0 21600 21600" draw:mirror-horizontal="tru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8" draw:text-style-name="P6" draw:layer="layout" svg:width="0.586cm" svg:height="0.563cm" svg:x="18.878cm" svg:y="8.879cm">
            <text:p/>
            <draw:enhanced-geometry svg:viewBox="0 0 21600 21600" draw:mirror-horizontal="tru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8" draw:text-style-name="P6" draw:layer="layout" svg:width="0.792cm" svg:height="0.522cm" svg:x="16.268cm" svg:y="9cm">
            <text:p/>
            <draw:enhanced-geometry svg:viewBox="0 0 21600 21600" draw:mirror-horizontal="tru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name="packet2">
            <draw:rect draw:style-name="gr59" draw:text-style-name="P6" draw:layer="layout" svg:width="5.785cm" svg:height="1.575cm" svg:x="19.957cm" svg:y="3.154cm">
              <text:p/>
            </draw:rect>
            <draw:line draw:style-name="gr59" draw:text-style-name="P6" draw:layer="layout" svg:x1="22.874cm" svg:y1="3.774cm" svg:x2="25.742cm" svg:y2="3.129cm">
              <text:p/>
            </draw:line>
            <draw:line draw:style-name="gr59" draw:text-style-name="P6" draw:layer="layout" svg:x1="19.957cm" svg:y1="3.155cm" svg:x2="22.825cm" svg:y2="3.748cm">
              <text:p/>
            </draw:line>
          </draw:g>
        </draw:g>
        <draw:frame presentation:style-name="pr10" draw:text-style-name="P14" draw:layer="layout" svg:width="24cm" svg:height="3.984cm" svg:x="2cm" svg:y="0.93cm" presentation:class="title" presentation:user-transformed="true">
          <draw:text-box>
            <text:p><text:span text:style-name="T9">Zcopy RX</text:span></text:p>
          </draw:text-box>
        </draw:frame>
        <draw:custom-shape draw:name="brdg2nic" draw:style-name="gr8" draw:text-style-name="P6" xml:id="id101" draw:id="id101" draw:layer="layout" svg:width="0.465cm" svg:height="2.719cm" svg:x="13.525cm" svg:y="10.3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name="p1wire" xml:id="id102" draw:id="id102">
          <draw:rect draw:style-name="gr60" draw:text-style-name="P6" draw:layer="layout" svg:width="5.785cm" svg:height="1.575cm" svg:x="2.378cm" svg:y="15.136cm">
            <text:p/>
          </draw:rect>
          <draw:line draw:style-name="gr60" draw:text-style-name="P6" draw:layer="layout" svg:x1="5.295cm" svg:y1="15.756cm" svg:x2="8.163cm" svg:y2="15.111cm">
            <text:p/>
          </draw:line>
          <draw:line draw:style-name="gr60" draw:text-style-name="P6" draw:layer="layout" svg:x1="2.378cm" svg:y1="15.137cm" svg:x2="5.246cm" svg:y2="15.73cm">
            <text:p/>
          </draw:line>
        </draw:g>
        <draw:frame draw:style-name="gr51" draw:text-style-name="P23" xml:id="id104" draw:id="id104" draw:layer="layout" svg:width="1.932cm" svg:height="1.826cm" svg:x="12.644cm" svg:y="16.646cm">
          <draw:text-box>
            <text:p><text:span text:style-name="T1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smil:begin="0.001s">
                <anim:par smil:begin="5s" smil:fill="hold" presentation:node-type="after-previous" presentation:preset-class="entrance" presentation:preset-id="ooo-entrance-box" presentation:preset-sub-type="in">
                  <anim:set smil:begin="0s" smil:dur="0.004s" smil:fill="hold" smil:targetElement="id99" smil:attributeName="visibility" smil:to="visible"/>
                  <anim:transitionFilter smil:dur="2s" smil:targetElement="id99" smil:type="irisWipe" smil:subtype="rectangle" smil:direction="revers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smil:begin="7.001s">
                <anim:par smil:begin="5s" smil:fill="hold" presentation:node-type="after-previous" presentation:preset-class="entrance" presentation:preset-id="ooo-entrance-box" presentation:preset-sub-type="in">
                  <anim:set smil:begin="0s" smil:dur="0.004s" smil:fill="hold" smil:targetElement="id102" smil:attributeName="visibility" smil:to="visible"/>
                  <anim:transitionFilter smil:dur="2s" smil:targetElement="id102" smil:type="irisWipe" smil:subtype="rectangle" smil:direction="reverse"/>
                </anim:par>
              </anim:par>
              <anim:par smil:begin="14.001s">
                <anim:par smil:begin="5s" smil:fill="hold" smil:accelerate="0.5" smil:decelerate="0.5" presentation:node-type="after-previous" presentation:preset-class="motion-path" presentation:preset-id="ooo-motionpath-up">
                  <anim:animateMotion smil:dur="2s" smil:fill="hold" smil:targetElement="id102" svg:path="m0-0.227809523809524v-0.3331"/>
                </anim:par>
              </anim:par>
              <anim:par smil:begin="21.001s">
                <anim:par smil:begin="10s" smil:fill="hold" presentation:node-type="after-previous" presentation:preset-class="entrance" presentation:preset-id="ooo-entrance-box" presentation:preset-sub-type="in">
                  <anim:set smil:begin="0s" smil:dur="0.004s" smil:fill="hold" smil:targetElement="id103" smil:attributeName="visibility" smil:to="visible"/>
                  <anim:transitionFilter smil:dur="2s" smil:targetElement="id103" smil:type="irisWipe" smil:subtype="rectangle" smil:direction="reverse"/>
                </anim:par>
              </anim:par>
              <anim:par smil:begin="33.001s">
                <anim:par smil:begin="10s" smil:fill="hold" smil:accelerate="0.5" smil:decelerate="0.5" presentation:node-type="after-previous" presentation:preset-class="motion-path" presentation:preset-id="ooo-motionpath-turn-up">
                  <anim:animateMotion smil:dur="2s" smil:fill="hold" smil:targetElement="id102" svg:path="m0 0h0.125c0.056 0 0.47225-0.0203809523809524 0.473607142857143-0.164619047619048l0.00135714285714283-0.401952380952381"/>
                </anim:par>
              </anim:par>
              <anim:par smil:begin="45.001s">
                <anim:par smil:begin="5s" smil:fill="hold" presentation:node-type="after-previous" presentation:preset-class="entrance" presentation:preset-id="ooo-entrance-appear">
                  <anim:set smil:begin="0s" smil:dur="0.001s" smil:fill="hold" smil:targetElement="id104"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5" draw:text-style-name="P9" draw:layer="layout" svg:width="16.799cm" svg:height="13.114cm" svg:x="2.1cm" svg:y="14.107cm" presentation:class="notes" presentation:placeholder="true">
            <draw:text-box/>
          </draw:frame>
        </presentation:notes>
      </draw:page>
      <draw:page draw:name="page20" draw:style-name="dp1" draw:master-page-name="lyt-tunnel" presentation:presentation-page-layout-name="AL2T19">
        <office:forms form:automatic-focus="false" form:apply-design-mode="false"/>
        <draw:frame presentation:style-name="pr10" draw:text-style-name="P14" draw:layer="layout" svg:width="24cm" svg:height="3.984cm" svg:x="2cm" svg:y="0.93cm" presentation:class="title" presentation:user-transformed="true">
          <draw:text-box>
            <text:p><text:span text:style-name="T9">Guest 2 Guest</text:span><text:span text:style-name="T9"><text:line-break/></text:span><text:span text:style-name="T9"/></text:p>
          </draw:text-box>
        </draw:frame>
        <draw:frame presentation:style-name="pr4" draw:text-style-name="P5" draw:layer="layout" svg:width="24cm" svg:height="2.844cm" svg:x="2cm" svg:y="1.501cm" presentation:class="title" presentation:user-transformed="true">
          <draw:text-box>
            <text:p/>
          </draw:text-box>
        </draw:frame>
        <draw:rect draw:style-name="gr9" draw:text-style-name="P7" draw:layer="layout" svg:width="9.317cm" svg:height="1.661cm" svg:x="3.842cm" svg:y="9.964cm">
          <text:p text:style-name="P6"><text:span text:style-name="T3">Guest A</text:span></text:p>
        </draw:rect>
        <draw:rect draw:style-name="gr50" draw:text-style-name="P21" draw:layer="layout" svg:width="1.978cm" svg:height="1.66cm" svg:x="8.763cm" svg:y="13.232cm">
          <text:p text:style-name="P6"><text:span text:style-name="T14">tap</text:span></text:p>
        </draw:rect>
        <draw:rect draw:style-name="gr5" draw:text-style-name="P12" draw:layer="layout" svg:width="2.261cm" svg:height="1.66cm" svg:x="2.452cm" svg:y="13.192cm">
          <text:p text:style-name="P6"><text:span text:style-name="T7">KVM</text:span></text:p>
        </draw:rect>
        <draw:rect draw:style-name="gr6" draw:text-style-name="P21" draw:layer="layout" svg:width="2.623cm" svg:height="1.66cm" svg:x="5.475cm" svg:y="13.193cm">
          <text:p text:style-name="P6"><text:span text:style-name="T14">Vhost</text:span></text:p>
        </draw:rect>
        <draw:rect draw:style-name="gr50" draw:text-style-name="P22" draw:layer="layout" svg:width="4.677cm" svg:height="1.66cm" svg:x="11.645cm" svg:y="13.233cm">
          <text:p text:style-name="P6"><text:span text:style-name="T15">bridge</text:span></text:p>
        </draw:rect>
        <draw:custom-shape draw:style-name="gr8" draw:text-style-name="P6" draw:layer="layout" svg:width="0.42cm" svg:height="1.569cm" svg:x="3.971cm" svg:y="11.67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6" draw:layer="layout" svg:width="0.773cm" svg:height="0.604cm" svg:x="4.713cm" svg:y="13.7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6" draw:layer="layout" svg:width="0.645cm" svg:height="0.563cm" svg:x="8.13cm" svg:y="13.7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6" draw:layer="layout" svg:width="0.871cm" svg:height="0.522cm" svg:x="10.774cm" svg:y="13.8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 draw:text-style-name="P7" draw:layer="layout" svg:width="8.471cm" svg:height="1.661cm" svg:x="14.891cm" svg:y="9.964cm">
          <text:p text:style-name="P6"><text:span text:style-name="T3">Guest B</text:span></text:p>
        </draw:rect>
        <draw:rect draw:style-name="gr50" draw:text-style-name="P21" draw:layer="layout" svg:width="1.799cm" svg:height="1.66cm" svg:x="17.089cm" svg:y="13.232cm">
          <text:p text:style-name="P6"><text:span text:style-name="T14">tap</text:span></text:p>
        </draw:rect>
        <draw:rect draw:style-name="gr5" draw:text-style-name="P21" draw:layer="layout" svg:width="2.056cm" svg:height="1.66cm" svg:x="22.57cm" svg:y="13.192cm">
          <text:p text:style-name="P6"><text:span text:style-name="T14">KVM</text:span></text:p>
        </draw:rect>
        <draw:rect draw:style-name="gr6" draw:text-style-name="P21" draw:layer="layout" svg:width="2.384cm" svg:height="1.66cm" svg:x="19.493cm" svg:y="13.193cm">
          <text:p text:style-name="P6"><text:span text:style-name="T14">Vhost</text:span></text:p>
        </draw:rect>
        <draw:custom-shape draw:style-name="gr8" draw:text-style-name="P6" draw:layer="layout" svg:width="0.382cm" svg:height="1.569cm" svg:x="22.863cm" svg:y="11.671cm">
          <text:p/>
          <draw:enhanced-geometry svg:viewBox="0 0 21600 21600" draw:mirror-horizontal="tru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6" draw:layer="layout" svg:width="0.703cm" svg:height="0.604cm" svg:x="21.846cm" svg:y="13.762cm">
          <text:p/>
          <draw:enhanced-geometry svg:viewBox="0 0 21600 21600" draw:mirror-horizontal="tru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6" draw:layer="layout" svg:width="0.586cm" svg:height="0.563cm" svg:x="18.877cm" svg:y="13.762cm">
          <text:p/>
          <draw:enhanced-geometry svg:viewBox="0 0 21600 21600" draw:mirror-horizontal="tru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6" draw:layer="layout" svg:width="0.792cm" svg:height="0.522cm" svg:x="16.267cm" svg:y="13.883cm">
          <text:p/>
          <draw:enhanced-geometry svg:viewBox="0 0 21600 21600" draw:mirror-horizontal="tru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name="packet1" xml:id="id108" draw:id="id108">
          <draw:rect draw:style-name="gr43" draw:text-style-name="P6" draw:layer="layout" svg:width="5.785cm" svg:height="1.575cm" svg:x="2.078cm" svg:y="8.316cm">
            <text:p/>
          </draw:rect>
          <draw:line draw:style-name="gr43" draw:text-style-name="P6" draw:layer="layout" svg:x1="4.995cm" svg:y1="8.936cm" svg:x2="7.863cm" svg:y2="8.291cm">
            <text:p/>
          </draw:line>
          <draw:line draw:style-name="gr43" draw:text-style-name="P6" draw:layer="layout" svg:x1="2.078cm" svg:y1="8.317cm" svg:x2="4.946cm" svg:y2="8.91cm">
            <text:p/>
          </draw:line>
        </draw:g>
        <draw:rect draw:style-name="gr41" draw:text-style-name="P8" draw:layer="layout" svg:width="4.314cm" svg:height="2.54cm" svg:x="11.801cm" svg:y="16.324cm">
          <text:p text:style-name="P6"><text:span text:style-name="T4">NIC</text:span></text:p>
        </draw:rect>
        <draw:custom-shape draw:style-name="gr8" draw:text-style-name="P6" draw:layer="layout" svg:width="0.594cm" svg:height="1.32cm" svg:x="13.576cm" svg:y="14.9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name="p1 locked" xml:id="id105" draw:id="id105">
          <draw:rect draw:style-name="gr44" draw:text-style-name="P6" draw:layer="layout" svg:width="5.785cm" svg:height="1.575cm" svg:x="2.066cm" svg:y="8.292cm">
            <text:p/>
          </draw:rect>
          <draw:line draw:style-name="gr44" draw:text-style-name="P6" draw:layer="layout" svg:x1="4.983cm" svg:y1="8.912cm" svg:x2="7.851cm" svg:y2="8.267cm">
            <text:p/>
          </draw:line>
          <draw:line draw:style-name="gr44" draw:text-style-name="P6" draw:layer="layout" svg:x1="2.066cm" svg:y1="8.293cm" svg:x2="4.934cm" svg:y2="8.886cm">
            <text:p/>
          </draw:line>
        </draw:g>
        <draw:g draw:name="packet2" xml:id="id106" draw:id="id106">
          <draw:rect draw:style-name="gr43" draw:text-style-name="P6" draw:layer="layout" svg:width="5.785cm" svg:height="1.575cm" svg:x="20.135cm" svg:y="8.226cm">
            <text:p/>
          </draw:rect>
          <draw:line draw:style-name="gr43" draw:text-style-name="P6" draw:layer="layout" svg:x1="23.052cm" svg:y1="8.846cm" svg:x2="25.92cm" svg:y2="8.201cm">
            <text:p/>
          </draw:line>
          <draw:line draw:style-name="gr43" draw:text-style-name="P6" draw:layer="layout" svg:x1="20.135cm" svg:y1="8.227cm" svg:x2="23.003cm" svg:y2="8.82cm">
            <text:p/>
          </draw:line>
        </draw:g>
        <draw:g draw:name="p1 locked copy" xml:id="id107" draw:id="id107">
          <draw:rect draw:style-name="gr44" draw:text-style-name="P6" draw:layer="layout" svg:width="5.785cm" svg:height="1.575cm" svg:x="15.884cm" svg:y="15.067cm">
            <text:p/>
          </draw:rect>
          <draw:line draw:style-name="gr44" draw:text-style-name="P6" draw:layer="layout" svg:x1="18.801cm" svg:y1="15.687cm" svg:x2="21.669cm" svg:y2="15.042cm">
            <text:p/>
          </draw:line>
          <draw:line draw:style-name="gr44" draw:text-style-name="P6" draw:layer="layout" svg:x1="15.884cm" svg:y1="15.068cm" svg:x2="18.752cm" svg:y2="15.661cm">
            <text:p/>
          </draw:line>
        </draw:g>
        <draw:g draw:name="hacker" xml:id="id109" draw:id="id109">
          <draw:custom-shape draw:style-name="gr53" draw:text-style-name="P6" draw:layer="layout" svg:width="1.041cm" svg:height="1.087cm" svg:x="15.882cm" svg:y="8.653cm">
            <text:p/>
            <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
          </draw:custom-shape>
          <draw:ellipse draw:style-name="gr54" draw:text-style-name="P6" draw:layer="layout" svg:width="0.071cm" svg:height="0.083cm" svg:x="16.231cm" svg:y="8.953cm">
            <text:p/>
          </draw:ellipse>
          <draw:ellipse draw:style-name="gr54" draw:text-style-name="P6" draw:layer="layout" svg:width="0.085cm" svg:height="0.068cm" svg:x="16.509cm" svg:y="8.953cm">
            <text:p/>
          </draw:ellipse>
          <draw:g>
            <draw:g>
              <draw:line draw:style-name="gr55" draw:text-style-name="P6" draw:layer="layout" svg:x1="16.104cm" svg:y1="9.507cm" svg:x2="16.207cm" svg:y2="9.246cm">
                <text:p/>
              </draw:line>
              <draw:line draw:style-name="gr55" draw:text-style-name="P6" draw:layer="layout" svg:x1="16.208cm" svg:y1="9.246cm" svg:x2="16.311cm" svg:y2="9.507cm">
                <text:p/>
              </draw:line>
            </draw:g>
            <draw:g>
              <draw:line draw:style-name="gr55" draw:text-style-name="P6" draw:layer="layout" svg:x1="16.303cm" svg:y1="9.507cm" svg:x2="16.406cm" svg:y2="9.246cm">
                <text:p/>
              </draw:line>
              <draw:line draw:style-name="gr55" draw:text-style-name="P6" draw:layer="layout" svg:x1="16.406cm" svg:y1="9.246cm" svg:x2="16.509cm" svg:y2="9.507cm">
                <text:p/>
              </draw:line>
            </draw:g>
            <draw:g>
              <draw:line draw:style-name="gr55" draw:text-style-name="P6" draw:layer="layout" svg:x1="16.51cm" svg:y1="9.498cm" svg:x2="16.613cm" svg:y2="9.237cm">
                <text:p/>
              </draw:line>
              <draw:line draw:style-name="gr55" draw:text-style-name="P6" draw:layer="layout" svg:x1="16.613cm" svg:y1="9.237cm" svg:x2="16.716cm" svg:y2="9.498cm">
                <text:p/>
              </draw:line>
            </draw:g>
          </draw:g>
        </draw:g>
        <draw:g draw:name="packet1a" xml:id="id110" draw:id="id110">
          <draw:rect draw:style-name="gr43" draw:text-style-name="P6" draw:layer="layout" svg:width="5.785cm" svg:height="1.575cm" svg:x="2.117cm" svg:y="6.447cm">
            <text:p/>
          </draw:rect>
          <draw:line draw:style-name="gr43" draw:text-style-name="P6" draw:layer="layout" svg:x1="5.034cm" svg:y1="7.067cm" svg:x2="7.902cm" svg:y2="6.422cm">
            <text:p/>
          </draw:line>
          <draw:line draw:style-name="gr43" draw:text-style-name="P6" draw:layer="layout" svg:x1="2.117cm" svg:y1="6.448cm" svg:x2="4.985cm" svg:y2="7.041cm">
            <text:p/>
          </draw:line>
        </draw:g>
        <draw:g draw:name="p1a locked" xml:id="id111" draw:id="id111">
          <draw:rect draw:style-name="gr44" draw:text-style-name="P6" draw:layer="layout" svg:width="5.785cm" svg:height="1.575cm" svg:x="2.142cm" svg:y="6.437cm">
            <text:p/>
          </draw:rect>
          <draw:line draw:style-name="gr44" draw:text-style-name="P6" draw:layer="layout" svg:x1="5.059cm" svg:y1="7.057cm" svg:x2="7.927cm" svg:y2="6.412cm">
            <text:p/>
          </draw:line>
          <draw:line draw:style-name="gr44" draw:text-style-name="P6" draw:layer="layout" svg:x1="2.142cm" svg:y1="6.438cm" svg:x2="5.01cm" svg:y2="7.031cm">
            <text:p/>
          </draw:line>
        </draw:g>
        <draw:g draw:name="p1b" xml:id="id112" draw:id="id112">
          <draw:rect draw:style-name="gr43" draw:text-style-name="P6" draw:layer="layout" svg:width="5.785cm" svg:height="1.575cm" svg:x="2.269cm" svg:y="4.706cm">
            <text:p/>
          </draw:rect>
          <draw:line draw:style-name="gr43" draw:text-style-name="P6" draw:layer="layout" svg:x1="5.186cm" svg:y1="5.326cm" svg:x2="8.054cm" svg:y2="4.681cm">
            <text:p/>
          </draw:line>
          <draw:line draw:style-name="gr43" draw:text-style-name="P6" draw:layer="layout" svg:x1="2.269cm" svg:y1="4.707cm" svg:x2="5.137cm" svg:y2="5.3cm">
            <text:p/>
          </draw:line>
        </draw:g>
        <draw:g draw:name="p1b locked" xml:id="id113" draw:id="id113">
          <draw:rect draw:style-name="gr44" draw:text-style-name="P6" draw:layer="layout" svg:width="5.785cm" svg:height="1.575cm" svg:x="2.219cm" svg:y="4.696cm">
            <text:p/>
          </draw:rect>
          <draw:line draw:style-name="gr44" draw:text-style-name="P6" draw:layer="layout" svg:x1="5.136cm" svg:y1="5.316cm" svg:x2="8.004cm" svg:y2="4.671cm">
            <text:p/>
          </draw:line>
          <draw:line draw:style-name="gr44" draw:text-style-name="P6" draw:layer="layout" svg:x1="2.219cm" svg:y1="4.697cm" svg:x2="5.087cm" svg:y2="5.29cm">
            <text:p/>
          </draw:line>
        </draw:g>
        <draw:g draw:name="p1c" xml:id="id114" draw:id="id114">
          <draw:rect draw:style-name="gr43" draw:text-style-name="P6" draw:layer="layout" svg:width="5.785cm" svg:height="1.575cm" svg:x="2.231cm" svg:y="3.002cm">
            <text:p/>
          </draw:rect>
          <draw:line draw:style-name="gr43" draw:text-style-name="P6" draw:layer="layout" svg:x1="5.148cm" svg:y1="3.622cm" svg:x2="8.016cm" svg:y2="2.977cm">
            <text:p/>
          </draw:line>
          <draw:line draw:style-name="gr43" draw:text-style-name="P6" draw:layer="layout" svg:x1="2.231cm" svg:y1="3.003cm" svg:x2="5.099cm" svg:y2="3.596cm">
            <text:p/>
          </draw:line>
        </draw:g>
        <draw:g draw:name="sadpkt" xml:id="id115" draw:id="id115">
          <draw:custom-shape draw:style-name="gr33" draw:text-style-name="P6" draw:layer="layout" svg:width="0.895cm" svg:height="0.855cm" svg:x="4.58cm" svg:y="3.379cm">
            <text:p/>
            <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
          </draw:custom-shape>
          <draw:ellipse draw:style-name="gr34" draw:text-style-name="P6" draw:layer="layout" svg:width="0.636cm" svg:height="0.601cm" svg:x="4.731cm" svg:y="3.849cm" draw:kind="arc" draw:start-angle="25.16" draw:end-angle="154.68">
            <text:p/>
          </draw:ellipse>
          <draw:ellipse draw:style-name="gr34" draw:text-style-name="P6" draw:layer="layout" svg:width="0.084cm" svg:height="0.085cm" svg:x="4.832cm" svg:y="3.593cm">
            <text:p/>
          </draw:ellipse>
          <draw:ellipse draw:style-name="gr34" draw:text-style-name="P6" draw:layer="layout" svg:width="0.098cm" svg:height="0.071cm" svg:x="5.153cm" svg:y="3.593cm">
            <text:p/>
          </draw:ellipse>
        </draw:g>
        <draw:g draw:name="sadnic" xml:id="id116" draw:id="id116">
          <draw:custom-shape draw:style-name="gr33" draw:text-style-name="P6" draw:layer="layout" svg:width="0.895cm" svg:height="0.855cm" svg:x="13.173cm" svg:y="18.408cm">
            <text:p/>
            <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
          </draw:custom-shape>
          <draw:ellipse draw:style-name="gr34" draw:text-style-name="P6" draw:layer="layout" svg:width="0.636cm" svg:height="0.601cm" svg:x="13.324cm" svg:y="18.878cm" draw:kind="arc" draw:start-angle="25.16" draw:end-angle="154.68">
            <text:p/>
          </draw:ellipse>
          <draw:ellipse draw:style-name="gr34" draw:text-style-name="P6" draw:layer="layout" svg:width="0.084cm" svg:height="0.085cm" svg:x="13.425cm" svg:y="18.622cm">
            <text:p/>
          </draw:ellipse>
          <draw:ellipse draw:style-name="gr34" draw:text-style-name="P6" draw:layer="layout" svg:width="0.098cm" svg:height="0.071cm" svg:x="13.746cm" svg:y="18.622cm">
            <text:p/>
          </draw:ellipse>
        </draw:g>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05" smil:attributeName="visibility" smil:to="visible"/>
                  <anim:transitionFilter smil:dur="2s" smil:targetElement="id105" smil:type="irisWipe" smil:subtype="rectangle" smil:direction="reverse"/>
                </anim:par>
              </anim:par>
              <anim:par smil:begin="2s">
                <anim:par smil:begin="5s" smil:fill="hold" smil:accelerate="0.5" smil:decelerate="0.5" presentation:node-type="after-previous" presentation:preset-class="motion-path" presentation:preset-id="ooo-motionpath-turn-down-right">
                  <anim:animateMotion smil:dur="2s" smil:fill="hold" smil:targetElement="id105" svg:path="m-0.0946071428571429-0.0108095238095238 0.02975 0.175761904761905c0 0.0746190476190476 0.127857142857143 0.153190476190476 0.183857142857143 0.153190476190476l0.343428571428571 0.0108095238095238"/>
                </anim:par>
              </anim:par>
              <anim:par smil:begin="9s">
                <anim:par smil:begin="5s" smil:fill="hold" presentation:node-type="after-previous" presentation:preset-class="entrance" presentation:preset-id="ooo-entrance-box" presentation:preset-sub-type="in">
                  <anim:set smil:begin="0s" smil:dur="0.004s" smil:fill="hold" smil:targetElement="id106" smil:attributeName="visibility" smil:to="visible"/>
                  <anim:transitionFilter smil:dur="2s" smil:targetElement="id106" smil:type="irisWipe" smil:subtype="rectangle" smil:direction="reverse"/>
                </anim:par>
              </anim:par>
              <anim:par smil:begin="16s">
                <anim:par smil:begin="0s" smil:fill="hold" presentation:node-type="after-previous" presentation:preset-class="exit" presentation:preset-id="ooo-exit-box" presentation:preset-sub-type="in">
                  <anim:transitionFilter smil:dur="0.5s" smil:targetElement="id105" smil:type="irisWipe" smil:subtype="rectangle" smil:mode="out" smil:direction="reverse"/>
                  <anim:set smil:begin="0.499s" smil:dur="0.001s" smil:fill="hold" smil:targetElement="id105" smil:attributeName="visibility" smil:to="hidden"/>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smil:begin="16.5s">
                <anim:par smil:begin="5s" smil:fill="hold" smil:accelerate="0.5" smil:decelerate="0.5" presentation:node-type="after-previous" presentation:preset-class="motion-path">
                  <anim:animateMotion smil:dur="2s" smil:fill="hold" smil:targetElement="id107" svg:path="m-0.00271428571428571-0.00452380952380952c0.0168928571428571 0.00880952380952381 0.0352857142857143 0.00980952380952381 0.05275 0.00542857142857143 0.0152478279352569-0.00382494933890562 0.0307857142857143-0.00366666666666667 0.0459642857142857-0.00719047619047619 0.015895991533677-0.00369036352468105 0.0351071428571429 0.00423809523809524 0.0472857142857143-0.0144285714285714 0.0114641301278354-0.0175716090326939 0.0242857142857143-0.0352857142857143 0.02975-0.0577142857142857 0.00475596762961958-0.0195212266104649 0.00503571428571431-0.0408095238095238 0.00407142857142859-0.0612857142857143-0.0010181760576943-0.02162052863252-0.00742857142857142-0.0421428571428572-0.0148928571428572-0.0612857142857143-0.00731695293425635-0.0187650084821119-0.0104285714285714-0.0405238095238095-0.0094642857142857-0.0612857142857143s-0.00125-0.0413333333333333 0.00407142857142856-0.0612857142857143l-0.00271428571428572-0.0108095238095238"/>
                </anim:par>
              </anim:par>
              <anim:par smil:begin="23.5s">
                <anim:par smil:begin="5s" smil:fill="hold" presentation:preset-property="Direction" presentation:node-type="after-previous" presentation:preset-class="exit" presentation:preset-id="ooo-exit-box" presentation:preset-sub-type="out">
                  <anim:transitionFilter smil:dur="0.5s" smil:targetElement="id108" smil:type="irisWipe" smil:subtype="rectangle" smil:mode="out"/>
                  <anim:set smil:begin="0.499s" smil:dur="0.001s" smil:fill="hold" smil:targetElement="id108" smil:attributeName="visibility" smil:to="hidden"/>
                </anim:par>
              </anim:par>
              <anim:par smil:begin="29s">
                <anim:par smil:begin="5s" smil:fill="hold" presentation:node-type="after-previous" presentation:preset-class="entrance" presentation:preset-id="ooo-entrance-box" presentation:preset-sub-type="in">
                  <anim:set smil:begin="0s" smil:dur="0.004s" smil:fill="hold" smil:targetElement="id109" smil:attributeName="visibility" smil:to="visible"/>
                  <anim:transitionFilter smil:dur="2s" smil:targetElement="id109" smil:type="irisWipe" smil:subtype="rectangle" smil:direction="reverse"/>
                </anim:par>
              </anim:par>
              <anim:par smil:begin="36s">
                <anim:par smil:begin="5s" smil:fill="hold" presentation:node-type="after-previous" presentation:preset-class="entrance" presentation:preset-id="ooo-entrance-box" presentation:preset-sub-type="in">
                  <anim:set smil:begin="0s" smil:dur="0.004s" smil:fill="hold" smil:targetElement="id110" smil:attributeName="visibility" smil:to="visible"/>
                  <anim:transitionFilter smil:dur="2s" smil:targetElement="id110" smil:type="irisWipe" smil:subtype="rectangle" smil:direction="reverse"/>
                </anim:par>
              </anim:par>
              <anim:par smil:begin="43s">
                <anim:par smil:begin="5s" smil:fill="hold" presentation:node-type="after-previous" presentation:preset-class="entrance" presentation:preset-id="ooo-entrance-box" presentation:preset-sub-type="in">
                  <anim:set smil:begin="0s" smil:dur="0.004s" smil:fill="hold" smil:targetElement="id111" smil:attributeName="visibility" smil:to="visible"/>
                  <anim:transitionFilter smil:dur="2s" smil:targetElement="id111" smil:type="irisWipe" smil:subtype="rectangle" smil:direction="reverse"/>
                </anim:par>
              </anim:par>
              <anim:par smil:begin="50s">
                <anim:par smil:begin="0s" smil:fill="hold" smil:accelerate="0.5" smil:decelerate="0.5" presentation:node-type="after-previous" presentation:preset-class="motion-path">
                  <anim:animateMotion smil:dur="2s" smil:fill="hold" smil:targetElement="id111" svg:path="m-0.00132142857142857-0.00814285714285714c-0.0055 0.0223333333333333 0.00657142857142857 0.054952380952381-0.00810714285714286 0.0685238095238095-0.0208002106727304 0.0192313383348847-0.0126071428571429 0.0406190476190476-0.0175714285714286 0.0612857142857143-0.0056361835933679 0.0234638242639968-0.000285714285714285 0.0482857142857143-0.00407142857142857 0.0720952380952381-0.00358240169470548 0.0225308282685879-0.00214285714285714 0.0456190476190476-0.00135714285714286 0.0684761904761905 0.000744802622942672 0.021666985394696 0.00242857142857143 0.0431428571428572 0.00542857142857143 0.0649047619047619 0.00282906405666196 0.0205219408554685 0.00489285714285714 0.041 0.00810714285714286 0.0612857142857143 0.00361541482864979 0.0228172846963676 0.0140714285714286 0.0419047619047619 0.023 0.0612857142857143 0.00972701040929038 0.0211140972617664 0.0259285714285714 0.0349047619047619 0.0418928571428572 0.0468571428571429 0.014388391014769 0.0107725164644504 0.0306785714285714 0.0143809523809523 0.0459642857142857 0.0216666666666667 0.0149984136857948 0.00714877661659386 0.0308214285714286 0.00790476190476186 0.0459642857142857 0.0143809523809524 0.014712718694456 0.00629223189448436 0.0306428571428572 0.00714285714285712 0.0459642857142857 0.00542857142857145 0.016391327365027-0.00183399467021295 0.0303214285714286-0.0158571428571429 0.0459642857142857-0.0216190476190476 0.0152503558394773-0.00561733046142088 0.0315357142857143-0.00742857142857145 0.0459642857142857-0.0162380952380953 0.0150816850982612-0.00920828958144659 0.0316428571428571-0.00904761904761903 0.0473214285714286-0.0144285714285714 0.0150746743404557-0.00517369233248749 0.0307142857142857-0.00423809523809526 0.0459642857142857-0.00719047619047619 0.0140703719208212-0.00272400642963599 0.0282142857142857-0.00585714285714289 0.0419285714285714-0.0108095238095238 0.0176024578405903-0.00635644310910199 0.0356428571428571-0.0134285714285715 0.0540714285714286-0.0108095238095238h0.0162142857142857 0.00271428571428572"/>
                </anim:par>
              </anim:par>
              <anim:par smil:begin="52s">
                <anim:par smil:begin="5s" smil:fill="hold" presentation:node-type="after-previous" presentation:preset-class="entrance" presentation:preset-id="ooo-entrance-appear">
                  <anim:set smil:begin="0s" smil:dur="0.001s" smil:fill="hold" smil:targetElement="id112" smil:attributeName="visibility" smil:to="visible"/>
                </anim:par>
              </anim:par>
              <anim:par smil:begin="57.001s">
                <anim:par smil:begin="0s" smil:fill="hold" presentation:node-type="after-previous" presentation:preset-class="entrance" presentation:preset-id="ooo-entrance-appear">
                  <anim:set smil:begin="0s" smil:dur="0.001s" smil:fill="hold" smil:targetElement="id113" smil:attributeName="visibility" smil:to="visible"/>
                </anim:par>
              </anim:par>
              <anim:par smil:begin="57.002s">
                <anim:par smil:begin="0s" smil:fill="hold" smil:accelerate="0.5" smil:decelerate="0.5" presentation:node-type="after-previous" presentation:preset-class="motion-path">
                  <anim:animateMotion smil:dur="2s" smil:fill="hold" smil:targetElement="id113" svg:path="m-0.00271428571428571 0.000857142857142857c-0.00614285714285714 0.0184285714285714-0.00682142857142857 0.0379523809523809-0.00810714285714286 0.0577142857142857-0.00135697202569824 0.0208571626172136-0.000857142857142857 0.0416666666666667-0.00542857142857143 0.0612857142857143-0.00536916046329874 0.0230426469883237-0.00203571428571429 0.0456666666666667-0.00539285714285714 0.0684761904761905-0.00297946930004235 0.020243486449933 0.00164285714285714 0.0414761904761905-0.00271428571428571 0.0612857142857143-0.00567699039580352 0.0258101421273689 0.00753571428571429 0.0468095238095238 0.00675 0.0720952380952381-0.000744232654487566 0.0239507599716907-0.00417857142857143 0.0490952380952381 0.00135714285714286 0.0720952380952381 0.00535278552330296 0.02223996049682 0.00210714285714286 0.043 0.00678571428571429 0.0649047619047619 0.00466648927301643 0.0218481940517817 0.00475 0.0452380952380953 0.0107857142857143 0.0667142857142857 0.00715778865246567 0.0254687391105484 0.0227142857142857 0.0410952380952381 0.0378571428571429 0.0576666666666666 0.0145737420585227 0.0159486233847984 0.0296071428571429 0.0312857142857142 0.0486785714285714 0.036047619047619 0.0168891420254907 0.00421701423857446 0.0325714285714286 0.0160476190476191 0.0500357142857143 0.0162380952380953 0.0158926865997616 0.000173335368504612 0.0306785714285714 0.00809523809523816 0.0459642857142857 0.0126190476190476 0.0178232486010564 0.00527479319968949 0.0361785714285714-0.00128571428571433 0.0540714285714286-0.00542857142857145 0.0198538354506677-0.00459689603248992 0.0315714285714286-0.0240952380952381 0.0446071428571429-0.0414285714285714 0.014841788873674-0.0197348352512049 0.0320357142857143-0.0145238095238096 0.0473214285714286-0.0288571428571429 0.0140460484943302-0.0131709052859607 0.0323214285714286-0.018 0.05-0.0162380952380953 0.0161407950393378 0.00160864489280943 0.0325714285714285 0.00280952380952382 0.0486785714285714 0s0.0329285714285714 0.00480952380952393 0.0473214285714286-0.0089999999999999l0.00271428571428572-0.00180952380952382"/>
                </anim:par>
              </anim:par>
              <anim:par smil:begin="59.002s">
                <anim:par smil:begin="5s" smil:fill="hold" presentation:node-type="after-previous" presentation:preset-class="entrance" presentation:preset-id="ooo-entrance-appear">
                  <anim:set smil:begin="0s" smil:dur="0.001s" smil:fill="hold" smil:targetElement="id114" smil:attributeName="visibility" smil:to="visible"/>
                </anim:par>
              </anim:par>
              <anim:par smil:begin="64.003s">
                <anim:par smil:begin="5s" smil:fill="hold" presentation:node-type="after-previous" presentation:preset-class="entrance" presentation:preset-id="ooo-entrance-appear">
                  <anim:set smil:begin="0s" smil:dur="0.001s" smil:fill="hold" smil:targetElement="id115" smil:attributeName="visibility" smil:to="visible"/>
                </anim:par>
              </anim:par>
              <anim:par smil:begin="69.004s">
                <anim:par smil:begin="5s" smil:fill="hold" presentation:node-type="after-previous" presentation:preset-class="entrance" presentation:preset-id="ooo-entrance-box" presentation:preset-sub-type="in">
                  <anim:set smil:begin="0s" smil:dur="0.004s" smil:fill="hold" smil:targetElement="id116" smil:attributeName="visibility" smil:to="visible"/>
                  <anim:transitionFilter smil:dur="2s" smil:targetElement="id116" smil:type="irisWipe" smil:subtype="rectangle" smil:direction="reverse"/>
                </anim:par>
              </anim:par>
            </anim:par>
          </anim:seq>
        </anim:par>
        <presentation:notes draw:style-name="dp2">
          <draw:page-thumbnail draw:style-name="gr1" draw:layer="layout" svg:width="14.848cm" svg:height="11.136cm" svg:x="3.075cm" svg:y="2.257cm" draw:page-number="20" presentation:class="page"/>
          <draw:frame presentation:style-name="pr5" draw:text-style-name="P9" draw:layer="layout" svg:width="16.799cm" svg:height="13.114cm" svg:x="2.1cm" svg:y="14.107cm" presentation:class="notes" presentation:placeholder="true">
            <draw:text-box/>
          </draw:frame>
        </presentation:notes>
      </draw:page>
      <draw:page draw:name="page21" draw:style-name="dp1" draw:master-page-name="lyt-tunnel" presentation:presentation-page-layout-name="AL2T19">
        <office:forms form:automatic-focus="false" form:apply-design-mode="false"/>
        <draw:frame presentation:style-name="pr6" draw:text-style-name="P5" draw:layer="layout" svg:width="24cm" svg:height="2.593cm" svg:x="2cm" svg:y="1.625cm" presentation:class="title">
          <draw:text-box>
            <text:p><text:span text:style-name="T2">multiqueue</text:span></text:p>
          </draw:text-box>
        </draw:frame>
        <draw:rect draw:style-name="gr38" draw:text-style-name="P12" draw:layer="layout" svg:width="19.135cm" svg:height="3.076cm" svg:x="3.754cm" svg:y="5.045cm">
          <text:p text:style-name="P6"><text:span text:style-name="T7">Guest</text:span></text:p>
          <text:p text:style-name="P6"><text:span text:style-name="T7"/></text:p>
        </draw:rect>
        <draw:rect draw:style-name="gr61" draw:text-style-name="P26" draw:layer="layout" svg:width="19.198cm" svg:height="3.076cm" svg:x="3.754cm" svg:y="10.153cm">
          <text:p text:style-name="P6"><text:span text:style-name="T7">Macvtap</text:span></text:p>
          <text:p text:style-name="P6"><text:span text:style-name="T18"/></text:p>
        </draw:rect>
        <draw:rect draw:style-name="gr62" draw:text-style-name="P26" draw:layer="layout" svg:width="19.198cm" svg:height="3.076cm" svg:x="3.753cm" svg:y="15.259cm">
          <text:p text:style-name="P6"><text:span text:style-name="T7">NIC</text:span></text:p>
          <text:p text:style-name="P6"><text:span text:style-name="T18"><text:s text:c="20"/></text:span></text:p>
        </draw:rect>
        <draw:rect draw:style-name="gr23" draw:text-style-name="P19" draw:layer="layout" svg:width="2.461cm" svg:height="1.662cm" svg:x="5.23cm" svg:y="5.907cm">
          <text:p text:style-name="P6"><text:span text:style-name="T12">TX</text:span></text:p>
        </draw:rect>
        <draw:rect draw:style-name="gr23" draw:text-style-name="P19" draw:layer="layout" svg:width="2.461cm" svg:height="1.662cm" svg:x="5.17cm" svg:y="15.997cm">
          <text:p text:style-name="P6"><text:span text:style-name="T12">TX</text:span></text:p>
        </draw:rect>
        <draw:rect draw:style-name="gr23" draw:text-style-name="P19" draw:layer="layout" svg:width="2.461cm" svg:height="1.662cm" svg:x="5.047cm" svg:y="10.768cm">
          <text:p text:style-name="P6"><text:span text:style-name="T12">TX</text:span></text:p>
        </draw:rect>
        <draw:rect draw:style-name="gr23" draw:text-style-name="P19" xml:id="id117" draw:id="id117" draw:layer="layout" svg:width="2.461cm" svg:height="1.662cm" svg:x="15.815cm" svg:y="5.907cm">
          <text:p text:style-name="P6"><text:span text:style-name="T12">TX</text:span></text:p>
        </draw:rect>
        <draw:rect draw:style-name="gr23" draw:text-style-name="P19" xml:id="id118" draw:id="id118" draw:layer="layout" svg:width="2.461cm" svg:height="1.662cm" svg:x="15.753cm" svg:y="10.891cm">
          <text:p text:style-name="P6"><text:span text:style-name="T12">TX</text:span></text:p>
        </draw:rect>
        <draw:rect draw:style-name="gr23" draw:text-style-name="P19" draw:layer="layout" svg:width="2.461cm" svg:height="1.662cm" svg:x="15.876cm" svg:y="15.998cm">
          <text:p text:style-name="P6"><text:span text:style-name="T12">TX</text:span></text:p>
        </draw:rect>
        <draw:rect draw:style-name="gr63" draw:text-style-name="P19" draw:layer="layout" svg:width="2.461cm" svg:height="1.662cm" svg:x="8.633cm" svg:y="5.907cm">
          <text:p text:style-name="P6"><text:span text:style-name="T12">RX</text:span></text:p>
        </draw:rect>
        <draw:rect draw:style-name="gr63" draw:text-style-name="P19" draw:layer="layout" svg:width="2.461cm" svg:height="1.662cm" svg:x="8.676cm" svg:y="10.737cm">
          <text:p text:style-name="P6"><text:span text:style-name="T12">RX</text:span></text:p>
        </draw:rect>
        <draw:rect draw:style-name="gr63" draw:text-style-name="P19" draw:layer="layout" svg:width="2.461cm" svg:height="1.662cm" svg:x="8.634cm" svg:y="15.987cm">
          <text:p text:style-name="P6"><text:span text:style-name="T12">RX</text:span></text:p>
        </draw:rect>
        <draw:rect draw:style-name="gr63" draw:text-style-name="P19" xml:id="id119" draw:id="id119" draw:layer="layout" svg:width="2.461cm" svg:height="1.662cm" svg:x="19.386cm" svg:y="5.907cm">
          <text:p text:style-name="P6"><text:span text:style-name="T12">RX</text:span></text:p>
        </draw:rect>
        <draw:rect draw:style-name="gr63" draw:text-style-name="P19" xml:id="id120" draw:id="id120" draw:layer="layout" svg:width="2.461cm" svg:height="1.662cm" svg:x="19.428cm" svg:y="10.905cm">
          <text:p text:style-name="P6"><text:span text:style-name="T12">RX</text:span></text:p>
        </draw:rect>
        <draw:rect draw:style-name="gr63" draw:text-style-name="P19" draw:layer="layout" svg:width="2.461cm" svg:height="1.662cm" svg:x="19.428cm" svg:y="16.029cm">
          <text:p text:style-name="P6"><text:span text:style-name="T12">RX</text:span></text:p>
        </draw:rect>
        <draw:custom-shape draw:style-name="gr64" draw:text-style-name="P6" draw:layer="layout" svg:width="0.42cm" svg:height="3.192cm" svg:x="6.174cm" svg:y="7.5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6" draw:layer="layout" svg:width="0.42cm" svg:height="3.57cm" svg:x="6.216cm" svg:y="12.4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6" draw:layer="layout" svg:width="0.42cm" svg:height="3.15cm" svg:x="9.785cm" svg:y="7.55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6" draw:layer="layout" svg:width="0.42cm" svg:height="3.654cm" svg:x="9.785cm" svg:y="12.34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25" draw:text-style-name="P6" xml:id="id121" draw:id="id121" draw:layer="layout" svg:width="0.21cm" svg:height="2.016cm" svg:x="20.453cm" svg:y="14.027cm">
          <text:p/>
        </draw:rect>
        <draw:rect draw:style-name="gr25" draw:text-style-name="P6" xml:id="id122" draw:id="id122" draw:layer="layout" svg:width="10.332cm" svg:height="0.21cm" svg:x="10.373cm" svg:y="14.027cm">
          <text:p/>
        </draw:rect>
        <draw:custom-shape draw:style-name="gr64" draw:text-style-name="P6" xml:id="id123" draw:id="id123" draw:layer="layout" svg:width="0.42cm" svg:height="1.638cm" svg:x="10.289cm" svg:y="12.43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23" xml:id="id124" draw:id="id124" draw:layer="layout" svg:width="1.932cm" svg:height="1.826cm" svg:x="16.505cm" svg:y="14.489cm">
          <draw:text-box>
            <text:p><text:span text:style-name="T16">?</text:span></text:p>
          </draw:text-box>
        </draw:frame>
        <draw:custom-shape draw:style-name="gr64" draw:text-style-name="P6" xml:id="id125" draw:id="id125" draw:layer="layout" svg:width="0.42cm" svg:height="3.401cm" svg:x="20.537cm" svg:y="7.51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6" xml:id="id126" draw:id="id126" draw:layer="layout" svg:width="0.42cm" svg:height="3.526cm" svg:x="20.621cm" svg:y="12.51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6" xml:id="id127" draw:id="id127" draw:layer="layout" svg:width="0.378cm" svg:height="3.401cm" svg:x="16.925cm" svg:y="7.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6" xml:id="id128" draw:id="id128" draw:layer="layout" svg:width="0.378cm" svg:height="3.401cm" svg:x="16.883cm" svg:y="12.5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17" smil:attributeName="visibility" smil:to="visible"/>
                  <anim:transitionFilter smil:dur="2s" smil:targetElement="id117"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118" smil:attributeName="visibility" smil:to="visible"/>
                  <anim:transitionFilter smil:dur="2s" smil:targetElement="id118"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119" smil:attributeName="visibility" smil:to="visible"/>
                  <anim:transitionFilter smil:dur="2s" smil:targetElement="id119"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120" smil:attributeName="visibility" smil:to="visible"/>
                  <anim:transitionFilter smil:dur="2s" smil:targetElement="id120" smil:type="irisWipe" smil:subtype="rectangle" smil:direction="reverse"/>
                </anim:par>
              </anim:par>
              <anim:par smil:begin="2s">
                <anim:par smil:begin="1.5s" smil:fill="hold" presentation:node-type="after-previous" presentation:preset-class="exit" presentation:preset-id="ooo-exit-disappear">
                  <anim:set smil:begin="0s" smil:dur="0.001s" smil:fill="hold" smil:targetElement="id121" smil:attributeName="visibility" smil:to="hidden"/>
                </anim:par>
                <anim:par smil:begin="1.5s" smil:fill="hold" presentation:node-type="with-previous" presentation:preset-class="exit" presentation:preset-id="ooo-exit-disappear">
                  <anim:set smil:begin="0s" smil:dur="0.001s" smil:fill="hold" smil:targetElement="id122" smil:attributeName="visibility" smil:to="hidden"/>
                </anim:par>
                <anim:par smil:begin="1.5s" smil:fill="hold" presentation:node-type="with-previous" presentation:preset-class="exit" presentation:preset-id="ooo-exit-disappear">
                  <anim:set smil:begin="0s" smil:dur="0.001s" smil:fill="hold" smil:targetElement="id123" smil:attributeName="visibility" smil:to="hidden"/>
                </anim:par>
                <anim:par smil:begin="1.5s" smil:fill="hold" presentation:node-type="with-previous" presentation:preset-class="exit" presentation:preset-id="ooo-exit-disappear">
                  <anim:set smil:begin="0s" smil:dur="0.001s" smil:fill="hold" smil:targetElement="id124" smil:attributeName="visibility" smil:to="hidden"/>
                </anim:par>
              </anim:par>
              <anim:par smil:begin="3.501s">
                <anim:par smil:begin="1.5s" smil:fill="hold" presentation:node-type="after-previous" presentation:preset-class="entrance" presentation:preset-id="ooo-entrance-box" presentation:preset-sub-type="in">
                  <anim:set smil:begin="0s" smil:dur="0.004s" smil:fill="hold" smil:targetElement="id125" smil:attributeName="visibility" smil:to="visible"/>
                  <anim:transitionFilter smil:dur="2s" smil:targetElement="id125" smil:type="irisWipe" smil:subtype="rectangle" smil:direction="reverse"/>
                </anim:par>
                <anim:par smil:begin="1.5s" smil:fill="hold" presentation:node-type="with-previous" presentation:preset-class="entrance" presentation:preset-id="ooo-entrance-box" presentation:preset-sub-type="in">
                  <anim:set smil:begin="0s" smil:dur="0.004s" smil:fill="hold" smil:targetElement="id126" smil:attributeName="visibility" smil:to="visible"/>
                  <anim:transitionFilter smil:dur="2s" smil:targetElement="id126" smil:type="irisWipe" smil:subtype="rectangle" smil:direction="reverse"/>
                </anim:par>
                <anim:par smil:begin="1.5s" smil:fill="hold" presentation:node-type="with-previous" presentation:preset-class="entrance" presentation:preset-id="ooo-entrance-box" presentation:preset-sub-type="in">
                  <anim:set smil:begin="0s" smil:dur="0.004s" smil:fill="hold" smil:targetElement="id127" smil:attributeName="visibility" smil:to="visible"/>
                  <anim:transitionFilter smil:dur="2s" smil:targetElement="id127" smil:type="irisWipe" smil:subtype="rectangle" smil:direction="reverse"/>
                </anim:par>
                <anim:par smil:begin="1.5s" smil:fill="hold" presentation:node-type="with-previous" presentation:preset-class="entrance" presentation:preset-id="ooo-entrance-box" presentation:preset-sub-type="in">
                  <anim:set smil:begin="0s" smil:dur="0.004s" smil:fill="hold" smil:targetElement="id128" smil:attributeName="visibility" smil:to="visible"/>
                  <anim:transitionFilter smil:dur="2s" smil:targetElement="id128" smil:type="irisWipe" smil:subtype="rectangle" smil:direction="reverse"/>
                </anim:par>
              </anim:par>
            </anim:par>
          </anim:seq>
        </anim:par>
        <presentation:notes draw:style-name="dp2">
          <draw:page-thumbnail draw:style-name="gr1" draw:layer="layout" svg:width="14.848cm" svg:height="11.136cm" svg:x="3.075cm" svg:y="2.257cm" draw:page-number="21" presentation:class="page"/>
          <draw:frame presentation:style-name="pr5" draw:text-style-name="P9" draw:layer="layout" svg:width="16.799cm" svg:height="13.114cm" svg:x="2.1cm" svg:y="14.107cm" presentation:class="notes" presentation:placeholder="true">
            <draw:text-box/>
          </draw:frame>
        </presentation:notes>
      </draw:page>
      <draw:page draw:name="page22" draw:style-name="dp1" draw:master-page-name="lyt-tunnel" presentation:presentation-page-layout-name="AL3T3">
        <office:forms form:automatic-focus="false" form:apply-design-mode="false"/>
        <draw:frame presentation:style-name="pr4" draw:text-style-name="P5" draw:layer="layout" svg:width="24cm" svg:height="2.844cm" svg:x="2cm" svg:y="1.5cm" presentation:class="title">
          <draw:text-box>
            <text:p><text:span text:style-name="T2">External -&gt; Guest</text:span></text:p>
          </draw:text-box>
        </draw:frame>
        <draw:line draw:style-name="gr46" draw:text-style-name="P6" draw:layer="layout" svg:x1="2.658cm" svg:y1="18.355cm" svg:x2="2.658cm" svg:y2="8.264cm">
          <text:p/>
        </draw:line>
        <draw:line draw:style-name="gr46" draw:text-style-name="P6" draw:layer="layout" svg:x1="2.658cm" svg:y1="18.416cm" svg:x2="12.996cm" svg:y2="18.416cm">
          <text:p/>
        </draw:line>
        <draw:line draw:style-name="gr46" draw:text-style-name="P6" draw:layer="layout" svg:x1="15.123cm" svg:y1="18.371cm" svg:x2="15.062cm" svg:y2="8.219cm">
          <text:p/>
        </draw:line>
        <draw:line draw:style-name="gr46" draw:text-style-name="P6" draw:layer="layout" svg:x1="15.123cm" svg:y1="18.433cm" svg:x2="25.214cm" svg:y2="18.371cm">
          <text:p/>
        </draw:line>
        <draw:rect draw:style-name="gr38" draw:text-style-name="P12" draw:layer="layout" svg:width="2.992cm" svg:height="9.542cm" svg:x="6.154cm" svg:y="8.875cm">
          <text:p text:style-name="P6"><text:span text:style-name="T7">4</text:span></text:p>
        </draw:rect>
        <draw:rect draw:style-name="gr38" draw:text-style-name="P12" draw:layer="layout" svg:width="2.947cm" svg:height="8.925cm" svg:x="9.236cm" svg:y="9.462cm">
          <text:p text:style-name="P6"><text:span text:style-name="T7">8</text:span></text:p>
        </draw:rect>
        <draw:rect draw:style-name="gr47" draw:text-style-name="P12" draw:layer="layout" svg:width="3.2cm" svg:height="12.032cm" svg:x="18.376cm" svg:y="6.294cm">
          <text:p text:style-name="P6"><text:span text:style-name="T7">4</text:span></text:p>
        </draw:rect>
        <draw:rect draw:style-name="gr47" draw:text-style-name="P19" draw:layer="layout" svg:width="3.2cm" svg:height="12.078cm" svg:x="21.646cm" svg:y="6.248cm">
          <text:p text:style-name="P6"><text:span text:style-name="T12">8</text:span></text:p>
        </draw:rect>
        <draw:rect draw:style-name="gr38" draw:text-style-name="P12" draw:layer="layout" svg:width="3.265cm" svg:height="8.411cm" svg:x="2.893cm" svg:y="9.96cm">
          <text:p text:style-name="P6"><text:span text:style-name="T7">2</text:span><text:span text:style-name="T7"><text:line-break/></text:span><text:span text:style-name="T7"/></text:p>
        </draw:rect>
        <draw:rect draw:style-name="gr47" draw:text-style-name="P12" draw:layer="layout" svg:width="3.2cm" svg:height="8.228cm" svg:x="15.071cm" svg:y="10.142cm">
          <text:p text:style-name="P6"><text:span text:style-name="T7">2</text:span></text:p>
        </draw:rect>
        <draw:line draw:style-name="gr48" draw:text-style-name="P6" draw:layer="layout" svg:x1="2.535cm" svg:y1="5.659cm" svg:x2="24.993cm" svg:y2="5.569cm">
          <text:p/>
        </draw:line>
        <draw:frame draw:style-name="gr49" draw:text-style-name="P20" draw:layer="layout" svg:width="4.708cm" svg:height="1.539cm" svg:x="3.94cm" svg:y="5.523cm">
          <draw:text-box>
            <text:p><text:span text:style-name="T13">10 Gb/s</text:span></text:p>
          </draw:text-box>
        </draw:frame>
        <draw:frame draw:style-name="gr19" draw:layer="layout" svg:width="3.149cm" svg:height="0.962cm" svg:x="11.755cm" svg:y="7.802cm">
          <draw:text-box>
            <text:p>512b</text:p>
          </draw:text-box>
        </draw:frame>
        <presentation:notes draw:style-name="dp2">
          <draw:page-thumbnail draw:style-name="gr1" draw:layer="layout" svg:width="14.848cm" svg:height="11.136cm" svg:x="3.075cm" svg:y="2.257cm" draw:page-number="22" presentation:class="page"/>
          <draw:frame presentation:style-name="pr5" draw:text-style-name="P9" draw:layer="layout" svg:width="16.799cm" svg:height="13.114cm" svg:x="2.1cm" svg:y="14.107cm" presentation:class="notes" presentation:placeholder="true">
            <draw:text-box/>
          </draw:frame>
        </presentation:notes>
      </draw:page>
      <draw:page draw:name="page23" draw:style-name="dp1" draw:master-page-name="lyt-tunnel" presentation:presentation-page-layout-name="AL1T1">
        <office:forms form:automatic-focus="false" form:apply-design-mode="false"/>
        <draw:frame presentation:style-name="pr6" draw:text-style-name="P14" draw:layer="layout" svg:width="24cm" svg:height="2.593cm" svg:x="2cm" svg:y="1.625cm" presentation:class="title">
          <draw:text-box>
            <text:p><text:span text:style-name="T9">Status/TODO</text:span></text:p>
          </draw:text-box>
        </draw:frame>
        <draw:frame presentation:style-name="pr11" draw:layer="layout" svg:width="23.5cm" svg:height="13.629cm" svg:x="2cm" svg:y="5.5cm" presentation:class="outline" presentation:user-transformed="true">
          <draw:text-box>
            <text:list text:style-name="L2">
              <text:list-item>
                <text:p><text:span text:style-name="T9">Virtio ring</text:span><text:span text:style-name="T9"><text:tab/></text:span><text:span text:style-name="T9"><text:tab/></text:span><text:span text:style-name="T9"><text:tab/></text:span><text:span text:style-name="T9"><text:tab/></text:span><text:span text:style-name="T9"><text:tab/></text:span><text:span text:style-name="T9"><text:tab/></text:span><text:span text:style-name="T9"> <text:s/>+</text:span></text:p>
              </text:list-item>
              <text:list-item>
                <text:p><text:span text:style-name="T9">Zero copy TX</text:span><text:span text:style-name="T9"><text:tab/></text:span><text:span text:style-name="T9"><text:tab/></text:span><text:span text:style-name="T9"><text:tab/></text:span><text:span text:style-name="T9"><text:tab/></text:span><text:span text:style-name="T9"><text:tab/></text:span><text:span text:style-name="T9"> <text:s/>+</text:span></text:p>
              </text:list-item>
              <text:list-item>
                <text:p><text:span text:style-name="T9">Multiqueue</text:span><text:span text:style-name="T9"><text:tab/></text:span><text:span text:style-name="T9"><text:tab/></text:span><text:span text:style-name="T9"><text:tab/></text:span><text:span text:style-name="T9"><text:tab/></text:span><text:span text:style-name="T9"><text:tab/></text:span><text:span text:style-name="T9"><text:tab/></text:span><text:span text:style-name="T9"> <text:s/>+</text:span></text:p>
              </text:list-item>
              <text:list-item>
                <text:p><text:span text:style-name="T9">Zero copy RX</text:span><text:span text:style-name="T9"><text:tab/></text:span><text:span text:style-name="T9"><text:tab/></text:span><text:span text:style-name="T9"><text:tab/></text:span><text:span text:style-name="T9"><text:tab/></text:span><text:span text:style-name="T9"><text:tab/></text:span><text:span text:style-name="T9"> <text:s/>?</text:span></text:p>
              </text:list-item>
              <text:list-item>
                <text:p><text:span text:style-name="T9">Bridge zero copy</text:span><text:span text:style-name="T9"><text:tab/></text:span><text:span text:style-name="T9"> <text:s text:c="9"/>?</text:span></text:p>
              </text:list-item>
              <text:list-item>
                <text:p><text:span text:style-name="T9">Level interrupts <text:s text:c="14"/>?</text:span></text:p>
                <text:p><text:span text:style-name="T9"/></text:p>
                <text:p><text:span text:style-name="T9"/></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9" draw:layer="layout" svg:width="16.799cm" svg:height="13.114cm" svg:x="2.1cm" svg:y="14.107cm" presentation:class="notes" presentation:placeholder="true">
            <draw:text-box/>
          </draw:frame>
        </presentation:notes>
      </draw:page>
      <draw:page draw:name="page24" draw:style-name="dp1" draw:master-page-name="lyt-tunnel" presentation:presentation-page-layout-name="AL1T1">
        <office:forms form:automatic-focus="false" form:apply-design-mode="false"/>
        <draw:frame presentation:style-name="pr6" draw:text-style-name="P14" draw:layer="layout" svg:width="24cm" svg:height="2.593cm" svg:x="2cm" svg:y="1.625cm" presentation:class="title">
          <draw:text-box>
            <text:p><text:span text:style-name="T9">Questions?</text:span></text:p>
          </draw:text-box>
        </draw:frame>
        <draw:frame presentation:style-name="pr11" draw:layer="layout" svg:width="23.5cm" svg:height="10.25cm" svg:x="2cm" svg:y="5.303cm" presentation:class="outline" presentation:user-transformed="true">
          <draw:text-box>
            <text:list text:style-name="L2">
              <text:list-item>
                <text:p><text:span text:style-name="T9"/></text:p>
                <text:p><text:span text:style-name="T9"/></text:p>
              </text:list-item>
            </text:list>
          </draw:text-box>
        </draw:frame>
        <presentation:notes draw:style-name="dp2">
          <draw:page-thumbnail draw:style-name="gr1" draw:layer="layout" svg:width="14.848cm" svg:height="11.136cm" svg:x="3.075cm" svg:y="2.257cm" draw:page-number="24" presentation:class="page"/>
          <draw:frame presentation:style-name="pr5" draw:text-style-name="P9" draw:layer="layout" svg:width="16.799cm" svg:height="13.114cm" svg:x="2.1cm" svg:y="14.107cm" presentation:class="notes" presentation:placeholder="true">
            <draw:text-box/>
          </draw:frame>
        </presentation:notes>
      </draw:page>
      <draw:page draw:name="page25" draw:style-name="dp1" draw:master-page-name="lyt-tunnel" presentation:presentation-page-layout-name="AL2T19">
        <office:forms form:automatic-focus="false" form:apply-design-mode="false"/>
        <draw:frame presentation:style-name="pr6" draw:text-style-name="P5" draw:layer="layout" svg:width="24cm" svg:height="2.593cm" svg:x="2cm" svg:y="1.625cm" presentation:class="title" presentation:user-transformed="true">
          <draw:text-box>
            <text:p><text:span text:style-name="T2">Virtio ring</text:span></text:p>
          </draw:text-box>
        </draw:frame>
        <draw:rect draw:style-name="gr22" draw:text-style-name="P12" draw:layer="layout" svg:width="6.399cm" svg:height="12.737cm" svg:x="10.768cm" svg:y="5.107cm">
          <text:p text:style-name="P6"><text:span text:style-name="T7">Desc</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draw:rect>
        <draw:rect draw:style-name="gr23" draw:text-style-name="P12" draw:layer="layout" svg:width="5.045cm" svg:height="5.107cm" svg:x="3.815cm" svg:y="5.191cm">
          <text:p text:style-name="P6"><text:span text:style-name="T7">Avail</text:span></text:p>
          <text:p text:style-name="P6"><text:span text:style-name="T7"/></text:p>
          <text:p text:style-name="P6"><text:span text:style-name="T7"/></text:p>
          <text:p text:style-name="P6"><text:span text:style-name="T7"/></text:p>
        </draw:rect>
        <draw:rect draw:style-name="gr24" draw:text-style-name="P12" draw:layer="layout" svg:width="5.045cm" svg:height="7.137cm" svg:x="19.691cm" svg:y="5.046cm">
          <text:p text:style-name="P6"><text:span text:style-name="T7">Used</text:span></text:p>
          <text:p text:style-name="P6"><text:span text:style-name="T7"/></text:p>
          <text:p text:style-name="P6"><text:span text:style-name="T7"/></text:p>
          <text:p text:style-name="P6"><text:span text:style-name="T7"/></text:p>
          <text:p text:style-name="P6"><text:span text:style-name="T7"/></text:p>
          <text:p text:style-name="P6"><text:span text:style-name="T7"/></text:p>
        </draw:rect>
        <draw:line draw:style-name="gr25" draw:text-style-name="P6" draw:layer="layout" svg:x1="3.876cm" svg:y1="7.631cm" svg:x2="8.922cm" svg:y2="7.631cm">
          <text:p/>
        </draw:line>
        <draw:line draw:style-name="gr25" draw:text-style-name="P6" draw:layer="layout" svg:x1="3.814cm" svg:y1="9.661cm" svg:x2="8.86cm" svg:y2="9.661cm">
          <text:p/>
        </draw:line>
        <draw:line draw:style-name="gr25" draw:text-style-name="P6" draw:layer="layout" svg:x1="19.712cm" svg:y1="7.133cm" svg:x2="24.758cm" svg:y2="7.133cm">
          <text:p/>
        </draw:line>
        <draw:line draw:style-name="gr25" draw:text-style-name="P6" draw:layer="layout" svg:x1="3.876cm" svg:y1="8.923cm" svg:x2="8.922cm" svg:y2="8.923cm">
          <text:p/>
        </draw:line>
        <draw:line draw:style-name="gr25" draw:text-style-name="P6" draw:layer="layout" svg:x1="3.876cm" svg:y1="6.414cm" svg:x2="8.922cm" svg:y2="6.414cm">
          <text:p/>
        </draw:line>
        <draw:line draw:style-name="gr25" draw:text-style-name="P6" draw:layer="layout" svg:x1="3.834cm" svg:y1="5.741cm" svg:x2="8.88cm" svg:y2="5.741cm">
          <text:p/>
        </draw:line>
        <draw:line draw:style-name="gr25" draw:text-style-name="P6" draw:layer="layout" svg:x1="3.834cm" svg:y1="6.959cm" svg:x2="8.88cm" svg:y2="6.959cm">
          <text:p/>
        </draw:line>
        <draw:line draw:style-name="gr25" draw:text-style-name="P6" draw:layer="layout" svg:x1="10.679cm" svg:y1="8.176cm" svg:x2="17.135cm" svg:y2="8.189cm">
          <text:p/>
        </draw:line>
        <draw:line draw:style-name="gr25" draw:text-style-name="P6" draw:layer="layout" svg:x1="3.876cm" svg:y1="7.631cm" svg:x2="8.922cm" svg:y2="7.631cm">
          <text:p/>
        </draw:line>
        <draw:line draw:style-name="gr25" draw:text-style-name="P6" draw:layer="layout" svg:x1="10.751cm" svg:y1="11.507cm" svg:x2="17.219cm" svg:y2="11.507cm">
          <text:p/>
        </draw:line>
        <draw:line draw:style-name="gr25" draw:text-style-name="P6" draw:layer="layout" svg:x1="10.793cm" svg:y1="14.909cm" svg:x2="17.261cm" svg:y2="14.909cm">
          <text:p/>
        </draw:line>
        <draw:line draw:style-name="gr25" draw:text-style-name="P6" draw:layer="layout" svg:x1="10.751cm" svg:y1="16.505cm" svg:x2="17.219cm" svg:y2="16.505cm">
          <text:p/>
        </draw:line>
        <draw:line draw:style-name="gr25" draw:text-style-name="P6" draw:layer="layout" svg:x1="10.793cm" svg:y1="13.271cm" svg:x2="17.261cm" svg:y2="13.271cm">
          <text:p/>
        </draw:line>
        <draw:line draw:style-name="gr25" draw:text-style-name="P6" draw:layer="layout" svg:x1="10.793cm" svg:y1="9.785cm" svg:x2="17.261cm" svg:y2="9.785cm">
          <text:p/>
        </draw:line>
        <draw:line draw:style-name="gr25" draw:text-style-name="P6" draw:layer="layout" svg:x1="10.751cm" svg:y1="11.507cm" svg:x2="17.219cm" svg:y2="11.507cm">
          <text:p/>
        </draw:line>
        <draw:line draw:style-name="gr25" draw:text-style-name="P6" draw:layer="layout" svg:x1="10.667cm" svg:y1="6.762cm" svg:x2="17.135cm" svg:y2="6.762cm">
          <text:p/>
        </draw:line>
        <draw:line draw:style-name="gr25" draw:text-style-name="P6" draw:layer="layout" svg:x1="10.751cm" svg:y1="11.507cm" svg:x2="17.219cm" svg:y2="11.507cm">
          <text:p/>
        </draw:line>
        <draw:line draw:style-name="gr25" draw:text-style-name="P6" draw:layer="layout" svg:x1="10.751cm" svg:y1="11.507cm" svg:x2="17.219cm" svg:y2="11.507cm">
          <text:p/>
        </draw:line>
        <draw:line draw:style-name="gr25" draw:text-style-name="P6" draw:layer="layout" svg:x1="19.796cm" svg:y1="9.778cm" svg:x2="24.842cm" svg:y2="9.778cm">
          <text:p/>
        </draw:line>
        <draw:line draw:style-name="gr25" draw:text-style-name="P6" draw:layer="layout" svg:x1="19.712cm" svg:y1="7.133cm" svg:x2="24.758cm" svg:y2="7.133cm">
          <text:p/>
        </draw:line>
        <draw:line draw:style-name="gr25" draw:text-style-name="P6" draw:layer="layout" svg:x1="19.67cm" svg:y1="10.618cm" svg:x2="24.716cm" svg:y2="10.618cm">
          <text:p/>
        </draw:line>
        <draw:line draw:style-name="gr25" draw:text-style-name="P6" draw:layer="layout" svg:x1="19.712cm" svg:y1="11.374cm" svg:x2="24.758cm" svg:y2="11.374cm">
          <text:p/>
        </draw:line>
        <draw:line draw:style-name="gr25" draw:text-style-name="P6" draw:layer="layout" svg:x1="19.712cm" svg:y1="8.098cm" svg:x2="24.758cm" svg:y2="8.098cm">
          <text:p/>
        </draw:line>
        <draw:line draw:style-name="gr25" draw:text-style-name="P6" draw:layer="layout" svg:x1="19.67cm" svg:y1="10.618cm" svg:x2="24.716cm" svg:y2="10.618cm">
          <text:p/>
        </draw:line>
        <draw:line draw:style-name="gr25" draw:text-style-name="P6" draw:layer="layout" svg:x1="19.754cm" svg:y1="6.125cm" svg:x2="24.8cm" svg:y2="6.125cm">
          <text:p/>
        </draw:line>
        <draw:line draw:style-name="gr25" draw:text-style-name="P6" draw:layer="layout" svg:x1="19.796cm" svg:y1="9.778cm" svg:x2="24.842cm" svg:y2="9.778cm">
          <text:p/>
        </draw:line>
        <draw:line draw:style-name="gr25" draw:text-style-name="P6" draw:layer="layout" svg:x1="19.712cm" svg:y1="8.98cm" svg:x2="24.758cm" svg:y2="8.98cm">
          <text:p/>
        </draw:line>
        <draw:line draw:style-name="gr25" draw:text-style-name="P6" draw:layer="layout" svg:x1="3.792cm" svg:y1="8.26cm" svg:x2="8.838cm" svg:y2="8.26cm">
          <text:p/>
        </draw:line>
        <draw:rect draw:style-name="gr26" draw:text-style-name="P6" xml:id="id130" draw:id="id130" draw:layer="layout" svg:width="6.384cm" svg:height="1.68cm" svg:x="10.793cm" svg:y="11.549cm">
          <text:p/>
        </draw:rect>
        <draw:polyline draw:style-name="gr27" draw:text-style-name="P6" xml:id="id129" draw:id="id129" draw:layer="layout" svg:width="3.695cm" svg:height="5.668cm" svg:x="7.853cm" svg:y="6.804cm" svg:viewBox="0 0 3696 5669" draw:points="0,0 3696,5669">
          <text:p/>
        </draw:polyline>
        <draw:polyline draw:style-name="gr27" draw:text-style-name="P6" xml:id="id131" draw:id="id131" draw:layer="layout" svg:width="5.187cm" svg:height="4.58cm" svg:x="15.013cm" svg:y="7.602cm" svg:viewBox="0 0 5188 4581" draw:points="5188,0 0,4581">
          <text:p/>
        </draw:polyline>
        <draw:rect draw:style-name="gr28" draw:text-style-name="P12" xml:id="id132" draw:id="id132" draw:layer="layout" svg:width="5.123cm" svg:height="2.142cm" svg:x="3.822cm" svg:y="15.623cm">
          <text:p text:style-name="P6"><text:span text:style-name="T7">Guest</text:span></text:p>
        </draw:rect>
        <draw:rect draw:style-name="gr29" draw:text-style-name="P12" xml:id="id134" draw:id="id134" draw:layer="layout" svg:width="5.123cm" svg:height="2.142cm" svg:x="19.656cm" svg:y="15.665cm">
          <text:p text:style-name="P6"><text:span text:style-name="T7">Vhost</text:span></text:p>
        </draw:rect>
        <draw:polyline draw:style-name="gr65" draw:text-style-name="P6" xml:id="id133" draw:id="id133" draw:layer="layout" svg:width="3.814cm" svg:height="4.245cm" svg:x="8.86cm" svg:y="12.306cm" svg:viewBox="0 0 3815 4246" draw:points="0,4246 3815,0">
          <text:p/>
        </draw:polyline>
        <draw:polyline draw:style-name="gr65" draw:text-style-name="P6" xml:id="id135" draw:id="id135" draw:layer="layout" svg:width="3.753cm" svg:height="3.876cm" svg:x="16.428cm" svg:y="12.614cm" svg:viewBox="0 0 3754 3877" draw:points="0,0 3754,3877">
          <text:p/>
        </draw:polylin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29" smil:attributeName="visibility" smil:to="visible"/>
                  <anim:transitionFilter smil:dur="2s" smil:targetElement="id129"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130" smil:attributeName="visibility" smil:to="visible"/>
                  <anim:transitionFilter smil:dur="2s" smil:targetElement="id130" smil:type="irisWipe" smil:subtype="rectangle" smil:direction="reverse"/>
                </anim:par>
              </anim:par>
              <anim:par smil:begin="2s">
                <anim:par smil:begin="22.5s" smil:fill="hold" presentation:node-type="after-previous" presentation:preset-class="entrance" presentation:preset-id="ooo-entrance-box" presentation:preset-sub-type="in">
                  <anim:set smil:begin="0s" smil:dur="0.004s" smil:fill="hold" smil:targetElement="id131" smil:attributeName="visibility" smil:to="visible"/>
                  <anim:transitionFilter smil:dur="2s" smil:targetElement="id131" smil:type="irisWipe" smil:subtype="rectangle" smil:direction="reverse"/>
                </anim:par>
                <anim:par smil:begin="22.5s" smil:fill="hold" presentation:preset-property="Direction" presentation:node-type="with-previous" presentation:preset-class="exit" presentation:preset-id="ooo-exit-box" presentation:preset-sub-type="in">
                  <anim:transitionFilter smil:dur="0.75s" smil:targetElement="id130" smil:type="irisWipe" smil:subtype="rectangle" smil:mode="out" smil:direction="reverse"/>
                  <anim:set smil:begin="0.7485s" smil:dur="0.0015s" smil:fill="hold" smil:targetElement="id130" smil:attributeName="visibility" smil:to="hidden"/>
                </anim:par>
              </anim:par>
              <anim:par smil:begin="26.5s">
                <anim:par smil:begin="3.5s" smil:fill="hold" presentation:node-type="after-previous" presentation:preset-class="entrance" presentation:preset-id="ooo-entrance-box" presentation:preset-sub-type="in">
                  <anim:set smil:begin="0s" smil:dur="0.004s" smil:fill="hold" smil:targetElement="id132" smil:attributeName="visibility" smil:to="visible"/>
                  <anim:transitionFilter smil:dur="2s" smil:targetElement="id132" smil:type="irisWipe" smil:subtype="rectangle" smil:direction="reverse"/>
                </anim:par>
                <anim:par smil:begin="3.5s" smil:fill="hold" presentation:node-type="with-previous" presentation:preset-class="entrance" presentation:preset-id="ooo-entrance-box" presentation:preset-sub-type="in">
                  <anim:set smil:begin="0s" smil:dur="0.004s" smil:fill="hold" smil:targetElement="id133" smil:attributeName="visibility" smil:to="visible"/>
                  <anim:transitionFilter smil:dur="2s" smil:targetElement="id133" smil:type="irisWipe" smil:subtype="rectangle" smil:direction="reverse"/>
                </anim:par>
              </anim:par>
              <anim:par smil:begin="32s">
                <anim:par smil:begin="1.5s" smil:fill="hold" presentation:node-type="after-previous" presentation:preset-class="entrance" presentation:preset-id="ooo-entrance-box" presentation:preset-sub-type="in">
                  <anim:set smil:begin="0s" smil:dur="0.004s" smil:fill="hold" smil:targetElement="id134" smil:attributeName="visibility" smil:to="visible"/>
                  <anim:transitionFilter smil:dur="2s" smil:targetElement="id134" smil:type="irisWipe" smil:subtype="rectangle" smil:direction="reverse"/>
                </anim:par>
                <anim:par smil:begin="1.5s" smil:fill="hold" presentation:node-type="with-previous" presentation:preset-class="entrance" presentation:preset-id="ooo-entrance-box" presentation:preset-sub-type="in">
                  <anim:set smil:begin="0s" smil:dur="0.004s" smil:fill="hold" smil:targetElement="id135" smil:attributeName="visibility" smil:to="visible"/>
                  <anim:transitionFilter smil:dur="2s" smil:targetElement="id135" smil:type="irisWipe" smil:subtype="rectangle" smil:direction="reverse"/>
                </anim:par>
              </anim:par>
            </anim:par>
          </anim:seq>
        </anim:par>
        <presentation:notes draw:style-name="dp2">
          <draw:page-thumbnail draw:style-name="gr1" draw:layer="layout" svg:width="14.848cm" svg:height="11.136cm" svg:x="3.075cm" svg:y="2.257cm" draw:page-number="25" presentation:class="page"/>
          <draw:frame presentation:style-name="pr5" draw:text-style-name="P9" draw:layer="layout" svg:width="16.799cm" svg:height="13.114cm" svg:x="2.1cm" svg:y="14.107cm" presentation:class="notes" presentation:placeholder="true">
            <draw:text-box/>
          </draw:frame>
        </presentation:notes>
      </draw:page>
      <presentation:settings presentation:force-manual="true" presentation:mouse-visible="false" presentation:show-logo="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tunnel_5f_box" draw:display-name="tunnel_box" xlink:href="Pictures/1000000000000320000002580E1B1AC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tunnel-background" style:family="presentation">
      <style:graphic-properties draw:stroke="none" draw:fill="bitmap" draw:fill-image-name="tunnel_5f_box" draw:fill-image-width="0cm" draw:fill-image-height="0cm"/>
    </style:style>
    <style:style style:name="lyt-tunnel-backgroundobjects" style:family="presentation">
      <style:graphic-properties draw:shadow="hidden" draw:shadow-offset-x="0.3cm" draw:shadow-offset-y="0.3cm" draw:shadow-color="#808080"/>
    </style:style>
    <style:style style:name="lyt-tunnel-notes" style:family="presentation">
      <style:graphic-properties draw:stroke="none" draw:fill="none">
        <text:list-style style:name="lyt-tunne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tunnel-outline1" style:family="presentation">
      <style:graphic-properties draw:stroke="none" draw:fill="none">
        <text:list-style style:name="lyt-tunn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6b6b"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outline2" style:family="presentation" style:parent-style-name="lyt-tunnel-outline1">
      <style:paragraph-properties fo:margin-left="2.4cm" fo:margin-right="0cm" fo:margin-top="0cm" fo:margin-bottom="0.4cm" fo:text-indent="-0.8cm"/>
      <style:text-properties fo:font-size="28pt" style:font-size-asian="28pt" style:font-size-complex="28pt"/>
    </style:style>
    <style:style style:name="lyt-tunnel-outline3" style:family="presentation" style:parent-style-name="lyt-tunnel-outline2">
      <style:paragraph-properties fo:margin-left="3.6cm" fo:margin-right="0cm" fo:margin-top="0cm" fo:margin-bottom="0.3cm" fo:text-indent="-0.6cm"/>
      <style:text-properties fo:font-size="24pt" style:font-size-asian="24pt" style:font-size-complex="24pt"/>
    </style:style>
    <style:style style:name="lyt-tunnel-outline4" style:family="presentation" style:parent-style-name="lyt-tunnel-outline3">
      <style:paragraph-properties fo:margin-left="4.8cm" fo:margin-right="0cm" fo:margin-top="0cm" fo:margin-bottom="0.2cm" fo:text-indent="-0.6cm"/>
      <style:text-properties fo:font-size="20pt" style:font-size-asian="20pt" style:font-size-complex="20pt"/>
    </style:style>
    <style:style style:name="lyt-tunnel-outline5" style:family="presentation" style:parent-style-name="lyt-tunnel-outline4">
      <style:paragraph-properties fo:margin-left="6cm" fo:margin-right="0cm" fo:margin-top="0cm" fo:margin-bottom="0.1cm" fo:text-indent="-0.6cm"/>
      <style:text-properties fo:font-size="20pt" style:font-size-asian="20pt" style:font-size-complex="20pt"/>
    </style:style>
    <style:style style:name="lyt-tunnel-outline6" style:family="presentation" style:parent-style-name="lyt-tunnel-outline5">
      <style:paragraph-properties fo:margin-left="7.2cm" fo:margin-right="0cm" fo:margin-top="0cm" fo:margin-bottom="0.1cm" fo:text-indent="-0.6cm"/>
      <style:text-properties fo:font-size="20pt" style:font-size-asian="20pt" style:font-size-complex="20pt"/>
    </style:style>
    <style:style style:name="lyt-tunnel-outline7" style:family="presentation" style:parent-style-name="lyt-tunnel-outline6">
      <style:paragraph-properties fo:margin-left="8.4cm" fo:margin-right="0cm" fo:margin-top="0cm" fo:margin-bottom="0.1cm" fo:text-indent="-0.6cm"/>
      <style:text-properties fo:font-size="20pt" style:font-size-asian="20pt" style:font-size-complex="20pt"/>
    </style:style>
    <style:style style:name="lyt-tunnel-outline8" style:family="presentation" style:parent-style-name="lyt-tunnel-outline7">
      <style:paragraph-properties fo:margin-left="9.6cm" fo:margin-right="0cm" fo:margin-top="0cm" fo:margin-bottom="0.1cm" fo:text-indent="-0.6cm"/>
      <style:text-properties fo:font-size="20pt" style:font-size-asian="20pt" style:font-size-complex="20pt"/>
    </style:style>
    <style:style style:name="lyt-tunnel-outline9" style:family="presentation" style:parent-style-name="lyt-tunnel-outline8">
      <style:paragraph-properties fo:margin-left="10.8cm" fo:margin-right="0cm" fo:margin-top="0cm" fo:margin-bottom="0.1cm" fo:text-indent="-0.6cm"/>
      <style:text-properties fo:font-size="20pt" style:font-size-asian="20pt" style:font-size-complex="20pt"/>
    </style:style>
    <style:style style:name="lyt-tunnel-subtitle" style:family="presentation">
      <style:graphic-properties draw:stroke="none" draw:fill="none" draw:textarea-vertical-align="middle">
        <text:list-style style:name="lyt-tunn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title" style:family="presentation">
      <style:graphic-properties draw:stroke="none" draw:fill="none" draw:textarea-vertical-align="middle">
        <text:list-style style:name="lyt-tunn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tunnel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tunnel" style:page-layout-name="PM1" draw:style-name="Mdp1">
      <draw:frame presentation:style-name="Mpr1" draw:text-style-name="MP3" draw:layer="backgroundobjects" svg:width="24cm" svg:height="2.843cm" svg:x="2cm" svg:y="1.5cm" presentation:class="title">
        <draw:text-box>
          <text:p text:style-name="MP3">Click to edit the title text format</text:p>
        </draw:text-box>
      </draw:frame>
      <draw:frame presentation:style-name="lyt-tunnel-outline1" draw:layer="backgroundobjects" svg:width="23.5cm" svg:height="13.86cm" svg:x="2cm" svg:y="5.5cm" presentation:class="outline" presentation:placeholder="true">
        <draw:text-box/>
      </draw:frame>
      <draw:frame presentation:style-name="Mpr2" draw:text-style-name="MP1" draw:layer="backgroundobjects" svg:width="6.523cm" svg:height="1.448cm" svg:x="1.877cm" svg:y="17.5cm" presentation:class="date-time">
        <draw:text-box>
          <text:p text:style-name="MP1"><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2" draw:layer="backgroundobjects" svg:width="6.523cm" svg:height="1.448cm" svg:x="19.477cm" svg:y="17.552cm" presentation:class="page-number">
        <draw:text-box>
          <text:p text:style-name="MP2"><text:span text:style-name="MT1"><text:page-number>&lt;number&gt;</text:page-number></text:span></text:p>
        </draw:text-box>
      </draw:frame>
      <presentation:notes style:page-layout-name="PM2">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301</meta:generator>
    <dc:title>Tunnel</dc:title>
    <dc:description>Presentation Layout Template</dc:description>
    <meta:creation-date>2010-08-03T13:58:12.28</meta:creation-date>
    <dc:language>en-US</dc:language>
    <meta:editing-cycles>150</meta:editing-cycles>
    <meta:editing-duration>P3DT11H13M11S</meta:editing-duration>
    <meta:initial-creator>m l</meta:initial-creator>
    <dc:date>2011-08-13T23:27:42</dc:date>
    <dc:creator>Michael Tsirkin</dc:creator>
    <meta:document-statistic meta:object-count="625"/>
    <meta:user-defined meta:name="Info 1"/>
    <meta:user-defined meta:name="Info 2"/>
    <meta:user-defined meta:name="Info 3"/>
    <meta:user-defined meta:name="Info 4"/>
    <meta:template xlink:type="simple" xlink:actuate="onRequest" xlink:title="Tunnel" xlink:href="../../../../mnt/ubuntu/D:/OpenOffice.org/OpenOffice.org%203/Basis/share/template/en-US/layout/lyt-tunnel.otp"/>
  </office:meta>
</office:document-meta>
</file>